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4757in" fo:margin-left="-0.1125in" table:align="left" style:writing-mode="lr-tb"/>
    </style:style>
    <style:style style:name="Table1.A" style:family="table-column">
      <style:table-column-properties style:column-width="0.7035in"/>
    </style:style>
    <style:style style:name="Table1.B" style:family="table-column">
      <style:table-column-properties style:column-width="2.8729in"/>
    </style:style>
    <style:style style:name="Table1.C" style:family="table-column">
      <style:table-column-properties style:column-width="2.8993in"/>
    </style:style>
    <style:style style:name="Table1.A1" style:family="table-cell">
      <style:table-cell-properties style:vertical-align="middle" fo:padding="0.0194in" fo:border="none"/>
    </style:style>
    <style:style style:name="Table1.5" style:family="table-row">
      <style:table-row-properties style:min-row-height="0.7285in"/>
    </style:style>
    <style:style style:name="P1" style:family="paragraph" style:parent-style-name="Text_20_body" style:master-page-name="Standard">
      <style:paragraph-properties fo:margin-left="0in" fo:margin-right="0in" fo:margin-top="0.1008in" fo:margin-bottom="0.0008in" style:contextual-spacing="false" fo:text-align="justify" style:justify-single-word="false" style:page-number="auto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.3193in" fo:margin-right="-0.0307in" fo:margin-top="0in" fo:margin-bottom="0in" style:contextual-spacing="false" fo:line-height="0.0236in" fo:text-align="justify" style:justify-single-word="false"/>
      <style:text-properties fo:font-size="14pt" style:font-size-asian="14pt" style:font-size-complex="14pt"/>
    </style:style>
    <style:style style:name="P3" style:family="paragraph">
      <loext:graphic-properties draw:fill="solid" draw:fill-color="#9f9f9f"/>
      <style:paragraph-properties fo:text-align="start"/>
      <style:text-properties fo:font-size="11pt"/>
    </style:style>
    <style:style style:name="P4" style:family="paragraph">
      <loext:graphic-properties draw:fill="solid" draw:fill-color="#e2e2e2"/>
      <style:paragraph-properties fo:text-align="start"/>
      <style:text-properties fo:font-size="11pt"/>
    </style:style>
    <style:style style:name="P5" style:family="paragraph" style:parent-style-name="List_20_Paragraph" style:list-style-name="WWNum1">
      <style:paragraph-properties fo:margin-left="0.3193in" fo:margin-right="0.7791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5654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Text_20_body">
      <style:paragraph-properties fo:margin-left="0.3193in" fo:margin-right="0.0543in" fo:margin-top="0.0008in" fo:margin-bottom="0in" style:contextual-spacing="false" fo:line-height="116%" fo:text-align="justify" style:justify-single-word="false"/>
      <style:text-properties fo:font-size="14pt" officeooo:paragraph-rsid="001fba54" style:font-size-asian="14pt" style:font-size-complex="14pt"/>
    </style:style>
    <style:style style:name="P7" style:family="paragraph" style:parent-style-name="Text_20_body">
      <style:paragraph-properties fo:margin-left="0in" fo:margin-right="0in" fo:margin-top="0.0228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8" style:family="paragraph" style:parent-style-name="List_20_Paragraph" style:list-style-name="WWNum1">
      <style:paragraph-properties fo:margin-left="0.3193in" fo:margin-right="0.0134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5654in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.3193in" fo:margin-right="0in" fo:margin-top="0in" fo:margin-bottom="0in" style:contextual-spacing="false" fo:line-height="0.2528in" fo:text-align="justify" style:justify-single-word="false" fo:text-indent="0in" style:auto-text-indent="false"/>
      <style:text-properties fo:font-size="14pt" style:font-size-asian="14pt" style:font-size-complex="14pt"/>
    </style:style>
    <style:style style:name="P10" style:family="paragraph" style:parent-style-name="Text_20_body">
      <style:paragraph-properties fo:margin-top="0.0445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11" style:family="paragraph" style:parent-style-name="List_20_Paragraph" style:list-style-name="WWNum2">
      <style:paragraph-properties fo:margin-left="0.3193in" fo:margin-right="0in" fo:margin-top="0.0382in" fo:margin-bottom="0in" style:contextual-spacing="false" fo:line-height="100%" fo:text-align="justify" style:justify-single-word="false" fo:text-indent="-0.25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List_20_Paragraph" style:list-style-name="WWNum2">
      <style:paragraph-properties fo:margin-left="0.3193in" fo:margin-right="0in" fo:margin-top="0.0409in" fo:margin-bottom="0in" style:contextual-spacing="false" fo:line-height="100%" fo:text-align="justify" style:justify-single-word="false" fo:text-indent="-0.25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List_20_Paragraph" style:list-style-name="WWNum2">
      <style:paragraph-properties fo:margin-left="0.3193in" fo:margin-right="0.5925in" fo:margin-top="0.0382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List_20_Paragraph" style:list-style-name="WWNum2">
      <style:paragraph-properties fo:margin-left="0.3193in" fo:margin-right="0in" fo:margin-top="0in" fo:margin-bottom="0in" style:contextual-spacing="false" fo:line-height="0.2508in" fo:text-align="justify" style:justify-single-word="false" fo:text-indent="-0.25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List_20_Paragraph" style:list-style-name="WWNum2">
      <style:paragraph-properties fo:margin-left="0.3193in" fo:margin-right="0.7402in" fo:margin-top="0.0409in" fo:margin-bottom="0in" style:contextual-spacing="false" fo:line-height="118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Text_20_body">
      <style:paragraph-properties fo:margin-left="0in" fo:margin-right="0in" fo:margin-top="0.0138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17" style:family="paragraph" style:parent-style-name="List_20_Paragraph" style:list-style-name="WWNum1">
      <style:paragraph-properties fo:margin-left="0.3193in" fo:margin-right="0.3201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5654in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margin-left="0.3193in" fo:margin-right="0in" fo:margin-top="0.0008in" fo:margin-bottom="0in" style:contextual-spacing="false" fo:text-align="justify" style:justify-single-word="false" fo:text-indent="0in" style:auto-text-indent="false"/>
      <style:text-properties fo:font-size="14pt" style:font-size-asian="14pt" style:font-size-complex="14pt"/>
    </style:style>
    <style:style style:name="P19" style:family="paragraph" style:parent-style-name="List_20_Paragraph" style:list-style-name="WWNum2">
      <style:paragraph-properties fo:margin-left="0.3193in" fo:margin-right="0.0165in" fo:margin-top="0.0409in" fo:margin-bottom="0in" style:contextual-spacing="false" fo:line-height="116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Text_20_body">
      <style:paragraph-properties fo:margin-top="0.0016in" fo:margin-bottom="0in" style:contextual-spacing="false" fo:text-align="justify" style:justify-single-word="false"/>
      <style:text-properties fo:font-size="14pt" fo:letter-spacing="-0.0028in" officeooo:paragraph-rsid="001fba54" style:font-size-asian="14pt" style:font-size-complex="14pt"/>
    </style:style>
    <style:style style:name="P21" style:family="paragraph" style:parent-style-name="Text_20_body">
      <style:paragraph-properties fo:margin-top="0.0016in" fo:margin-bottom="0in" style:contextual-spacing="false" fo:text-align="justify" style:justify-single-word="false"/>
      <style:text-properties fo:font-size="14pt" officeooo:paragraph-rsid="001fba54" style:font-size-asian="14pt" style:font-size-complex="14pt"/>
    </style:style>
    <style:style style:name="P22" style:family="paragraph" style:parent-style-name="Text_20_body">
      <style:paragraph-properties fo:margin-left="0in" fo:margin-right="0in" fo:margin-top="0.0256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23" style:family="paragraph" style:parent-style-name="List_20_Paragraph" style:list-style-name="WWNum1">
      <style:paragraph-properties fo:margin-left="0.3193in" fo:margin-right="0.3602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5681in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List_20_Paragraph" style:list-style-name="WWNum2">
      <style:paragraph-properties fo:margin-left="0.3193in" fo:margin-right="0.2854in" fo:margin-top="0.0374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25" style:family="paragraph" style:parent-style-name="List_20_Paragraph" style:list-style-name="WWNum2">
      <style:paragraph-properties fo:margin-left="0.3193in" fo:margin-right="0.3874in" fo:margin-top="0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26" style:family="paragraph" style:parent-style-name="Text_20_body">
      <style:paragraph-properties fo:margin-left="0in" fo:margin-right="0in" fo:margin-top="0.0134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27" style:family="paragraph" style:parent-style-name="List_20_Paragraph" style:list-style-name="WWNum1">
      <style:paragraph-properties fo:margin-left="0.3193in" fo:margin-right="0.4752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5681in"/>
        </style:tab-stops>
      </style:paragraph-properties>
      <style:text-properties fo:font-size="14pt" style:font-size-asian="14pt" style:font-size-complex="14pt"/>
    </style:style>
    <style:style style:name="P28" style:family="paragraph" style:parent-style-name="Text_20_body">
      <style:paragraph-properties fo:margin-left="0.3193in" fo:margin-right="0.0543in" fo:margin-top="0.0445in" fo:margin-bottom="0in" style:contextual-spacing="false" fo:line-height="115%" fo:text-align="justify" style:justify-single-word="false"/>
      <style:text-properties fo:font-size="14pt" style:font-size-asian="14pt" style:font-size-complex="14pt"/>
    </style:style>
    <style:style style:name="P29" style:family="paragraph" style:parent-style-name="List_20_Paragraph" style:list-style-name="WWNum2">
      <style:paragraph-properties fo:margin-left="0.3193in" fo:margin-right="0.6547in" fo:margin-top="0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30" style:family="paragraph" style:parent-style-name="List_20_Paragraph" style:list-style-name="WWNum2">
      <style:paragraph-properties fo:margin-left="0.3193in" fo:margin-right="0.3661in" fo:margin-top="0in" fo:margin-bottom="0in" style:contextual-spacing="false" fo:line-height="118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31" style:family="paragraph" style:parent-style-name="List_20_Paragraph" style:list-style-name="WWNum2">
      <style:paragraph-properties fo:margin-left="0.3193in" fo:margin-right="0in" fo:margin-top="0in" fo:margin-bottom="0in" style:contextual-spacing="false" fo:line-height="0.2429in" fo:text-align="justify" style:justify-single-word="false" fo:text-indent="-0.25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32" style:family="paragraph" style:parent-style-name="Text_20_body">
      <style:paragraph-properties fo:margin-top="0.039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33" style:family="paragraph" style:parent-style-name="List_20_Paragraph" style:list-style-name="WWNum2">
      <style:paragraph-properties fo:margin-left="0.3193in" fo:margin-right="1.2457in" fo:margin-top="0.0382in" fo:margin-bottom="0in" style:contextual-spacing="false" fo:line-height="118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34" style:family="paragraph" style:parent-style-name="Text_20_body">
      <style:paragraph-properties fo:margin-left="0in" fo:margin-right="0in" fo:margin-top="0.0161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35" style:family="paragraph" style:parent-style-name="List_20_Paragraph" style:list-style-name="WWNum1">
      <style:paragraph-properties fo:margin-left="0.3193in" fo:margin-right="1.4953in" fo:margin-top="0.0646in" fo:margin-bottom="0in" style:contextual-spacing="false" fo:line-height="116%" fo:text-align="justify" style:justify-single-word="false" fo:text-indent="0in" style:auto-text-indent="false">
        <style:tab-stops>
          <style:tab-stop style:position="0.5681in"/>
        </style:tab-stops>
      </style:paragraph-properties>
      <style:text-properties fo:font-size="14pt" style:font-size-asian="14pt" style:font-size-complex="14pt"/>
    </style:style>
    <style:style style:name="P36" style:family="paragraph" style:parent-style-name="Text_20_body">
      <style:paragraph-properties fo:margin-top="0.0043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37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38" style:family="paragraph" style:parent-style-name="Text_20_body" style:master-page-name="Converted2">
      <style:paragraph-properties fo:margin-left="0.3193in" fo:margin-right="0.0543in" fo:margin-top="0.0591in" fo:margin-bottom="0in" style:contextual-spacing="false" fo:line-height="116%" fo:text-align="justify" style:justify-single-word="false" style:page-number="auto"/>
      <style:text-properties fo:font-size="14pt" style:font-size-asian="14pt" style:font-size-complex="14pt"/>
    </style:style>
    <style:style style:name="P39" style:family="paragraph" style:parent-style-name="List_20_Paragraph" style:list-style-name="WWNum1">
      <style:paragraph-properties fo:margin-left="0.3193in" fo:margin-right="0.948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5681in"/>
        </style:tab-stops>
      </style:paragraph-properties>
      <style:text-properties fo:font-size="14pt" style:font-size-asian="14pt" style:font-size-complex="14pt"/>
    </style:style>
    <style:style style:name="P40" style:family="paragraph" style:parent-style-name="List_20_Paragraph" style:list-style-name="WWNum2">
      <style:paragraph-properties fo:margin-left="0.3193in" fo:margin-right="0.0398in" fo:margin-top="0.0374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41" style:family="paragraph" style:parent-style-name="List_20_Paragraph" style:list-style-name="WWNum2">
      <style:paragraph-properties fo:margin-left="0.3193in" fo:margin-right="0.3819in" fo:margin-top="0in" fo:margin-bottom="0in" style:contextual-spacing="false" fo:line-height="116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42" style:family="paragraph" style:parent-style-name="Text_20_body">
      <style:paragraph-properties fo:margin-left="0in" fo:margin-right="0in" fo:margin-top="0.0181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43" style:family="paragraph" style:parent-style-name="List_20_Paragraph" style:list-style-name="WWNum1">
      <style:paragraph-properties fo:margin-left="0.3193in" fo:margin-right="0.1173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5654in"/>
        </style:tab-stops>
      </style:paragraph-properties>
      <style:text-properties fo:font-size="14pt" style:font-size-asian="14pt" style:font-size-complex="14pt"/>
    </style:style>
    <style:style style:name="P44" style:family="paragraph" style:parent-style-name="List_20_Paragraph" style:list-style-name="WWNum2">
      <style:paragraph-properties fo:margin-left="0.3193in" fo:margin-right="0.4346in" fo:margin-top="0.0374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45" style:family="paragraph" style:parent-style-name="List_20_Paragraph" style:list-style-name="WWNum2">
      <style:paragraph-properties fo:margin-left="0.3193in" fo:margin-right="0.0665in" fo:margin-top="0in" fo:margin-bottom="0in" style:contextual-spacing="false" fo:line-height="116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46" style:family="paragraph" style:parent-style-name="Text_20_body">
      <style:paragraph-properties fo:margin-left="0in" fo:margin-right="0in" fo:margin-top="0.0201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47" style:family="paragraph" style:parent-style-name="List_20_Paragraph" style:list-style-name="WWNum1">
      <style:paragraph-properties fo:margin-left="0.3193in" fo:margin-right="1.1598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5654in"/>
        </style:tab-stops>
      </style:paragraph-properties>
      <style:text-properties fo:font-size="14pt" style:font-size-asian="14pt" style:font-size-complex="14pt"/>
    </style:style>
    <style:style style:name="P48" style:family="paragraph" style:parent-style-name="Text_20_body">
      <style:paragraph-properties fo:margin-left="0.3193in" fo:margin-right="0.0457in" fo:line-height="116%" fo:text-align="justify" style:justify-single-word="false"/>
      <style:text-properties fo:font-size="14pt" style:font-size-asian="14pt" style:font-size-complex="14pt"/>
    </style:style>
    <style:style style:name="P49" style:family="paragraph" style:parent-style-name="Text_20_body" style:master-page-name="Converted3">
      <style:paragraph-properties fo:margin-left="0.3193in" fo:margin-right="0.0543in" fo:margin-top="0.0591in" fo:margin-bottom="0in" style:contextual-spacing="false" fo:line-height="116%" fo:text-align="justify" style:justify-single-word="false" style:page-number="auto"/>
      <style:text-properties fo:font-size="14pt" style:font-size-asian="14pt" style:font-size-complex="14pt"/>
    </style:style>
    <style:style style:name="P50" style:family="paragraph" style:parent-style-name="List_20_Paragraph" style:list-style-name="WWNum1">
      <style:paragraph-properties fo:margin-left="0.3193in" fo:margin-right="0.3457in" fo:margin-top="0.0646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51" style:family="paragraph" style:parent-style-name="List_20_Paragraph" style:list-style-name="WWNum2">
      <style:paragraph-properties fo:margin-left="0.3193in" fo:margin-right="0.189in" fo:margin-top="0.0409in" fo:margin-bottom="0in" style:contextual-spacing="false" fo:line-height="116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52" style:family="paragraph" style:parent-style-name="List_20_Paragraph" style:list-style-name="WWNum2">
      <style:paragraph-properties fo:margin-left="0.3193in" fo:margin-right="0.5075in" fo:margin-top="0in" fo:margin-bottom="0in" style:contextual-spacing="false" fo:line-height="117%" fo:text-align="justify" style:justify-single-word="false" fo:text-indent="-0.2508in" style:auto-text-indent="false">
        <style:tab-stops>
          <style:tab-stop style:position="0.3181in"/>
          <style:tab-stop style:position="0.3193in"/>
        </style:tab-stops>
      </style:paragraph-properties>
      <style:text-properties fo:font-size="14pt" style:font-size-asian="14pt" style:font-size-complex="14pt"/>
    </style:style>
    <style:style style:name="P53" style:family="paragraph" style:parent-style-name="Text_20_body">
      <style:paragraph-properties fo:margin-left="0in" fo:margin-right="0in" fo:margin-top="0.0189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54" style:family="paragraph" style:parent-style-name="List_20_Paragraph" style:list-style-name="WWNum1">
      <style:paragraph-properties fo:margin-left="0.3193in" fo:margin-right="0.1854in" fo:margin-top="0.0646in" fo:margin-bottom="0in" style:contextual-spacing="false" fo:line-height="116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fo:font-size="14pt" style:font-size-asian="14pt" style:font-size-complex="14pt"/>
    </style:style>
    <style:style style:name="P55" style:family="paragraph" style:parent-style-name="Text_20_body">
      <style:paragraph-properties fo:margin-left="0.3193in" fo:margin-right="0.0563in" fo:margin-top="0.0445in" fo:margin-bottom="0in" style:contextual-spacing="false" fo:line-height="116%" fo:text-align="justify" style:justify-single-word="false"/>
      <style:text-properties fo:font-size="14pt" style:font-size-asian="14pt" style:font-size-complex="14pt"/>
    </style:style>
    <style:style style:name="P56" style:family="paragraph" style:parent-style-name="Text_20_body">
      <style:paragraph-properties fo:margin-left="0in" fo:margin-right="0in" fo:margin-top="0.0217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57" style:family="paragraph" style:parent-style-name="List_20_Paragraph" style:list-style-name="WWNum1">
      <style:paragraph-properties fo:margin-left="0.3193in" fo:margin-right="0.0508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58" style:family="paragraph" style:parent-style-name="Text_20_body">
      <style:paragraph-properties fo:margin-left="0.3193in" fo:margin-right="0.0543in" fo:margin-top="0.0008in" fo:margin-bottom="0in" style:contextual-spacing="false" fo:line-height="116%" fo:text-align="justify" style:justify-single-word="false"/>
      <style:text-properties fo:font-size="14pt" style:font-size-asian="14pt" style:font-size-complex="14pt"/>
    </style:style>
    <style:style style:name="P59" style:family="paragraph" style:parent-style-name="List_20_Paragraph" style:list-style-name="WWNum1">
      <style:paragraph-properties fo:margin-left="0.3193in" fo:margin-right="1.0752in" fo:margin-top="0.0689in" fo:margin-bottom="0in" style:contextual-spacing="false" fo:line-height="116%" fo:text-align="justify" style:justify-single-word="false" fo:text-indent="0in" style:auto-text-indent="false">
        <style:tab-stops>
          <style:tab-stop style:position="0.6902in"/>
        </style:tab-stops>
      </style:paragraph-properties>
      <style:text-properties fo:font-size="14pt" style:font-size-asian="14pt" style:font-size-complex="14pt"/>
    </style:style>
    <style:style style:name="P60" style:family="paragraph" style:parent-style-name="Standard" style:master-page-name="Converted4">
      <style:paragraph-properties fo:margin-left="0.3193in" fo:margin-right="0in" fo:margin-top="0.0563in" fo:margin-bottom="0in" style:contextual-spacing="false" fo:text-align="justify" style:justify-single-word="false" fo:text-indent="0in" style:auto-text-indent="false" style:page-number="auto"/>
      <style:text-properties fo:font-size="14pt" style:font-size-asian="14pt" style:font-size-complex="14pt"/>
    </style:style>
    <style:style style:name="P61" style:family="paragraph" style:parent-style-name="Text_20_body">
      <style:paragraph-properties fo:margin-left="0.3193in" fo:margin-right="0.0543in" fo:margin-top="0.0445in" fo:margin-bottom="0in" style:contextual-spacing="false" fo:line-height="116%" fo:text-align="justify" style:justify-single-word="false"/>
      <style:text-properties fo:font-size="14pt" style:font-size-asian="14pt" style:font-size-complex="14pt"/>
    </style:style>
    <style:style style:name="P62" style:family="paragraph" style:parent-style-name="List_20_Paragraph" style:list-style-name="WWNum1">
      <style:paragraph-properties fo:margin-left="0.3193in" fo:margin-right="0.3236in" fo:margin-top="0.0646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63" style:family="paragraph" style:parent-style-name="List_20_Paragraph" style:list-style-name="WWNum2">
      <style:paragraph-properties fo:margin-left="0.3193in" fo:margin-right="0.6161in" fo:margin-top="0.0417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64" style:family="paragraph" style:parent-style-name="List_20_Paragraph" style:list-style-name="WWNum2">
      <style:paragraph-properties fo:margin-left="0.3193in" fo:margin-right="0.7165in" fo:margin-top="0in" fo:margin-bottom="0in" style:contextual-spacing="false" fo:line-height="118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65" style:family="paragraph" style:parent-style-name="Text_20_body">
      <style:paragraph-properties fo:margin-left="0in" fo:margin-right="0in" fo:margin-top="0.0098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66" style:family="paragraph" style:parent-style-name="List_20_Paragraph" style:list-style-name="WWNum1">
      <style:paragraph-properties fo:margin-left="0.3193in" fo:margin-right="0.7055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67" style:family="paragraph" style:parent-style-name="List_20_Paragraph" style:list-style-name="WWNum1">
      <style:paragraph-properties fo:margin-left="0.3193in" fo:margin-right="1.0984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68" style:family="paragraph" style:parent-style-name="List_20_Paragraph" style:list-style-name="WWNum2">
      <style:paragraph-properties fo:margin-left="0.3193in" fo:margin-right="0.0283in" fo:margin-top="0.0374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69" style:family="paragraph" style:parent-style-name="List_20_Paragraph" style:list-style-name="WWNum2">
      <style:paragraph-properties fo:margin-left="0.3193in" fo:margin-right="0.6291in" fo:margin-top="0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officeooo:paragraph-rsid="0021924a" style:font-size-asian="14pt" style:font-size-complex="14pt"/>
    </style:style>
    <style:style style:name="P70" style:family="paragraph" style:parent-style-name="List_20_Paragraph" style:list-style-name="WWNum2">
      <style:paragraph-properties fo:margin-left="0.3193in" fo:margin-right="0.6291in" fo:margin-top="0in" fo:margin-bottom="0in" style:contextual-spacing="false" fo:line-height="117%" fo:text-align="justify" style:justify-single-word="false" fo:text-indent="0in" style:auto-text-indent="false">
        <style:tab-stops>
          <style:tab-stop style:position="0.3193in"/>
        </style:tab-stops>
      </style:paragraph-properties>
      <style:text-properties fo:font-size="14pt" officeooo:paragraph-rsid="0021924a" style:font-size-asian="14pt" style:font-size-complex="14pt"/>
    </style:style>
    <style:style style:name="P71" style:family="paragraph" style:parent-style-name="List_20_Paragraph" style:list-style-name="WWNum1">
      <style:paragraph-properties fo:margin-left="0.3193in" fo:margin-right="0.0228in" fo:margin-top="0.0646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72" style:family="paragraph" style:parent-style-name="Text_20_body">
      <style:paragraph-properties fo:margin-top="0.0453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73" style:family="paragraph" style:parent-style-name="List_20_Paragraph" style:list-style-name="WWNum2">
      <style:paragraph-properties fo:margin-left="0.3193in" fo:margin-right="0.0535in" fo:margin-top="0.0339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74" style:family="paragraph" style:parent-style-name="List_20_Paragraph" style:list-style-name="WWNum1">
      <style:paragraph-properties fo:margin-left="0.3193in" fo:margin-right="0.1256in" fo:margin-top="0.0646in" fo:margin-bottom="0in" style:contextual-spacing="false" fo:line-height="116%" fo:text-align="justify" style:justify-single-word="false" fo:text-indent="0in" style:auto-text-indent="false">
        <style:tab-stops>
          <style:tab-stop style:position="0.6902in"/>
        </style:tab-stops>
      </style:paragraph-properties>
      <style:text-properties fo:font-size="14pt" style:font-size-asian="14pt" style:font-size-complex="14pt"/>
    </style:style>
    <style:style style:name="P75" style:family="paragraph" style:parent-style-name="List_20_Paragraph" style:list-style-name="WWNum1">
      <style:paragraph-properties fo:margin-left="0.3193in" fo:margin-right="1.0134in" fo:margin-top="0.0689in" fo:margin-bottom="0in" style:contextual-spacing="false" fo:line-height="115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style:font-name="Arial" fo:font-size="14pt" fo:font-weight="bold" officeooo:paragraph-rsid="0021924a" style:font-size-asian="14pt" style:font-weight-asian="bold" style:font-size-complex="14pt"/>
    </style:style>
    <style:style style:name="P76" style:family="paragraph" style:parent-style-name="Standard">
      <style:paragraph-properties fo:margin-left="0.3193in" fo:margin-right="0in" fo:margin-top="0.002in" fo:margin-bottom="0in" style:contextual-spacing="false" fo:text-align="justify" style:justify-single-word="false" fo:text-indent="0in" style:auto-text-indent="false"/>
      <style:text-properties fo:font-size="14pt" style:font-size-asian="14pt" style:font-size-complex="14pt"/>
    </style:style>
    <style:style style:name="P77" style:family="paragraph" style:parent-style-name="Text_20_body">
      <style:paragraph-properties fo:margin-top="0.0445in" fo:margin-bottom="0in" style:contextual-spacing="false" fo:line-height="116%" fo:text-align="justify" style:justify-single-word="false"/>
      <style:text-properties fo:font-size="14pt" style:font-size-asian="14pt" style:font-size-complex="14pt"/>
    </style:style>
    <style:style style:name="P78" style:family="paragraph" style:parent-style-name="Standard">
      <style:paragraph-properties fo:text-align="justify" style:justify-single-word="false"/>
    </style:style>
    <style:style style:name="P79" style:family="paragraph" style:parent-style-name="List_20_Paragraph" style:list-style-name="WWNum1" style:master-page-name="Converted6">
      <style:paragraph-properties fo:margin-left="0.3193in" fo:margin-right="1.0846in" fo:margin-top="0.0563in" fo:margin-bottom="0in" style:contextual-spacing="false" fo:line-height="116%" fo:text-align="justify" style:justify-single-word="false" fo:text-indent="0in" style:auto-text-indent="false" style:page-number="auto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80" style:family="paragraph" style:parent-style-name="List_20_Paragraph" style:list-style-name="WWNum3">
      <style:paragraph-properties fo:margin-left="0.3189in" fo:margin-right="0in" fo:margin-top="0.0382in" fo:margin-bottom="0in" style:contextual-spacing="false" fo:line-height="100%" fo:text-align="justify" style:justify-single-word="false" fo:text-indent="-0.2492in" style:auto-text-indent="false">
        <style:tab-stops>
          <style:tab-stop style:position="0.3189in"/>
        </style:tab-stops>
      </style:paragraph-properties>
      <style:text-properties fo:font-size="14pt" style:font-size-asian="14pt" style:font-size-complex="14pt"/>
    </style:style>
    <style:style style:name="P81" style:family="paragraph" style:parent-style-name="List_20_Paragraph" style:list-style-name="WWNum3">
      <style:paragraph-properties fo:margin-left="0.3189in" fo:margin-right="0in" fo:margin-top="0.0409in" fo:margin-bottom="0in" style:contextual-spacing="false" fo:line-height="100%" fo:text-align="justify" style:justify-single-word="false" fo:text-indent="-0.2492in" style:auto-text-indent="false">
        <style:tab-stops>
          <style:tab-stop style:position="0.3189in"/>
        </style:tab-stops>
      </style:paragraph-properties>
      <style:text-properties fo:font-size="14pt" style:font-size-asian="14pt" style:font-size-complex="14pt"/>
    </style:style>
    <style:style style:name="P82" style:family="paragraph" style:parent-style-name="List_20_Paragraph" style:list-style-name="WWNum3">
      <style:paragraph-properties fo:margin-left="0.3189in" fo:margin-right="0in" fo:margin-top="0.0417in" fo:margin-bottom="0in" style:contextual-spacing="false" fo:line-height="100%" fo:text-align="justify" style:justify-single-word="false" fo:text-indent="-0.2492in" style:auto-text-indent="false">
        <style:tab-stops>
          <style:tab-stop style:position="0.3189in"/>
        </style:tab-stops>
      </style:paragraph-properties>
      <style:text-properties fo:font-size="14pt" style:font-size-asian="14pt" style:font-size-complex="14pt"/>
    </style:style>
    <style:style style:name="P83" style:family="paragraph" style:parent-style-name="List_20_Paragraph" style:list-style-name="WWNum3">
      <style:paragraph-properties fo:margin-left="0.3189in" fo:margin-right="0in" fo:margin-top="0.0374in" fo:margin-bottom="0in" style:contextual-spacing="false" fo:line-height="100%" fo:text-align="justify" style:justify-single-word="false" fo:text-indent="-0.2492in" style:auto-text-indent="false">
        <style:tab-stops>
          <style:tab-stop style:position="0.3189in"/>
        </style:tab-stops>
      </style:paragraph-properties>
      <style:text-properties fo:font-size="14pt" style:font-size-asian="14pt" style:font-size-complex="14pt"/>
    </style:style>
    <style:style style:name="P84" style:family="paragraph" style:parent-style-name="Text_20_body">
      <style:paragraph-properties fo:margin-left="0in" fo:margin-right="0in" fo:margin-top="0.0689in" fo:margin-bottom="0in" style:contextual-spacing="false" fo:text-align="justify" style:justify-single-word="false"/>
      <style:text-properties style:font-name="Arial" fo:font-size="14pt" fo:font-weight="bold" style:font-size-asian="14pt" style:font-weight-asian="bold" style:font-size-complex="14pt"/>
    </style:style>
    <style:style style:name="P85" style:family="paragraph" style:parent-style-name="List_20_Paragraph" style:list-style-name="WWNum1">
      <style:paragraph-properties fo:margin-left="0.3193in" fo:margin-right="0.2744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86" style:family="paragraph" style:parent-style-name="Text_20_body">
      <style:paragraph-properties fo:margin-left="0in" fo:margin-right="0in" fo:margin-top="0.022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87" style:family="paragraph" style:parent-style-name="List_20_Paragraph" style:list-style-name="WWNum1">
      <style:paragraph-properties fo:margin-left="0.3193in" fo:margin-right="0.9161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88" style:family="paragraph" style:parent-style-name="Text_20_body">
      <style:paragraph-properties fo:line-height="116%" fo:text-align="justify" style:justify-single-word="false"/>
      <style:text-properties fo:font-size="14pt" style:font-size-asian="14pt" style:font-size-complex="14pt"/>
    </style:style>
    <style:style style:name="P89" style:family="paragraph" style:parent-style-name="List_20_Paragraph" style:list-style-name="WWNum1">
      <style:paragraph-properties fo:margin-left="0.3193in" fo:margin-right="0.6043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90" style:family="paragraph" style:parent-style-name="List_20_Paragraph" style:list-style-name="WWNum4" style:master-page-name="Converted7">
      <style:paragraph-properties fo:margin-left="0.3193in" fo:margin-right="1.0846in" fo:margin-top="0.0563in" fo:margin-bottom="0in" style:contextual-spacing="false" fo:line-height="117%" fo:text-align="justify" style:justify-single-word="false" fo:text-indent="-0.2508in" style:auto-text-indent="false" style:page-number="auto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91" style:family="paragraph" style:parent-style-name="List_20_Paragraph" style:list-style-name="WWNum4">
      <style:paragraph-properties fo:margin-left="0.3193in" fo:margin-right="0in" fo:margin-top="0in" fo:margin-bottom="0in" style:contextual-spacing="false" fo:line-height="0.2516in" fo:text-align="justify" style:justify-single-word="false" fo:text-indent="-0.25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92" style:family="paragraph" style:parent-style-name="List_20_Paragraph" style:list-style-name="WWNum4">
      <style:paragraph-properties fo:margin-left="0.3193in" fo:margin-right="0.222in" fo:margin-top="0.0374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93" style:family="paragraph" style:parent-style-name="List_20_Paragraph" style:list-style-name="WWNum4">
      <style:paragraph-properties fo:margin-left="0.3193in" fo:margin-right="0.5744in" fo:margin-top="0in" fo:margin-bottom="0in" style:contextual-spacing="false" fo:line-height="118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94" style:family="paragraph" style:parent-style-name="List_20_Paragraph" style:list-style-name="WWNum1">
      <style:paragraph-properties fo:margin-left="0.3193in" fo:margin-right="1.7063in" fo:margin-top="0.0646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95" style:family="paragraph" style:parent-style-name="Text_20_body">
      <style:paragraph-properties fo:margin-left="0.3193in" fo:margin-right="0.0563in" fo:line-height="115%" fo:text-align="justify" style:justify-single-word="false"/>
      <style:text-properties fo:font-size="14pt" style:font-size-asian="14pt" style:font-size-complex="14pt"/>
    </style:style>
    <style:style style:name="P96" style:family="paragraph" style:parent-style-name="Text_20_body">
      <style:paragraph-properties fo:margin-left="0in" fo:margin-right="0in" fo:margin-top="0.0291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97" style:family="paragraph" style:parent-style-name="List_20_Paragraph" style:list-style-name="WWNum1">
      <style:paragraph-properties fo:margin-left="0.3193in" fo:margin-right="0.4209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98" style:family="paragraph" style:parent-style-name="List_20_Paragraph" style:list-style-name="WWNum4">
      <style:paragraph-properties fo:margin-left="0.3193in" fo:margin-right="0in" fo:margin-top="0.0008in" fo:margin-bottom="0in" style:contextual-spacing="false" fo:line-height="100%" fo:text-align="justify" style:justify-single-word="false" fo:text-indent="-0.25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99" style:family="paragraph" style:parent-style-name="List_20_Paragraph" style:list-style-name="WWNum4">
      <style:paragraph-properties fo:margin-left="0.3193in" fo:margin-right="0.3382in" fo:margin-top="0.0374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00" style:family="paragraph" style:parent-style-name="List_20_Paragraph" style:list-style-name="WWNum4">
      <style:paragraph-properties fo:margin-left="0.3193in" fo:margin-right="0.15in" fo:margin-top="0in" fo:margin-bottom="0in" style:contextual-spacing="false" fo:line-height="117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01" style:family="paragraph" style:parent-style-name="List_20_Paragraph" style:list-style-name="WWNum4">
      <style:paragraph-properties fo:margin-left="0.3193in" fo:margin-right="0.6165in" fo:margin-top="0in" fo:margin-bottom="0in" style:contextual-spacing="false" fo:line-height="116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02" style:family="paragraph" style:parent-style-name="Text_20_body">
      <style:paragraph-properties fo:margin-left="0in" fo:margin-right="0in" fo:margin-top="0.0154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103" style:family="paragraph" style:parent-style-name="List_20_Paragraph" style:list-style-name="WWNum1">
      <style:paragraph-properties fo:margin-left="0.3193in" fo:margin-right="0.4965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104" style:family="paragraph" style:parent-style-name="List_20_Paragraph" style:list-style-name="WWNum4">
      <style:paragraph-properties fo:margin-left="0.3193in" fo:margin-right="0in" fo:margin-top="0.0374in" fo:margin-bottom="0in" style:contextual-spacing="false" fo:line-height="100%" fo:text-align="justify" style:justify-single-word="false" fo:text-indent="-0.25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05" style:family="paragraph" style:parent-style-name="List_20_Paragraph" style:list-style-name="WWNum4" style:master-page-name="Converted8">
      <style:paragraph-properties fo:margin-left="0.3193in" fo:margin-right="0.3154in" fo:margin-top="0.0563in" fo:margin-bottom="0in" style:contextual-spacing="false" fo:line-height="117%" fo:text-align="justify" style:justify-single-word="false" fo:text-indent="-0.2508in" style:auto-text-indent="false" style:page-number="auto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06" style:family="paragraph" style:parent-style-name="List_20_Paragraph" style:list-style-name="WWNum1">
      <style:paragraph-properties fo:margin-left="0.3193in" fo:margin-right="0.0146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107" style:family="paragraph" style:parent-style-name="List_20_Paragraph" style:list-style-name="WWNum4">
      <style:paragraph-properties fo:margin-left="0.3193in" fo:margin-right="0.3772in" fo:margin-top="0.0409in" fo:margin-bottom="0in" style:contextual-spacing="false" fo:line-height="116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08" style:family="paragraph" style:parent-style-name="List_20_Paragraph" style:list-style-name="WWNum4">
      <style:paragraph-properties fo:margin-left="0.3193in" fo:margin-right="0.6173in" fo:margin-top="0in" fo:margin-bottom="0in" style:contextual-spacing="false" fo:line-height="118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09" style:family="paragraph" style:parent-style-name="List_20_Paragraph" style:list-style-name="WWNum4">
      <style:paragraph-properties fo:margin-left="0.3193in" fo:margin-right="0in" fo:margin-top="0in" fo:margin-bottom="0in" style:contextual-spacing="false" fo:line-height="0.2465in" fo:text-align="justify" style:justify-single-word="false" fo:text-indent="-0.25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10" style:family="paragraph" style:parent-style-name="Text_20_body">
      <style:paragraph-properties fo:margin-top="0.0417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111" style:family="paragraph" style:parent-style-name="Text_20_body">
      <style:paragraph-properties fo:margin-left="0in" fo:margin-right="0in" fo:margin-top="0.0618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112" style:family="paragraph" style:parent-style-name="List_20_Paragraph" style:list-style-name="WWNum1">
      <style:paragraph-properties fo:margin-left="0.3193in" fo:margin-right="0.3839in" fo:margin-top="0.0681in" fo:margin-bottom="0in" style:contextual-spacing="false" fo:line-height="116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113" style:family="paragraph" style:parent-style-name="Text_20_body">
      <style:paragraph-properties fo:margin-left="0.3193in" fo:margin-right="0.0543in" fo:margin-top="0.0028in" fo:margin-bottom="0in" style:contextual-spacing="false" fo:line-height="116%" fo:text-align="justify" style:justify-single-word="false"/>
      <style:text-properties fo:font-size="14pt" style:font-size-asian="14pt" style:font-size-complex="14pt"/>
    </style:style>
    <style:style style:name="P114" style:family="paragraph" style:parent-style-name="Text_20_body">
      <style:paragraph-properties fo:margin-left="0in" fo:margin-right="0in" fo:margin-top="0.0236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115" style:family="paragraph" style:parent-style-name="List_20_Paragraph" style:list-style-name="WWNum1">
      <style:paragraph-properties fo:margin-left="0.3193in" fo:margin-right="0.7161in" fo:margin-top="0.0689in" fo:margin-bottom="0in" style:contextual-spacing="false" fo:line-height="115%" fo:text-align="justify" style:justify-single-word="false" fo:text-indent="0in" style:auto-text-indent="false">
        <style:tab-stops>
          <style:tab-stop style:position="0.6874in"/>
        </style:tab-stops>
      </style:paragraph-properties>
      <style:text-properties fo:font-size="14pt" style:font-size-asian="14pt" style:font-size-complex="14pt"/>
    </style:style>
    <style:style style:name="P116" style:family="paragraph" style:parent-style-name="List_20_Paragraph" style:list-style-name="WWNum4">
      <style:paragraph-properties fo:margin-left="0.3193in" fo:margin-right="0.1465in" fo:margin-top="0.0409in" fo:margin-bottom="0in" style:contextual-spacing="false" fo:line-height="118%" fo:text-align="justify" style:justify-single-word="false" fo:text-indent="-0.2508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17" style:family="paragraph" style:parent-style-name="List_20_Paragraph" style:list-style-name="WWNum4">
      <style:paragraph-properties fo:margin-left="0.3193in" fo:margin-right="0in" fo:margin-top="0in" fo:margin-bottom="0in" style:contextual-spacing="false" fo:line-height="0.2457in" fo:text-align="justify" style:justify-single-word="false" fo:text-indent="-0.25in" style:auto-text-indent="false">
        <style:tab-stops>
          <style:tab-stop style:position="0.3193in"/>
        </style:tab-stops>
      </style:paragraph-properties>
      <style:text-properties fo:font-size="14pt" style:font-size-asian="14pt" style:font-size-complex="14pt"/>
    </style:style>
    <style:style style:name="P118" style:family="paragraph" style:parent-style-name="Text_20_body">
      <style:paragraph-properties fo:margin-left="0.3193in" fo:margin-right="0.0543in" fo:line-height="116%" fo:text-align="justify" style:justify-single-word="false"/>
      <style:text-properties fo:font-size="14pt" style:font-size-asian="14pt" style:font-size-complex="14pt"/>
    </style:style>
    <style:style style:name="P119" style:family="paragraph" style:parent-style-name="Text_20_body">
      <style:paragraph-properties fo:margin-top="0.0717in" fo:margin-bottom="0in" style:contextual-spacing="false" fo:text-align="justify" style:justify-single-word="false"/>
      <style:text-properties fo:font-size="14pt" fo:letter-spacing="-0.0016in" style:font-size-asian="14pt" style:font-size-complex="14pt"/>
    </style:style>
    <style:style style:name="P120" style:family="paragraph" style:parent-style-name="Text_20_body">
      <style:paragraph-properties fo:margin-left="0in" fo:margin-right="0in" fo:margin-top="0.0028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121" style:family="paragraph" style:parent-style-name="Horizontal_20_Line">
      <style:paragraph-properties fo:margin-top="0.0028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122" style:family="paragraph" style:parent-style-name="Heading_20_3">
      <style:paragraph-properties fo:margin-top="0.0028in" fo:margin-bottom="0.1965in" style:contextual-spacing="false" fo:text-align="justify" style:justify-single-word="false"/>
      <style:text-properties style:font-name="Arial MT" fo:font-size="8.5pt" style:font-name-asian="Arial MT1" style:font-size-asian="8.5pt" style:font-name-complex="Arial MT1" style:font-size-complex="16pt"/>
    </style:style>
    <style:style style:name="P123" style:family="paragraph" style:parent-style-name="Text_20_body">
      <style:paragraph-properties fo:margin-top="0.0028in" fo:margin-bottom="0.1965in" style:contextual-spacing="false" fo:text-align="justify" style:justify-single-word="false"/>
      <style:text-properties fo:font-size="14pt" style:font-size-asian="14pt" style:font-size-complex="14pt"/>
    </style:style>
    <style:style style:name="P124" style:family="paragraph" style:parent-style-name="Text_20_body" style:list-style-name="L1">
      <style:paragraph-properties fo:margin-top="0.0028in" fo:margin-bottom="0in" style:contextual-spacing="false" fo:text-align="justify" style:justify-single-word="false"/>
      <style:text-properties fo:font-size="8.5pt" style:font-size-asian="8.5pt"/>
    </style:style>
    <style:style style:name="P125" style:family="paragraph" style:parent-style-name="Text_20_body" style:list-style-name="L1">
      <style:paragraph-properties fo:margin-top="0.0028in" fo:margin-bottom="0.1965in" style:contextual-spacing="false" fo:text-align="justify" style:justify-single-word="false"/>
      <style:text-properties fo:font-size="8.5pt" style:font-size-asian="8.5pt"/>
    </style:style>
    <style:style style:name="P126" style:family="paragraph" style:parent-style-name="Table_20_Heading">
      <style:paragraph-properties fo:text-align="justify" style:justify-single-word="false"/>
    </style:style>
    <style:style style:name="P127" style:family="paragraph" style:parent-style-name="Table_20_Contents">
      <style:paragraph-properties fo:text-align="justify" style:justify-single-word="false"/>
    </style:style>
    <style:style style:name="P128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29" style:family="paragraph" style:parent-style-name="Text_20_body" style:list-style-name="L2">
      <style:paragraph-properties fo:margin-top="0.0028in" fo:margin-bottom="0in" style:contextual-spacing="false" fo:text-align="justify" style:justify-single-word="false"/>
      <style:text-properties fo:font-size="8.5pt" style:font-size-asian="8.5pt"/>
    </style:style>
    <style:style style:name="P130" style:family="paragraph" style:parent-style-name="Text_20_body" style:list-style-name="L2">
      <style:paragraph-properties fo:margin-top="0.0028in" fo:margin-bottom="0.1965in" style:contextual-spacing="false" fo:text-align="justify" style:justify-single-word="false"/>
      <style:text-properties fo:font-size="8.5pt" style:font-size-asian="8.5pt"/>
    </style:style>
    <style:style style:name="P131" style:family="paragraph" style:parent-style-name="Frame_20_contents">
      <style:paragraph-properties fo:margin-left="0.0138in" fo:margin-right="0in" fo:margin-top="0.0083in" fo:margin-bottom="0in" style:contextual-spacing="false" fo:text-align="start" style:justify-single-word="false" fo:text-indent="0in" style:auto-text-indent="false"/>
    </style:style>
    <style:style style:name="P1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weight="bold" style:font-weight-asian="bold"/>
    </style:style>
    <style:style style:name="T2" style:family="text">
      <style:text-properties style:font-name="Arial" fo:letter-spacing="-0.0047in" fo:font-weight="bold" style:font-weight-asian="bold"/>
    </style:style>
    <style:style style:name="T3" style:family="text">
      <style:text-properties style:font-name="Arial" fo:letter-spacing="-0.0016in" fo:font-weight="bold" style:font-weight-asian="bold"/>
    </style:style>
    <style:style style:name="T4" style:family="text">
      <style:text-properties style:font-name="Arial" fo:letter-spacing="-0.002in" fo:font-weight="bold" style:font-weight-asian="bold"/>
    </style:style>
    <style:style style:name="T5" style:family="text">
      <style:text-properties style:font-name="Arial" fo:letter-spacing="-0.0035in" fo:font-weight="bold" style:font-weight-asian="bold"/>
    </style:style>
    <style:style style:name="T6" style:family="text">
      <style:text-properties style:font-name="Arial" fo:letter-spacing="-0.0008in" fo:font-weight="bold" style:font-weight-asian="bold"/>
    </style:style>
    <style:style style:name="T7" style:family="text">
      <style:text-properties fo:letter-spacing="-0.0138in"/>
    </style:style>
    <style:style style:name="T8" style:family="text">
      <style:text-properties fo:letter-spacing="-0.002in"/>
    </style:style>
    <style:style style:name="T9" style:family="text">
      <style:text-properties fo:letter-spacing="-0.0008in"/>
    </style:style>
    <style:style style:name="T10" style:family="text">
      <style:text-properties fo:letter-spacing="-0.0071in"/>
    </style:style>
    <style:style style:name="T11" style:family="text">
      <style:text-properties fo:letter-spacing="-0.0016in"/>
    </style:style>
    <style:style style:name="T12" style:family="text">
      <style:text-properties fo:letter-spacing="-0.0035in"/>
    </style:style>
    <style:style style:name="T13" style:family="text">
      <style:text-properties fo:letter-spacing="-0.0028in"/>
    </style:style>
    <style:style style:name="T14" style:family="text">
      <style:text-properties style:font-name="Arial" fo:letter-spacing="-0.0043in" fo:font-weight="bold" style:font-weight-asian="bold"/>
    </style:style>
    <style:style style:name="T15" style:family="text">
      <style:text-properties style:font-name="Arial" fo:letter-spacing="-0.0102in" fo:font-weight="bold" style:font-weight-asian="bold"/>
    </style:style>
    <style:style style:name="T16" style:family="text">
      <style:text-properties style:font-name="Arial" fo:letter-spacing="-0.0028in" fo:font-weight="bold" style:font-weight-asian="bold"/>
    </style:style>
    <style:style style:name="T17" style:family="text">
      <style:text-properties fo:letter-spacing="-0.0043in"/>
    </style:style>
    <style:style style:name="T18" style:family="text">
      <style:text-properties fo:letter-spacing="-0.0063in"/>
    </style:style>
    <style:style style:name="T19" style:family="text">
      <style:text-properties style:font-name="Arial" fo:letter-spacing="-0.0091in" fo:font-weight="bold" style:font-weight-asian="bold"/>
    </style:style>
    <style:style style:name="T20" style:family="text">
      <style:text-properties fo:letter-spacing="-0.0075in"/>
    </style:style>
    <style:style style:name="T21" style:family="text">
      <style:text-properties fo:letter-spacing="-0.0055in"/>
    </style:style>
    <style:style style:name="T22" style:family="text">
      <style:text-properties fo:letter-spacing="-0.0047in"/>
    </style:style>
    <style:style style:name="T23" style:family="text">
      <style:text-properties fo:letter-spacing="-0.0083in"/>
    </style:style>
    <style:style style:name="T24" style:family="text">
      <style:text-properties fo:letter-spacing="-0.0091in"/>
    </style:style>
    <style:style style:name="T25" style:family="text">
      <style:text-properties style:font-name="Arial" fo:letter-spacing="-0.0063in" fo:font-weight="bold" style:font-weight-asian="bold"/>
    </style:style>
    <style:style style:name="T26" style:family="text">
      <style:text-properties style:font-name="Arial" fo:letter-spacing="-0.0071in" fo:font-weight="bold" style:font-weight-asian="bold"/>
    </style:style>
    <style:style style:name="T27" style:family="text">
      <style:text-properties style:font-name="Arial" fo:letter-spacing="-0.0098in" fo:font-weight="bold" style:font-weight-asian="bold"/>
    </style:style>
    <style:style style:name="T28" style:family="text">
      <style:text-properties style:font-name="Arial" fo:letter-spacing="-0.0134in" fo:font-weight="bold" style:font-weight-asian="bold"/>
    </style:style>
    <style:style style:name="T29" style:family="text">
      <style:text-properties fo:letter-spacing="-0.0098in"/>
    </style:style>
    <style:style style:name="T30" style:family="text">
      <style:text-properties style:font-name="Arial" fo:letter-spacing="-0.0055in" fo:font-weight="bold" style:font-weight-asian="bold"/>
    </style:style>
    <style:style style:name="T31" style:family="text">
      <style:text-properties style:font-name="Arial" fo:letter-spacing="-0.0083in" fo:font-weight="bold" style:font-weight-asian="bold"/>
    </style:style>
    <style:style style:name="T32" style:family="text">
      <style:text-properties fo:letter-spacing="-0.0102in"/>
    </style:style>
    <style:style style:name="T33" style:family="text">
      <style:text-properties style:font-name="Arial" fo:letter-spacing="-0.011in" fo:font-weight="bold" style:font-weight-asian="bold"/>
    </style:style>
    <style:style style:name="T34" style:family="text">
      <style:text-properties style:font-name="Arial" fo:letter-spacing="-0.0126in" fo:font-weight="bold" style:font-weight-asian="bold"/>
    </style:style>
    <style:style style:name="T35" style:family="text">
      <style:text-properties style:font-name="Arial" fo:letter-spacing="-0.0075in" fo:font-weight="bold" style:font-weight-asian="bold"/>
    </style:style>
    <style:style style:name="T36" style:family="text">
      <style:text-properties fo:letter-spacing="-0.011in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2pt" style:font-size-asian="12pt"/>
    </style:style>
    <style:style style:name="T39" style:family="text">
      <style:text-properties fo:font-size="12pt" fo:letter-spacing="-0.0008in" style:font-size-asian="12pt"/>
    </style:style>
    <style:style style:name="T40" style:family="text">
      <style:text-properties fo:font-size="12pt" fo:letter-spacing="-0.0016in" style:font-size-asian="12pt"/>
    </style:style>
    <style:style style:name="T41" style:family="text">
      <style:text-properties fo:font-size="12pt" fo:letter-spacing="0.0008in" style:font-size-asian="12pt"/>
    </style:style>
    <style:style style:name="T42" style:family="text">
      <style:text-properties fo:font-size="12pt" fo:letter-spacing="-0.0043in" style:font-size-asian="12pt"/>
    </style:style>
    <style:style style:name="T43" style:family="text">
      <style:text-properties fo:font-size="12pt" fo:letter-spacing="-0.002in" style:font-size-asian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tyle:writing-mode="lr-tb" loext:decorative="false" fo:margin-left="0in" fo:margin-right="0in" fo:margin-top="0in" fo:margin-bottom="0.0075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9f9f9f" draw:textarea-vertical-align="top" draw:auto-grow-height="false" fo:min-height="0.0244in" fo:min-width="5.7673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none" svg:stroke-width="0in" draw:fill="solid" draw:fill-color="#e2e2e2" draw:textarea-vertical-align="top" draw:auto-grow-height="false" fo:min-height="0.0035in" fo:min-width="0.0035in" fo:padding-top="0in" fo:padding-bottom="0in" fo:padding-left="0in" fo:padding-right="0in" fo:wrap-option="wrap" loext:decorative="false" style:run-through="foreground"/>
    </style:style>
    <style:style style:name="gr4" style:family="graphic">
      <style:graphic-properties draw:stroke="none" svg:stroke-width="0in" draw:fill="solid" draw:fill-color="#9f9f9f" draw:textarea-vertical-align="top" draw:auto-grow-height="false" fo:min-height="0.0209in" fo:min-width="5.7693in" fo:padding-top="0in" fo:padding-bottom="0in" fo:padding-left="0in" fo:padding-right="0in" fo:wrap-option="wrap" loext:decorative="false" style:run-through="foreground"/>
    </style:style>
    <style:style style:name="gr5" style:family="graphic">
      <style:graphic-properties draw:stroke="none" svg:stroke-width="0in" draw:fill="solid" draw:fill-color="#e2e2e2" draw:textarea-vertical-align="top" draw:auto-grow-height="false" fo:min-height="0.0173in" fo:min-width="0.0035in" fo:padding-top="0in" fo:padding-bottom="0in" fo:padding-left="0in" fo:padding-right="0in" fo:wrap-option="wrap" loext:decorative="false" style:run-through="foreground"/>
    </style:style>
    <style:style style:name="gr6" style:family="graphic">
      <style:graphic-properties draw:stroke="none" svg:stroke-width="0in" draw:fill="solid" draw:fill-color="#9f9f9f" draw:textarea-vertical-align="top" draw:auto-grow-height="false" fo:min-height="0.0035in" fo:min-width="0.0035in" fo:padding-top="0in" fo:padding-bottom="0in" fo:padding-left="0in" fo:padding-right="0in" fo:wrap-option="wrap" loext:decorative="false" style:run-through="foreground"/>
    </style:style>
    <style:style style:name="gr7" style:family="graphic">
      <style:graphic-properties draw:stroke="none" svg:stroke-width="0in" draw:fill="solid" draw:fill-color="#e2e2e2" draw:textarea-vertical-align="top" draw:auto-grow-height="false" fo:min-height="0.0035in" fo:min-width="5.7693in" fo:padding-top="0in" fo:padding-bottom="0in" fo:padding-left="0in" fo:padding-right="0in" fo:wrap-option="wrap" loext:decorative="false" style:run-through="foreground"/>
    </style:style>
    <style:style style:name="gr8" style:family="graphic">
      <style:graphic-properties style:writing-mode="lr-tb" loext:decorative="false" fo:margin-left="0in" fo:margin-right="0in" fo:margin-top="0in" fo:margin-bottom="0.0008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in" draw:fill="solid" draw:fill-color="#9f9f9f" draw:textarea-vertical-align="top" draw:auto-grow-height="false" fo:min-height="0.0236in" fo:min-width="5.7673in" fo:padding-top="0in" fo:padding-bottom="0in" fo:padding-left="0in" fo:padding-right="0in" fo:wrap-option="wrap" loext:decorative="false" style:run-through="background"/>
    </style:style>
    <style:style style:name="gr10" style:family="graphic">
      <style:graphic-properties draw:stroke="none" svg:stroke-width="0in" draw:fill="solid" draw:fill-color="#e2e2e2" draw:textarea-vertical-align="top" draw:auto-grow-height="false" fo:min-height="0.0035in" fo:min-width="0.0035in" fo:padding-top="0in" fo:padding-bottom="0in" fo:padding-left="0in" fo:padding-right="0in" fo:wrap-option="wrap" loext:decorative="false" style:run-through="background"/>
    </style:style>
    <style:style style:name="gr11" style:family="graphic">
      <style:graphic-properties draw:stroke="none" svg:stroke-width="0in" draw:fill="solid" draw:fill-color="#9f9f9f" draw:textarea-vertical-align="top" draw:auto-grow-height="false" fo:min-height="0.0201in" fo:min-width="5.7693in" fo:padding-top="0in" fo:padding-bottom="0in" fo:padding-left="0in" fo:padding-right="0in" fo:wrap-option="wrap" loext:decorative="false" style:run-through="background"/>
    </style:style>
    <style:style style:name="gr12" style:family="graphic">
      <style:graphic-properties draw:stroke="none" svg:stroke-width="0in" draw:fill="solid" draw:fill-color="#e2e2e2" draw:textarea-vertical-align="top" draw:auto-grow-height="false" fo:min-height="0.0165in" fo:min-width="0.0035in" fo:padding-top="0in" fo:padding-bottom="0in" fo:padding-left="0in" fo:padding-right="0in" fo:wrap-option="wrap" loext:decorative="false" style:run-through="background"/>
    </style:style>
    <style:style style:name="gr13" style:family="graphic">
      <style:graphic-properties draw:stroke="none" svg:stroke-width="0in" draw:fill="solid" draw:fill-color="#9f9f9f" draw:textarea-vertical-align="top" draw:auto-grow-height="false" fo:min-height="0.0035in" fo:min-width="0.0035in" fo:padding-top="0in" fo:padding-bottom="0in" fo:padding-left="0in" fo:padding-right="0in" fo:wrap-option="wrap" loext:decorative="false" style:run-through="background"/>
    </style:style>
    <style:style style:name="gr14" style:family="graphic">
      <style:graphic-properties draw:stroke="none" svg:stroke-width="0in" draw:fill="solid" draw:fill-color="#e2e2e2" draw:textarea-vertical-align="top" draw:auto-grow-height="false" fo:min-height="0.0035in" fo:min-width="5.7693in" fo:padding-top="0in" fo:padding-bottom="0in" fo:padding-left="0in" fo:padding-right="0in" fo:wrap-option="wrap" loext:decorative="false" style:run-through="background"/>
    </style:style>
    <style:style style:name="gr15" style:family="graphic">
      <style:graphic-properties style:writing-mode="lr-tb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width="0in" draw:fill="solid" draw:fill-color="#9f9f9f" draw:textarea-vertical-align="top" draw:auto-grow-height="false" fo:min-height="0.0209in" fo:min-width="5.7693in" fo:padding-top="0in" fo:padding-bottom="0in" fo:padding-left="0in" fo:padding-right="0in" fo:wrap-option="wrap" loext:decorative="false" style:run-through="background"/>
    </style:style>
    <style:style style:name="gr17" style:family="graphic">
      <style:graphic-properties draw:stroke="none" svg:stroke-width="0in" draw:fill="solid" draw:fill-color="#e2e2e2" draw:textarea-vertical-align="top" draw:auto-grow-height="false" fo:min-height="0.0173in" fo:min-width="0.0035in" fo:padding-top="0in" fo:padding-bottom="0in" fo:padding-left="0in" fo:padding-right="0in" fo:wrap-option="wrap" loext:decorative="false" style:run-through="background"/>
    </style:style>
    <style:style style:name="gr18" style:family="graphic">
      <style:graphic-properties draw:stroke="none" svg:stroke-width="0in" draw:fill="solid" draw:fill-color="#9f9f9f" draw:textarea-vertical-align="top" draw:auto-grow-height="false" fo:min-height="0.0244in" fo:min-width="5.7673in" fo:padding-top="0in" fo:padding-bottom="0in" fo:padding-left="0in" fo:padding-right="0in" fo:wrap-option="wrap" loext:decorative="false" style:run-through="background"/>
    </style:style>
    <style:style style:name="gr19" style:family="graphic">
      <style:graphic-properties draw:stroke="none" svg:stroke-width="0in" draw:fill="solid" draw:fill-color="#9f9f9f" draw:textarea-vertical-align="top" draw:auto-grow-height="false" fo:min-height="0.0252in" fo:min-width="5.7673in" fo:padding-top="0in" fo:padding-bottom="0in" fo:padding-left="0in" fo:padding-right="0in" fo:wrap-option="wrap" loext:decorative="false" style:run-through="background"/>
    </style:style>
    <style:style style:name="gr20" style:family="graphic">
      <style:graphic-properties draw:stroke="none" svg:stroke-width="0in" draw:fill="solid" draw:fill-color="#9f9f9f" draw:textarea-vertical-align="top" draw:auto-grow-height="false" fo:min-height="0.0217in" fo:min-width="5.7693in" fo:padding-top="0in" fo:padding-bottom="0in" fo:padding-left="0in" fo:padding-right="0in" fo:wrap-option="wrap" loext:decorative="false" style:run-through="background"/>
    </style:style>
    <style:style style:name="gr21" style:family="graphic">
      <style:graphic-properties draw:stroke="none" svg:stroke-width="0in" draw:fill="solid" draw:fill-color="#e2e2e2" draw:textarea-vertical-align="top" draw:auto-grow-height="false" fo:min-height="0.0181in" fo:min-width="0.0035in" fo:padding-top="0in" fo:padding-bottom="0in" fo:padding-left="0in" fo:padding-right="0in" fo:wrap-option="wrap" loext:decorative="false" style:run-through="background"/>
    </style:style>
    <style:style style:name="gr22" style:family="graphic">
      <style:graphic-properties draw:stroke="none" svg:stroke-width="0in" draw:fill="solid" draw:fill-color="#9f9f9f" draw:textarea-vertical-align="top" draw:auto-grow-height="false" fo:min-height="0.0228in" fo:min-width="5.7673in" fo:padding-top="0in" fo:padding-bottom="0in" fo:padding-left="0in" fo:padding-right="0in" fo:wrap-option="wrap" loext:decorative="false" style:run-through="background"/>
    </style:style>
    <style:style style:name="gr23" style:family="graphic">
      <style:graphic-properties style:writing-mode="lr-tb" loext:decorative="false" fo:margin-left="0in" fo:margin-right="0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in" draw:fill="none" loext:fill-use-slide-background="false" draw:textarea-vertical-align="top" draw:auto-grow-height="false" fo:min-height="0.2154in" fo:min-width="3.0209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5" style:family="graphic">
      <style:graphic-properties draw:stroke="none" svg:stroke-width="0in" draw:fill="none" loext:fill-use-slide-background="false" draw:textarea-vertical-align="top" draw:auto-grow-height="false" fo:min-height="0.2154in" fo:min-width="3.0209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/>
        <text:p text:style-name="P2"><draw:g text:anchor-type="as-char" draw:z-index="43" draw:name="Group 2" draw:style-name="gr1"><draw:custom-shape draw:name="Graphic 3" draw:style-name="gr2" draw:text-style-name="P3" svg:width="5.7669in" svg:height="0.024in" svg:x="0in" svg:y="0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4" draw:style-name="gr3" draw:text-style-name="P4" svg:width="0.0031in" svg:height="0.0031in" svg:x="5.7665in" svg:y="0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5" draw:style-name="gr4" draw:text-style-name="P3" svg:width="5.7689in" svg:height="0.0205in" svg:x="0.0008in" svg:y="0in"><text:p/><draw:enhanced-geometry draw:mirror-horizontal="false" draw:mirror-vertical="false" drawooo:sub-view-size="5274945 18415 5274945 18415" draw:text-areas="0 0 ?f0 ?f1" svg:viewBox="0 0 0 0" draw:type="ooxml-non-primitive" draw:enhanced-path="M 3035 3048 L 0 3048 0 18288 3035 18288 3035 3048 Z N M 5274818 0 L 5271770 0 5271770 3048 5274818 3048 5274818 0 Z N"><draw:equation draw:name="f0" draw:formula="logwidth"/><draw:equation draw:name="f1" draw:formula="logheight"/></draw:enhanced-geometry></draw:custom-shape><draw:custom-shape draw:name="Graphic 6" draw:style-name="gr5" draw:text-style-name="P4" svg:width="0.0031in" svg:height="0.0169in" svg:x="5.7665in" svg:y="0.0035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7" draw:style-name="gr6" draw:text-style-name="P3" svg:width="0.0031in" svg:height="0.0031in" svg:x="0.0008in" svg:y="0.0209in"><text:p/><draw:enhanced-geometry draw:mirror-horizontal="false" draw:mirror-vertical="false" drawooo:sub-view-size="3175 3175" draw:text-areas="0 0 ?f0 ?f1" svg:viewBox="0 0 0 0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8" draw:style-name="gr7" draw:text-style-name="P4" svg:width="5.7689in" svg:height="0.0031in" svg:x="0.0008in" svg:y="0.0209in"><text:p/><draw:enhanced-geometry draw:mirror-horizontal="false" draw:mirror-vertical="false" drawooo:sub-view-size="5274945 3175 5274945 3175" draw:text-areas="0 0 ?f0 ?f1" svg:viewBox="0 0 0 0" draw:type="ooxml-non-primitive" draw:enhanced-path="M 3035 0 L 0 0 0 3048 3035 3048 3035 0 Z N M 5274818 0 L 5271770 0 3048 0 3048 3048 5271770 3048 5274818 3048 5274818 0 Z N"><draw:equation draw:name="f0" draw:formula="logwidth"/><draw:equation draw:name="f1" draw:formula="logheight"/></draw:enhanced-geometry></draw:custom-shape></draw:g></text:p>
        <text:list text:style-name="WWNum1">
          <text:list-item>
            <text:p text:style-name="P5"><text:span text:style-name="T1">What</text:span><text:span text:style-name="T2"> </text:span><text:span text:style-name="T1">is</text:span><text:span text:style-name="T3"> </text:span><text:span text:style-name="T1">a</text:span><text:span text:style-name="T2"> </text:span><text:span text:style-name="T1">program</text:span><text:span text:style-name="T4"> </text:span><text:span text:style-name="T1">and</text:span><text:span text:style-name="T5"> </text:span><text:span text:style-name="T1">how</text:span><text:span text:style-name="T6"> </text:span><text:span text:style-name="T1">does</text:span><text:span text:style-name="T4"> </text:span><text:span text:style-name="T1">it</text:span><text:span text:style-name="T3"> </text:span><text:span text:style-name="T1">function? </text:span><text:span text:style-name="T3">Answer:</text:span></text:p>
          </text:list-item>
        </text:list>
        <text:p text:style-name="P6">A<text:span text:style-name="T7"> </text:span>program<text:span text:style-name="T8"> </text:span>is<text:span text:style-name="T9"> </text:span>a<text:span text:style-name="T10"> </text:span>set<text:span text:style-name="T11"> </text:span>of<text:span text:style-name="T11"> </text:span>instructions<text:span text:style-name="T10"> </text:span>written<text:span text:style-name="T12"> </text:span>in<text:span text:style-name="T13"> </text:span>a<text:span text:style-name="T12"> </text:span>programming language that is executed by a computer to perform a specific task. </text:p>
        <text:p text:style-name="P6"/>
        <text:p text:style-name="P6">It functions by receiving input, processing it according to the logic defined in the code, and providing an output. </text:p>
        <text:p text:style-name="P6"/>
        <text:p text:style-name="P6">Programs are typically written by developers and compiled or interpreted into machine-readable code that the computer can understand and execute.</text:p>
        <text:p text:style-name="P7"><draw:g text:anchor-type="char" draw:z-index="2" draw:name="Group 9" draw:style-name="gr8"><draw:custom-shape draw:name="Graphic 10" draw:style-name="gr9" draw:text-style-name="P3" svg:width="5.7669in" svg:height="0.0232in" svg:x="1.5in" svg:y="0.1992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11" draw:style-name="gr10" draw:text-style-name="P4" svg:width="0.0031in" svg:height="0.0031in" svg:x="7.2665in" svg:y="0.2012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12" draw:style-name="gr11" draw:text-style-name="P3" svg:width="5.7689in" svg:height="0.0197in" svg:x="1.5008in" svg:y="0.2012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13" draw:style-name="gr12" draw:text-style-name="P4" svg:width="0.0031in" svg:height="0.0161in" svg:x="7.2665in" svg:y="0.2047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14" draw:style-name="gr13" draw:text-style-name="P3" svg:width="0.0031in" svg:height="0.0031in" svg:x="1.5008in" svg:y="0.2213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5" draw:style-name="gr14" draw:text-style-name="P4" svg:width="5.7689in" svg:height="0.0031in" svg:x="1.5008in" svg:y="0.2213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  <text:list xml:id="list101654596098868" text:continue-numbering="true" text:style-name="WWNum1">
          <text:list-item>
            <text:p text:style-name="P8"><text:span text:style-name="T1">What</text:span><text:span text:style-name="T3"> </text:span><text:span text:style-name="T1">are</text:span><text:span text:style-name="T14"> </text:span><text:span text:style-name="T1">the</text:span><text:span text:style-name="T6"> </text:span><text:span text:style-name="T1">key</text:span><text:span text:style-name="T15"> </text:span><text:span text:style-name="T1">steps</text:span><text:span text:style-name="T6"> </text:span><text:span text:style-name="T1">involved in</text:span><text:span text:style-name="T16"> </text:span><text:span text:style-name="T1">the</text:span><text:span text:style-name="T5"> </text:span><text:span text:style-name="T1">programming </text:span><text:span text:style-name="T3">process?</text:span></text:p>
          </text:list-item>
        </text:list>
        <text:p text:style-name="P9"><text:span text:style-name="T3">Answer:</text:span></text:p>
        <text:p text:style-name="P10">The<text:span text:style-name="T17"> </text:span>key<text:span text:style-name="T10"> </text:span>steps<text:span text:style-name="T17"> </text:span>in<text:span text:style-name="T18"> </text:span>the<text:span text:style-name="T12"> </text:span>programming<text:span text:style-name="T10"> </text:span>process<text:span text:style-name="T12"> </text:span><text:span text:style-name="T11">include:</text:span></text:p>
        <text:list xml:id="list296663179" text:style-name="WWNum2">
          <text:list-item>
            <text:p text:style-name="P11"><text:span text:style-name="T1">Requirement</text:span><text:span text:style-name="T19"> </text:span><text:span text:style-name="T1">gathering:</text:span><text:span text:style-name="T2"> </text:span>Understand<text:span text:style-name="T20"> </text:span>the<text:span text:style-name="T10"> </text:span>problem<text:span text:style-name="T21"> </text:span>or<text:span text:style-name="T10"> </text:span><text:span text:style-name="T11">task.</text:span></text:p>
          </text:list-item>
          <text:list-item>
            <text:p text:style-name="P12"><text:span text:style-name="T1">Design:</text:span><text:span text:style-name="T14"> </text:span>Plan<text:span text:style-name="T20"> </text:span>the<text:span text:style-name="T10"> </text:span>structure<text:span text:style-name="T17"> </text:span>and<text:span text:style-name="T22"> </text:span>algorithm of<text:span text:style-name="T22"> </text:span>the<text:span text:style-name="T17"> </text:span><text:span text:style-name="T11">program.</text:span></text:p>
          </text:list-item>
          <text:list-item>
            <text:p text:style-name="P12"><text:span text:style-name="T1">Coding:</text:span><text:span text:style-name="T15"> </text:span>Write<text:span text:style-name="T17"> </text:span>the<text:span text:style-name="T23"> </text:span>program in<text:span text:style-name="T10"> </text:span>a<text:span text:style-name="T22"> </text:span>programming<text:span text:style-name="T17"> </text:span><text:span text:style-name="T11">language.</text:span></text:p>
          </text:list-item>
          <text:list-item>
            <text:p text:style-name="P13"><text:span text:style-name="T1">Testing: </text:span>Run<text:span text:style-name="T18"> </text:span>the<text:span text:style-name="T12"> </text:span>program<text:span text:style-name="T8"> </text:span>to<text:span text:style-name="T18"> </text:span>find<text:span text:style-name="T17"> </text:span>and<text:span text:style-name="T12"> </text:span>fix<text:span text:style-name="T10"> </text:span>any<text:span text:style-name="T17"> </text:span>bugs<text:span text:style-name="T9"> </text:span>or <text:span text:style-name="T11">issues.</text:span></text:p>
          </text:list-item>
          <text:list-item>
            <text:p text:style-name="P14"><text:span text:style-name="T1">Deployment:</text:span><text:span text:style-name="T16"> </text:span>Make<text:span text:style-name="T24"> </text:span>the<text:span text:style-name="T10"> </text:span>program<text:span text:style-name="T13"> </text:span>available<text:span text:style-name="T18"> </text:span>for<text:span text:style-name="T18"> </text:span><text:span text:style-name="T13">use.</text:span></text:p>
          </text:list-item>
          <text:list-item>
            <text:p text:style-name="P15"><text:span text:style-name="T1">Maintenance:</text:span><text:span text:style-name="T16"> </text:span>Update<text:span text:style-name="T12"> </text:span>and<text:span text:style-name="T18"> </text:span>improve<text:span text:style-name="T12"> </text:span>the<text:span text:style-name="T12"> </text:span>program<text:span text:style-name="T13"> </text:span>as <text:span text:style-name="T11">needed.</text:span></text:p>
          </text:list-item>
        </text:list>
        <text:p text:style-name="P16"><draw:g text:anchor-type="char" draw:z-index="3" draw:name="Group 16" draw:style-name="gr15"><draw:custom-shape draw:name="Graphic 17" draw:style-name="gr9" draw:text-style-name="P3" svg:width="5.7669in" svg:height="0.0232in" svg:x="1.5in" svg:y="0.1909in"><text:p/><draw:enhanced-geometry draw:mirror-horizontal="false" draw:mirror-vertical="false" drawooo:sub-view-size="5273040 20955" draw:text-areas="0 0 ?f0 ?f1" svg:viewBox="0 0 0 0" draw:type="ooxml-non-primitive" draw:enhanced-path="M 5273040 0 L 0 0 0 20942 5273040 20942 5273040 0 Z N"><draw:equation draw:name="f0" draw:formula="logwidth"/><draw:equation draw:name="f1" draw:formula="logheight"/></draw:enhanced-geometry></draw:custom-shape><draw:custom-shape draw:name="Graphic 18" draw:style-name="gr10" draw:text-style-name="P4" svg:width="0.0031in" svg:height="0.0031in" svg:x="7.2665in" svg:y="0.1929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19" draw:style-name="gr16" draw:text-style-name="P3" svg:width="5.7689in" svg:height="0.0205in" svg:x="1.5008in" svg:y="0.1929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20" draw:style-name="gr17" draw:text-style-name="P4" svg:width="0.0031in" svg:height="0.0169in" svg:x="7.2665in" svg:y="0.1965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21" draw:style-name="gr13" draw:text-style-name="P3" svg:width="0.0031in" svg:height="0.0031in" svg:x="1.5008in" svg:y="0.2138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22" draw:style-name="gr14" draw:text-style-name="P4" svg:width="5.7689in" svg:height="0.0031in" svg:x="1.5008in" svg:y="0.2138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  <text:list xml:id="list101654574258155" text:continue-list="list101654596098868" text:style-name="WWNum1">
          <text:list-item>
            <text:p text:style-name="P17"><text:span text:style-name="T1">What</text:span><text:span text:style-name="T3"> </text:span><text:span text:style-name="T1">are</text:span><text:span text:style-name="T14"> </text:span><text:span text:style-name="T1">the</text:span><text:span text:style-name="T5"> </text:span><text:span text:style-name="T1">main</text:span><text:span text:style-name="T16"> </text:span><text:span text:style-name="T1">differences</text:span><text:span text:style-name="T14"> </text:span><text:span text:style-name="T1">between</text:span><text:span text:style-name="T16"> </text:span><text:span text:style-name="T1">high-level and low-level programming languages?</text:span></text:p>
          </text:list-item>
        </text:list>
        <text:p text:style-name="P18"><text:span text:style-name="T3">Answer:</text:span></text:p>
        <text:list xml:id="list101655347525899" text:continue-list="list296663179" text:style-name="WWNum2">
          <text:list-item>
            <text:p text:style-name="P19"><text:span text:style-name="T1">High-level languages </text:span>are closer to human languages, easier<text:span text:style-name="T13"> </text:span>to<text:span text:style-name="T21"> </text:span>read, write,<text:span text:style-name="T13"> </text:span>and<text:span text:style-name="T22"> </text:span>maintain.<text:span text:style-name="T18"> </text:span>They<text:span text:style-name="T13"> </text:span>abstract away<text:span text:style-name="T13"> </text:span>the hardware details. Examples include Python, Java, and</text:p>
          </text:list-item>
        </text:list>
        <text:p text:style-name="P20">C++.</text:p>
        <text:p text:style-name="P21"><text:span text:style-name="T1">Low-level languages </text:span>are closer to machine code and provide<text:span text:style-name="T13"> </text:span>greater<text:span text:style-name="T13"> </text:span>control<text:span text:style-name="T22"> </text:span>over<text:span text:style-name="T13"> </text:span>hardware.<text:span text:style-name="T12"> </text:span>They<text:span text:style-name="T12"> </text:span>are<text:span text:style-name="T13"> </text:span>harder<text:span text:style-name="T21"> </text:span>to understand and write. Examples include<text:span text:style-name="T11"> </text:span>Assembly and Machine language.</text:p>
      </text:section>
      <text:p text:style-name="P22"><draw:g text:anchor-type="char" draw:z-index="4" draw:name="Group 23" draw:style-name="gr15"><draw:custom-shape draw:name="Graphic 24" draw:style-name="gr18" draw:text-style-name="P3" svg:width="5.7669in" svg:height="0.024in" svg:x="1.5in" svg:y="0.202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25" draw:style-name="gr10" draw:text-style-name="P4" svg:width="0.0031in" svg:height="0.0031in" svg:x="7.2665in" svg:y="0.2028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26" draw:style-name="gr16" draw:text-style-name="P3" svg:width="5.7689in" svg:height="0.0205in" svg:x="1.5008in" svg:y="0.2028in"><text:p/><draw:enhanced-geometry draw:mirror-horizontal="false" draw:mirror-vertical="false" drawooo:sub-view-size="5274945 18415 5274945 18415" draw:text-areas="0 0 ?f0 ?f1" svg:viewBox="0 0 0 0" draw:type="ooxml-non-primitive" draw:enhanced-path="M 3035 3048 L 0 3048 0 18288 3035 18288 3035 3048 Z N M 5274818 0 L 5271770 0 5271770 3048 5274818 3048 5274818 0 Z N"><draw:equation draw:name="f0" draw:formula="logwidth"/><draw:equation draw:name="f1" draw:formula="logheight"/></draw:enhanced-geometry></draw:custom-shape><draw:custom-shape draw:name="Graphic 27" draw:style-name="gr17" draw:text-style-name="P4" svg:width="0.0031in" svg:height="0.0169in" svg:x="7.2665in" svg:y="0.2063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28" draw:style-name="gr13" draw:text-style-name="P3" svg:width="0.0031in" svg:height="0.0031in" svg:x="1.5008in" svg:y="0.2236in"><text:p/><draw:enhanced-geometry draw:mirror-horizontal="false" draw:mirror-vertical="false" drawooo:sub-view-size="3175 3175" draw:text-areas="0 0 ?f0 ?f1" svg:viewBox="0 0 0 0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29" draw:style-name="gr14" draw:text-style-name="P4" svg:width="5.7689in" svg:height="0.0031in" svg:x="1.5008in" svg:y="0.2236in"><text:p/><draw:enhanced-geometry draw:mirror-horizontal="false" draw:mirror-vertical="false" drawooo:sub-view-size="5274945 3175 5274945 3175" draw:text-areas="0 0 ?f0 ?f1" svg:viewBox="0 0 0 0" draw:type="ooxml-non-primitive" draw:enhanced-path="M 3035 0 L 0 0 0 3048 3035 3048 3035 0 Z N M 5274818 0 L 5271770 0 3048 0 3048 3048 5271770 3048 5274818 3048 5274818 0 Z N"><draw:equation draw:name="f0" draw:formula="logwidth"/><draw:equation draw:name="f1" draw:formula="logheight"/></draw:enhanced-geometry></draw:custom-shape></draw:g><text:soft-page-break/></text:p>
      <text:list xml:id="list101654573640300" text:continue-list="list101654574258155" text:style-name="WWNum1">
        <text:list-item>
          <text:p text:style-name="P23"><text:span text:style-name="T1">Describe</text:span><text:span text:style-name="T14"> </text:span><text:span text:style-name="T1">the</text:span><text:span text:style-name="T4"> </text:span><text:span text:style-name="T1">roles</text:span><text:span text:style-name="T14"> </text:span><text:span text:style-name="T1">of</text:span><text:span text:style-name="T4"> </text:span><text:span text:style-name="T1">the</text:span><text:span text:style-name="T4"> </text:span><text:span text:style-name="T1">client</text:span><text:span text:style-name="T4"> </text:span><text:span text:style-name="T1">and</text:span><text:span text:style-name="T6"> </text:span><text:span text:style-name="T1">server</text:span><text:span text:style-name="T14"> </text:span><text:span text:style-name="T1">in</text:span><text:span text:style-name="T25"> </text:span><text:span text:style-name="T1">web </text:span><text:span text:style-name="T3">communication.</text:span></text:p>
        </text:list-item>
      </text:list>
      <text:p text:style-name="P18"><text:span text:style-name="T3">Answer:</text:span></text:p>
      <text:list xml:id="list101655156182990" text:continue-list="list101655347525899" text:style-name="WWNum2">
        <text:list-item>
          <text:p text:style-name="P24">The<text:span text:style-name="T8"> </text:span><text:span text:style-name="T1">client</text:span><text:span text:style-name="T3"> </text:span>is<text:span text:style-name="T13"> </text:span>the<text:span text:style-name="T8"> </text:span>device<text:span text:style-name="T8"> </text:span>or<text:span text:style-name="T22"> </text:span>software<text:span text:style-name="T8"> </text:span>(like<text:span text:style-name="T21"> </text:span>a<text:span text:style-name="T8"> </text:span>browser)<text:span text:style-name="T8"> </text:span>that makes requests for information from the server.</text:p>
        </text:list-item>
        <text:list-item>
          <text:p text:style-name="P25">The<text:span text:style-name="T12"> </text:span><text:span text:style-name="T1">server</text:span><text:span text:style-name="T16"> </text:span>is<text:span text:style-name="T17"> </text:span>the<text:span text:style-name="T18"> </text:span>system<text:span text:style-name="T8"> </text:span>that<text:span text:style-name="T17"> </text:span>processes<text:span text:style-name="T11"> </text:span>requests<text:span text:style-name="T17"> </text:span>from the client and sends back the requested data (such as web pages.</text:p>
        </text:list-item>
      </text:list>
      <text:p text:style-name="P26"><draw:g text:anchor-type="char" draw:z-index="5" draw:name="Group 30" draw:style-name="gr15"><draw:custom-shape draw:name="Graphic 31" draw:style-name="gr18" draw:text-style-name="P3" svg:width="5.7669in" svg:height="0.024in" svg:x="1.5in" svg:y="0.1898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32" draw:style-name="gr10" draw:text-style-name="P4" svg:width="0.0031in" svg:height="0.0031in" svg:x="7.2665in" svg:y="0.1913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33" draw:style-name="gr16" draw:text-style-name="P3" svg:width="5.7689in" svg:height="0.0205in" svg:x="1.5008in" svg:y="0.1913in"><text:p/><draw:enhanced-geometry draw:mirror-horizontal="false" draw:mirror-vertical="false" drawooo:sub-view-size="5274945 18415 5274945 18415" draw:text-areas="0 0 ?f0 ?f1" svg:viewBox="0 0 0 0" draw:type="ooxml-non-primitive" draw:enhanced-path="M 3035 3060 L 0 3060 0 18288 3035 18288 3035 3060 Z N M 5274818 0 L 5271770 0 5271770 3048 5274818 3048 5274818 0 Z N"><draw:equation draw:name="f0" draw:formula="logwidth"/><draw:equation draw:name="f1" draw:formula="logheight"/></draw:enhanced-geometry></draw:custom-shape><draw:custom-shape draw:name="Graphic 34" draw:style-name="gr17" draw:text-style-name="P4" svg:width="0.0031in" svg:height="0.0169in" svg:x="7.2665in" svg:y="0.1945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35" draw:style-name="gr13" draw:text-style-name="P3" svg:width="0.0031in" svg:height="0.0031in" svg:x="1.5008in" svg:y="0.2118in"><text:p/><draw:enhanced-geometry draw:mirror-horizontal="false" draw:mirror-vertical="false" drawooo:sub-view-size="3175 3175" draw:text-areas="0 0 ?f0 ?f1" svg:viewBox="0 0 0 0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36" draw:style-name="gr14" draw:text-style-name="P4" svg:width="5.7689in" svg:height="0.0031in" svg:x="1.5008in" svg:y="0.2118in"><text:p/><draw:enhanced-geometry draw:mirror-horizontal="false" draw:mirror-vertical="false" drawooo:sub-view-size="5274945 3175 5274945 3175" draw:text-areas="0 0 ?f0 ?f1" svg:viewBox="0 0 0 0" draw:type="ooxml-non-primitive" draw:enhanced-path="M 3035 0 L 0 0 0 3048 3035 3048 3035 0 Z N M 5274818 0 L 5271770 0 3048 0 3048 3048 5271770 3048 5274818 3048 5274818 0 Z N"><draw:equation draw:name="f0" draw:formula="logwidth"/><draw:equation draw:name="f1" draw:formula="logheight"/></draw:enhanced-geometry></draw:custom-shape></draw:g></text:p>
      <text:list xml:id="list101655342795504" text:continue-list="list101654573640300" text:style-name="WWNum1">
        <text:list-item>
          <text:p text:style-name="P27"><text:span text:style-name="T1">Explain</text:span><text:span text:style-name="T3"> </text:span><text:span text:style-name="T1">the</text:span><text:span text:style-name="T2"> </text:span><text:span text:style-name="T1">function</text:span><text:span text:style-name="T5"> </text:span><text:span text:style-name="T1">of</text:span><text:span text:style-name="T4"> </text:span><text:span text:style-name="T1">the</text:span><text:span text:style-name="T4"> </text:span><text:span text:style-name="T1">TCP/IP</text:span><text:span text:style-name="T25"> </text:span><text:span text:style-name="T1">model</text:span><text:span text:style-name="T5"> </text:span><text:span text:style-name="T1">and</text:span><text:span text:style-name="T14"> </text:span><text:span text:style-name="T1">its </text:span><text:span text:style-name="T3">layers.</text:span></text:p>
        </text:list-item>
      </text:list>
      <text:p text:style-name="P18"><text:span text:style-name="T3">Answer:</text:span></text:p>
      <text:p text:style-name="P28">The TCP/IP model is a set of protocols used for communication<text:span text:style-name="T13"> </text:span>over<text:span text:style-name="T21"> </text:span>the<text:span text:style-name="T13"> </text:span>internet.<text:span text:style-name="T12"> </text:span>It<text:span text:style-name="T12"> </text:span>has<text:span text:style-name="T12"> </text:span>four<text:span text:style-name="T13"> </text:span>layers:</text:p>
      <text:list text:continue-list="list101655156182990" text:style-name="WWNum2">
        <text:list-item>
          <text:p text:style-name="P29"><text:span text:style-name="T1">Application</text:span><text:span text:style-name="T25"> </text:span><text:span text:style-name="T1">Layer</text:span>:<text:span text:style-name="T13"> </text:span>Deals<text:span text:style-name="T8"> </text:span>with<text:span text:style-name="T22"> </text:span>network<text:span text:style-name="T8"> </text:span>services<text:span text:style-name="T21"> </text:span>like HTTP, FTP, etc.</text:p>
        </text:list-item>
        <text:list-item>
          <text:p text:style-name="P30"><text:span text:style-name="T1">Transport</text:span><text:span text:style-name="T19"> </text:span><text:span text:style-name="T1">Layer</text:span>:<text:span text:style-name="T10"> </text:span>Manages<text:span text:style-name="T18"> </text:span>end-to-end<text:span text:style-name="T23"> </text:span>communication and error handling (TCP, UDP).</text:p>
        </text:list-item>
        <text:list-item>
          <text:p text:style-name="P31"><text:span text:style-name="T1">Internet</text:span><text:span text:style-name="T26"> </text:span><text:span text:style-name="T1">Layer</text:span>:<text:span text:style-name="T17"> </text:span>Handles<text:span text:style-name="T17"> </text:span>logical<text:span text:style-name="T23"> </text:span>addressing<text:span text:style-name="T24"> </text:span>and<text:span text:style-name="T18"> </text:span><text:span text:style-name="T11">routing</text:span></text:p>
        </text:list-item>
      </text:list>
      <text:p text:style-name="P32"><text:span text:style-name="T11">(IP).</text:span></text:p>
      <text:list xml:id="list101655062738972" text:continue-numbering="true" text:style-name="WWNum2">
        <text:list-item>
          <text:p text:style-name="P33"><text:span text:style-name="T1">Network</text:span><text:span text:style-name="T26"> </text:span><text:span text:style-name="T1">Interface</text:span><text:span text:style-name="T14"> </text:span><text:span text:style-name="T1">Layer</text:span>:<text:span text:style-name="T8"> </text:span>Deals<text:span text:style-name="T17"> </text:span>with<text:span text:style-name="T17"> </text:span>physical transmission of data over hardware.</text:p>
        </text:list-item>
      </text:list>
      <text:p text:style-name="P34"><draw:g text:anchor-type="char" draw:z-index="6" draw:name="Group 37" draw:style-name="gr15"><draw:custom-shape draw:name="Graphic 38" draw:style-name="gr18" draw:text-style-name="P3" svg:width="5.7669in" svg:height="0.024in" svg:x="1.5in" svg:y="0.1929in"><text:p/><draw:enhanced-geometry draw:mirror-horizontal="false" draw:mirror-vertical="false" drawooo:sub-view-size="5273040 21590" draw:text-areas="0 0 ?f0 ?f1" svg:viewBox="0 0 0 0" draw:type="ooxml-non-primitive" draw:enhanced-path="M 5273040 0 L 0 0 0 21577 5273040 21577 5273040 0 Z N"><draw:equation draw:name="f0" draw:formula="logwidth"/><draw:equation draw:name="f1" draw:formula="logheight"/></draw:enhanced-geometry></draw:custom-shape><draw:custom-shape draw:name="Graphic 39" draw:style-name="gr10" draw:text-style-name="P4" svg:width="0.0031in" svg:height="0.0031in" svg:x="7.2665in" svg:y="0.1957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40" draw:style-name="gr16" draw:text-style-name="P3" svg:width="5.7689in" svg:height="0.0205in" svg:x="1.5008in" svg:y="0.1957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41" draw:style-name="gr17" draw:text-style-name="P4" svg:width="0.0031in" svg:height="0.0169in" svg:x="7.2665in" svg:y="0.1992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42" draw:style-name="gr13" draw:text-style-name="P3" svg:width="0.0031in" svg:height="0.0031in" svg:x="1.5008in" svg:y="0.2165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43" draw:style-name="gr14" draw:text-style-name="P4" svg:width="5.7689in" svg:height="0.0031in" svg:x="1.5008in" svg:y="0.2165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text:continue-list="list101655342795504" text:style-name="WWNum1">
        <text:list-item>
          <text:p text:style-name="P35"><text:span text:style-name="T1">Explain</text:span><text:span text:style-name="T27"> </text:span><text:span text:style-name="T1">Client-Server</text:span><text:span text:style-name="T28"> </text:span><text:span text:style-name="T1">Communication. </text:span><text:span text:style-name="T3">Answer:</text:span></text:p>
        </text:list-item>
      </text:list>
      <text:p text:style-name="P36">Client-server<text:span text:style-name="T20"> </text:span>communication<text:span text:style-name="T20"> </text:span>refers<text:span text:style-name="T23"> </text:span>to<text:span text:style-name="T29"> </text:span>the<text:span text:style-name="T20"> </text:span>exchange<text:span text:style-name="T10"> </text:span><text:span text:style-name="T12">of</text:span></text:p>
      <text:p text:style-name="P37">information<text:span text:style-name="T24"> </text:span>between<text:span text:style-name="T21"> </text:span>a<text:span text:style-name="T21"> </text:span>client<text:span text:style-name="T12"> </text:span>(which<text:span text:style-name="T23"> </text:span>makes<text:span text:style-name="T18"> </text:span>requests)<text:span text:style-name="T22"> </text:span><text:span text:style-name="T12">and</text:span></text:p>
      <text:p text:style-name="P38">a server (which provides resources or services in response).<text:span text:style-name="T20"> </text:span>The<text:span text:style-name="T10"> </text:span>client<text:span text:style-name="T17"> </text:span>sends<text:span text:style-name="T17"> </text:span>a<text:span text:style-name="T12"> </text:span>request<text:span text:style-name="T17"> </text:span>to<text:span text:style-name="T18"> </text:span>the<text:span text:style-name="T18"> </text:span>server,<text:span text:style-name="T11"> </text:span>and the server processes the request and sends the appropriate response.</text:p>
      <text:p text:style-name="P7"><draw:g text:anchor-type="char" draw:z-index="7" draw:name="Group 44" draw:style-name="gr8"><draw:custom-shape draw:name="Graphic 45" draw:style-name="gr18" draw:text-style-name="P3" svg:width="5.7669in" svg:height="0.024in" svg:x="1.5in" svg:y="0.1992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46" draw:style-name="gr10" draw:text-style-name="P4" svg:width="0.0031in" svg:height="0.0031in" svg:x="7.2665in" svg:y="0.2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47" draw:style-name="gr16" draw:text-style-name="P3" svg:width="5.7689in" svg:height="0.0205in" svg:x="1.5008in" svg:y="0.2in"><text:p/><draw:enhanced-geometry draw:mirror-horizontal="false" draw:mirror-vertical="false" drawooo:sub-view-size="5274945 18415 5274945 18415" draw:text-areas="0 0 ?f0 ?f1" svg:viewBox="0 0 0 0" draw:type="ooxml-non-primitive" draw:enhanced-path="M 3035 3048 L 0 3048 0 18288 3035 18288 3035 3048 Z N M 5274818 0 L 5271770 0 5271770 3048 5274818 3048 5274818 0 Z N"><draw:equation draw:name="f0" draw:formula="logwidth"/><draw:equation draw:name="f1" draw:formula="logheight"/></draw:enhanced-geometry></draw:custom-shape><draw:custom-shape draw:name="Graphic 48" draw:style-name="gr17" draw:text-style-name="P4" svg:width="0.0031in" svg:height="0.0169in" svg:x="7.2665in" svg:y="0.2035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49" draw:style-name="gr13" draw:text-style-name="P3" svg:width="0.0031in" svg:height="0.0031in" svg:x="1.5008in" svg:y="0.2209in"><text:p/><draw:enhanced-geometry draw:mirror-horizontal="false" draw:mirror-vertical="false" drawooo:sub-view-size="3175 3175" draw:text-areas="0 0 ?f0 ?f1" svg:viewBox="0 0 0 0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50" draw:style-name="gr14" draw:text-style-name="P4" svg:width="5.7689in" svg:height="0.0031in" svg:x="1.5008in" svg:y="0.2209in"><text:p/><draw:enhanced-geometry draw:mirror-horizontal="false" draw:mirror-vertical="false" drawooo:sub-view-size="5274945 3175 5274945 3175" draw:text-areas="0 0 ?f0 ?f1" svg:viewBox="0 0 0 0" draw:type="ooxml-non-primitive" draw:enhanced-path="M 3035 0 L 0 0 0 3048 3035 3048 3035 0 Z N M 5274818 0 L 5271770 0 3048 0 3048 3048 5271770 3048 5274818 3048 5274818 0 Z N"><draw:equation draw:name="f0" draw:formula="logwidth"/><draw:equation draw:name="f1" draw:formula="logheight"/></draw:enhanced-geometry></draw:custom-shape></draw:g></text:p>
      <text:list xml:id="list101655659887910" text:continue-numbering="true" text:style-name="WWNum1">
        <text:list-item>
          <text:p text:style-name="P39"><text:span text:style-name="T1">How</text:span><text:span text:style-name="T4"> </text:span><text:span text:style-name="T1">does</text:span><text:span text:style-name="T25"> </text:span><text:span text:style-name="T1">broadband</text:span><text:span text:style-name="T2"> </text:span><text:span text:style-name="T1">differ</text:span><text:span text:style-name="T30"> </text:span><text:span text:style-name="T1">from</text:span><text:span text:style-name="T6"> </text:span><text:span text:style-name="T1">fiber-optic </text:span><text:span text:style-name="T3">internet?</text:span></text:p>
        </text:list-item>
      </text:list>
      <text:p text:style-name="P18"><text:span text:style-name="T3">Answer:</text:span></text:p>
      <text:list xml:id="list101655630858844" text:continue-list="list101655062738972" text:style-name="WWNum2">
        <text:list-item>
          <text:p text:style-name="P40"><text:span text:style-name="T1">Broadband </text:span>is a high-speed internet connection that can be<text:span text:style-name="T12"> </text:span>delivered<text:span text:style-name="T12"> </text:span>via<text:span text:style-name="T13"> </text:span>various<text:span text:style-name="T17"> </text:span>technologies,<text:span text:style-name="T17"> </text:span>such<text:span text:style-name="T12"> </text:span>as<text:span text:style-name="T9"> </text:span>DSL,<text:span text:style-name="T17"> </text:span>cable, or satellite.</text:p>
        </text:list-item>
        <text:list-item>
          <text:p text:style-name="P41"><text:span text:style-name="T1">Fiber-optic</text:span><text:span text:style-name="T30"> </text:span><text:span text:style-name="T1">internet</text:span><text:span text:style-name="T3"> </text:span>uses<text:span text:style-name="T12"> </text:span>fiber-optic<text:span text:style-name="T13"> </text:span>cables<text:span text:style-name="T12"> </text:span>to<text:span text:style-name="T18"> </text:span>transmit data at very high speeds and with greater reliability compared to traditional broadband technologies.</text:p>
        </text:list-item>
      </text:list>
      <text:p text:style-name="P42"><draw:g text:anchor-type="char" draw:z-index="8" draw:name="Group 51" draw:style-name="gr15"><draw:custom-shape draw:name="Graphic 52" draw:style-name="gr19" draw:text-style-name="P3" svg:width="5.7669in" svg:height="0.0248in" svg:x="1.5in" svg:y="0.1953in"><text:p/><draw:enhanced-geometry draw:mirror-horizontal="false" draw:mirror-vertical="false" drawooo:sub-view-size="5273040 21590" draw:text-areas="0 0 ?f0 ?f1" svg:viewBox="0 0 0 0" draw:type="ooxml-non-primitive" draw:enhanced-path="M 5273040 0 L 0 0 0 21577 5273040 21577 5273040 0 Z N"><draw:equation draw:name="f0" draw:formula="logwidth"/><draw:equation draw:name="f1" draw:formula="logheight"/></draw:enhanced-geometry></draw:custom-shape><draw:custom-shape draw:name="Graphic 53" draw:style-name="gr10" draw:text-style-name="P4" svg:width="0.0031in" svg:height="0.0031in" svg:x="7.2665in" svg:y="0.1969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54" draw:style-name="gr20" draw:text-style-name="P3" svg:width="5.7689in" svg:height="0.0213in" svg:x="1.5008in" svg:y="0.1969in"><text:p/><draw:enhanced-geometry draw:mirror-horizontal="false" draw:mirror-vertical="false" drawooo:sub-view-size="5274945 18415 5274945 18415" draw:text-areas="0 0 ?f0 ?f1" svg:viewBox="0 0 0 0" draw:type="ooxml-non-primitive" draw:enhanced-path="M 3035 3048 L 0 3048 0 18288 3035 18288 3035 3048 Z N M 5274818 0 L 5271770 0 5271770 3048 5274818 3048 5274818 0 Z N"><draw:equation draw:name="f0" draw:formula="logwidth"/><draw:equation draw:name="f1" draw:formula="logheight"/></draw:enhanced-geometry></draw:custom-shape><draw:custom-shape draw:name="Graphic 55" draw:style-name="gr21" draw:text-style-name="P4" svg:width="0.0031in" svg:height="0.0177in" svg:x="7.2665in" svg:y="0.2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56" draw:style-name="gr13" draw:text-style-name="P3" svg:width="0.0031in" svg:height="0.0031in" svg:x="1.5008in" svg:y="0.2181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57" draw:style-name="gr14" draw:text-style-name="P4" svg:width="5.7689in" svg:height="0.0031in" svg:x="1.5008in" svg:y="0.2181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xml:id="list101655968559192" text:continue-list="list101655659887910" text:style-name="WWNum1">
        <text:list-item>
          <text:p text:style-name="P43"><text:span text:style-name="T1">What</text:span><text:span text:style-name="T5"> </text:span><text:span text:style-name="T1">are</text:span><text:span text:style-name="T25"> </text:span><text:span text:style-name="T1">the</text:span><text:span text:style-name="T30"> </text:span><text:span text:style-name="T1">differences</text:span><text:span text:style-name="T5"> </text:span><text:span text:style-name="T1">between</text:span><text:span text:style-name="T4"> </text:span><text:span text:style-name="T1">HTTP</text:span><text:span text:style-name="T14"> </text:span><text:span text:style-name="T1">and</text:span><text:span text:style-name="T4"> </text:span><text:span text:style-name="T1">HTTPS </text:span><text:span text:style-name="T3">protocols?</text:span></text:p>
        </text:list-item>
      </text:list>
      <text:p text:style-name="P18"><text:span text:style-name="T3">Answer:</text:span></text:p>
      <text:list xml:id="list101656212872167" text:continue-list="list101655630858844" text:style-name="WWNum2">
        <text:list-item>
          <text:p text:style-name="P44"><text:span text:style-name="T1">HTTP</text:span><text:span text:style-name="T31"> </text:span><text:span text:style-name="T1">(Hypertext</text:span><text:span text:style-name="T14"> </text:span><text:span text:style-name="T1">Transfer</text:span><text:span text:style-name="T25"> </text:span><text:span text:style-name="T1">Protocol)</text:span><text:span text:style-name="T14"> </text:span>is<text:span text:style-name="T22"> </text:span>an<text:span text:style-name="T32"> </text:span>unsecured protocol used for transferring web pages.</text:p>
        </text:list-item>
        <text:list-item>
          <text:p text:style-name="P45"><text:span text:style-name="T1">HTTPS (Hypertext Transfer Protocol Secure) </text:span>is a secure<text:span text:style-name="T20"> </text:span>version<text:span text:style-name="T20"> </text:span>of<text:span text:style-name="T23"> </text:span>HTTP,<text:span text:style-name="T21"> </text:span>which<text:span text:style-name="T32"> </text:span>uses<text:span text:style-name="T21"> </text:span>encryption<text:span text:style-name="T20"> </text:span>(SSL/TLS) to protect<text:span text:style-name="T9"> </text:span>data during<text:span text:style-name="T12"> </text:span>transmission between the client<text:span text:style-name="T9"> </text:span>and <text:span text:style-name="T11">server.</text:span></text:p>
        </text:list-item>
      </text:list>
      <text:p text:style-name="P46"><draw:g text:anchor-type="char" draw:z-index="9" draw:name="Group 58" draw:style-name="gr8"><draw:custom-shape draw:name="Graphic 59" draw:style-name="gr9" draw:text-style-name="P3" svg:width="5.7669in" svg:height="0.0232in" svg:x="1.5in" svg:y="0.1965in"><text:p/><draw:enhanced-geometry draw:mirror-horizontal="false" draw:mirror-vertical="false" drawooo:sub-view-size="5273040 20955" draw:text-areas="0 0 ?f0 ?f1" svg:viewBox="0 0 0 0" draw:type="ooxml-non-primitive" draw:enhanced-path="M 5273040 0 L 0 0 0 20955 5273040 20955 5273040 0 Z N"><draw:equation draw:name="f0" draw:formula="logwidth"/><draw:equation draw:name="f1" draw:formula="logheight"/></draw:enhanced-geometry></draw:custom-shape><draw:custom-shape draw:name="Graphic 60" draw:style-name="gr10" draw:text-style-name="P4" svg:width="0.0031in" svg:height="0.0031in" svg:x="7.2665in" svg:y="0.1992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61" draw:style-name="gr16" draw:text-style-name="P3" svg:width="5.7689in" svg:height="0.0205in" svg:x="1.5008in" svg:y="0.1992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62" draw:style-name="gr17" draw:text-style-name="P4" svg:width="0.0031in" svg:height="0.0169in" svg:x="7.2665in" svg:y="0.202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63" draw:style-name="gr13" draw:text-style-name="P3" svg:width="0.0031in" svg:height="0.0031in" svg:x="1.5008in" svg:y="0.2193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64" draw:style-name="gr14" draw:text-style-name="P4" svg:width="5.7689in" svg:height="0.0031in" svg:x="1.5008in" svg:y="0.2193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text:continue-list="list101655968559192" text:style-name="WWNum1">
        <text:list-item>
          <text:p text:style-name="P47"><text:span text:style-name="T1">What</text:span><text:span text:style-name="T2"> </text:span><text:span text:style-name="T1">is</text:span><text:span text:style-name="T3"> </text:span><text:span text:style-name="T1">the</text:span><text:span text:style-name="T14"> </text:span><text:span text:style-name="T1">role</text:span><text:span text:style-name="T3"> </text:span><text:span text:style-name="T1">of</text:span><text:span text:style-name="T14"> </text:span><text:span text:style-name="T1">encryption in</text:span><text:span text:style-name="T5"> </text:span><text:span text:style-name="T1">securing </text:span><text:span text:style-name="T3">applications?</text:span></text:p>
        </text:list-item>
      </text:list>
      <text:p text:style-name="P18"><text:span text:style-name="T3">Answer:</text:span></text:p>
      <text:p text:style-name="P48">Encryption converts data into a secure format that can only be read by authorized parties. In applications, encryption<text:span text:style-name="T17"> </text:span>ensures<text:span text:style-name="T22"> </text:span>that<text:span text:style-name="T22"> </text:span>sensitive<text:span text:style-name="T10"> </text:span>data,<text:span text:style-name="T22"> </text:span>such<text:span text:style-name="T17"> </text:span>as<text:span text:style-name="T11"> </text:span>passwords</text:p>
      <text:p text:style-name="P49">or<text:span text:style-name="T21"> </text:span>personal<text:span text:style-name="T17"> </text:span>information,<text:span text:style-name="T12"> </text:span>is<text:span text:style-name="T18"> </text:span>protected<text:span text:style-name="T21"> </text:span>from<text:span text:style-name="T17"> </text:span>unauthorized access during transmission or storage.</text:p>
      <text:p text:style-name="P22"><draw:g text:anchor-type="char" draw:z-index="10" draw:name="Group 65" draw:style-name="gr15"><draw:custom-shape draw:name="Graphic 66" draw:style-name="gr9" draw:text-style-name="P3" svg:width="5.7669in" svg:height="0.0232in" svg:x="1.5in" svg:y="0.202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67" draw:style-name="gr10" draw:text-style-name="P4" svg:width="0.0031in" svg:height="0.0031in" svg:x="7.2665in" svg:y="0.2035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68" draw:style-name="gr11" draw:text-style-name="P3" svg:width="5.7689in" svg:height="0.0197in" svg:x="1.5008in" svg:y="0.2035in"><text:p/><draw:enhanced-geometry draw:mirror-horizontal="false" draw:mirror-vertical="false" drawooo:sub-view-size="5274945 18415 5274945 18415" draw:text-areas="0 0 ?f0 ?f1" svg:viewBox="0 0 0 0" draw:type="ooxml-non-primitive" draw:enhanced-path="M 3035 3048 L 0 3048 0 18288 3035 18288 3035 3048 Z N M 5274818 0 L 5271770 0 5271770 3048 5274818 3048 5274818 0 Z N"><draw:equation draw:name="f0" draw:formula="logwidth"/><draw:equation draw:name="f1" draw:formula="logheight"/></draw:enhanced-geometry></draw:custom-shape><draw:custom-shape draw:name="Graphic 69" draw:style-name="gr12" draw:text-style-name="P4" svg:width="0.0031in" svg:height="0.0161in" svg:x="7.2665in" svg:y="0.2067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70" draw:style-name="gr13" draw:text-style-name="P3" svg:width="0.0031in" svg:height="0.0031in" svg:x="1.5008in" svg:y="0.2236in"><text:p/><draw:enhanced-geometry draw:mirror-horizontal="false" draw:mirror-vertical="false" drawooo:sub-view-size="3175 3175" draw:text-areas="0 0 ?f0 ?f1" svg:viewBox="0 0 0 0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71" draw:style-name="gr14" draw:text-style-name="P4" svg:width="5.7689in" svg:height="0.0031in" svg:x="1.5008in" svg:y="0.2236in"><text:p/><draw:enhanced-geometry draw:mirror-horizontal="false" draw:mirror-vertical="false" drawooo:sub-view-size="5274945 3175 5274945 3175" draw:text-areas="0 0 ?f0 ?f1" svg:viewBox="0 0 0 0" draw:type="ooxml-non-primitive" draw:enhanced-path="M 3035 0 L 0 0 0 3048 3035 3048 3035 0 Z N M 5274818 0 L 5271770 0 3048 0 3048 3048 5271770 3048 5274818 3048 5274818 0 Z N"><draw:equation draw:name="f0" draw:formula="logwidth"/><draw:equation draw:name="f1" draw:formula="logheight"/></draw:enhanced-geometry></draw:custom-shape></draw:g></text:p>
      <text:list xml:id="list101655196433710" text:continue-numbering="true" text:style-name="WWNum1">
        <text:list-item>
          <text:p text:style-name="P50"><text:span text:style-name="T1">What</text:span><text:span text:style-name="T25"> </text:span><text:span text:style-name="T1">is</text:span><text:span text:style-name="T16"> </text:span><text:span text:style-name="T1">the</text:span><text:span text:style-name="T30"> </text:span><text:span text:style-name="T1">difference</text:span><text:span text:style-name="T5"> </text:span><text:span text:style-name="T1">between</text:span><text:span text:style-name="T3"> </text:span><text:span text:style-name="T1">system</text:span><text:span text:style-name="T6"> </text:span><text:span text:style-name="T1">software and application software?</text:span></text:p>
        </text:list-item>
      </text:list>
      <text:p text:style-name="P18"><text:span text:style-name="T3">Answer:</text:span></text:p>
      <text:list xml:id="list101654181721399" text:continue-list="list101656212872167" text:style-name="WWNum2">
        <text:list-item>
          <text:p text:style-name="P51"><text:span text:style-name="T1">System software </text:span>includes the operating system and utilities<text:span text:style-name="T17"> </text:span>that<text:span text:style-name="T17"> </text:span>manage<text:span text:style-name="T10"> </text:span>hardware<text:span text:style-name="T12"> </text:span>resources<text:span text:style-name="T9"> </text:span>(e.g.,<text:span text:style-name="T20"> </text:span>Windows, <text:span text:style-name="T11">Linux).</text:span></text:p>
        </text:list-item>
        <text:list-item>
          <text:p text:style-name="P52"><text:span text:style-name="T1">Application</text:span><text:span text:style-name="T30"> </text:span><text:span text:style-name="T1">software</text:span><text:span text:style-name="T16"> </text:span>refers<text:span text:style-name="T17"> </text:span>to<text:span text:style-name="T12"> </text:span>programs designed<text:span text:style-name="T18"> </text:span>to perform<text:span text:style-name="T8"> </text:span>specific<text:span text:style-name="T11"> </text:span>tasks<text:span text:style-name="T11"> </text:span>for<text:span text:style-name="T17"> </text:span>users (e.g., Microsoft<text:span text:style-name="T22"> </text:span>Word, Google Chrome).</text:p>
        </text:list-item>
      </text:list>
      <text:p text:style-name="P53"><draw:g text:anchor-type="char" draw:z-index="11" draw:name="Group 72" draw:style-name="gr8"><draw:custom-shape draw:name="Graphic 73" draw:style-name="gr9" draw:text-style-name="P3" svg:width="5.7669in" svg:height="0.0232in" svg:x="1.5in" svg:y="0.1953in"><text:p/><draw:enhanced-geometry draw:mirror-horizontal="false" draw:mirror-vertical="false" drawooo:sub-view-size="5273040 20955" draw:text-areas="0 0 ?f0 ?f1" svg:viewBox="0 0 0 0" draw:type="ooxml-non-primitive" draw:enhanced-path="M 5273040 0 L 0 0 0 20942 5273040 20942 5273040 0 Z N"><draw:equation draw:name="f0" draw:formula="logwidth"/><draw:equation draw:name="f1" draw:formula="logheight"/></draw:enhanced-geometry></draw:custom-shape><draw:custom-shape draw:name="Graphic 74" draw:style-name="gr10" draw:text-style-name="P4" svg:width="0.0031in" svg:height="0.0031in" svg:x="7.2665in" svg:y="0.1969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75" draw:style-name="gr16" draw:text-style-name="P3" svg:width="5.7689in" svg:height="0.0205in" svg:x="1.5008in" svg:y="0.1969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76" draw:style-name="gr17" draw:text-style-name="P4" svg:width="0.0031in" svg:height="0.0169in" svg:x="7.2665in" svg:y="0.2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77" draw:style-name="gr13" draw:text-style-name="P3" svg:width="0.0031in" svg:height="0.0031in" svg:x="1.5008in" svg:y="0.2173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78" draw:style-name="gr14" draw:text-style-name="P4" svg:width="5.7689in" svg:height="0.0031in" svg:x="1.5008in" svg:y="0.2173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text:continue-list="list101655196433710" text:style-name="WWNum1">
        <text:list-item>
          <text:p text:style-name="P54"><text:span text:style-name="T1">What</text:span><text:span text:style-name="T5"> </text:span><text:span text:style-name="T1">is the significance</text:span><text:span text:style-name="T14"> </text:span><text:span text:style-name="T1">of</text:span><text:span text:style-name="T16"> </text:span><text:span text:style-name="T1">modularity</text:span><text:span text:style-name="T27"> </text:span><text:span text:style-name="T1">in software </text:span><text:span text:style-name="T3">architecture?</text:span></text:p>
        </text:list-item>
      </text:list>
      <text:p text:style-name="P18"><text:span text:style-name="T3">Answer:</text:span></text:p>
      <text:p text:style-name="P55">Modularity refers to the design principle of breaking down software into smaller, manageable components or modules.<text:span text:style-name="T21"> </text:span>This<text:span text:style-name="T22"> </text:span>makes<text:span text:style-name="T8"> </text:span>the<text:span text:style-name="T22"> </text:span>software<text:span text:style-name="T11"> </text:span>easier<text:span text:style-name="T22"> </text:span>to<text:span text:style-name="T17"> </text:span>maintain,<text:span text:style-name="T8"> </text:span>test, and update, and allows for better scalability and flexibility.</text:p>
      <text:p text:style-name="P56"><draw:g text:anchor-type="char" draw:z-index="12" draw:name="Group 79" draw:style-name="gr15"><draw:custom-shape draw:name="Graphic 80" draw:style-name="gr18" draw:text-style-name="P3" svg:width="5.7669in" svg:height="0.024in" svg:x="1.5in" svg:y="0.1984in"><text:p/><draw:enhanced-geometry draw:mirror-horizontal="false" draw:mirror-vertical="false" drawooo:sub-view-size="5273040 20955" draw:text-areas="0 0 ?f0 ?f1" svg:viewBox="0 0 0 0" draw:type="ooxml-non-primitive" draw:enhanced-path="M 5273040 0 L 0 0 0 20955 5273040 20955 5273040 0 Z N"><draw:equation draw:name="f0" draw:formula="logwidth"/><draw:equation draw:name="f1" draw:formula="logheight"/></draw:enhanced-geometry></draw:custom-shape><draw:custom-shape draw:name="Graphic 81" draw:style-name="gr10" draw:text-style-name="P4" svg:width="0.0031in" svg:height="0.0031in" svg:x="7.2665in" svg:y="0.2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82" draw:style-name="gr20" draw:text-style-name="P3" svg:width="5.7689in" svg:height="0.0213in" svg:x="1.5008in" svg:y="0.2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83" draw:style-name="gr21" draw:text-style-name="P4" svg:width="0.0031in" svg:height="0.0177in" svg:x="7.2665in" svg:y="0.2031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84" draw:style-name="gr13" draw:text-style-name="P3" svg:width="0.0031in" svg:height="0.0031in" svg:x="1.5008in" svg:y="0.2213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85" draw:style-name="gr14" draw:text-style-name="P4" svg:width="5.7689in" svg:height="0.0031in" svg:x="1.5008in" svg:y="0.2213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text:continue-numbering="true" text:style-name="WWNum1">
        <text:list-item>
          <text:p text:style-name="P57"><text:span text:style-name="T1">Why</text:span><text:span text:style-name="T33"> </text:span><text:span text:style-name="T1">are</text:span><text:span text:style-name="T3"> </text:span><text:span text:style-name="T1">layers</text:span><text:span text:style-name="T3"> </text:span><text:span text:style-name="T1">important</text:span><text:span text:style-name="T3"> </text:span><text:span text:style-name="T1">in</text:span><text:span text:style-name="T5"> </text:span><text:span text:style-name="T1">software</text:span><text:span text:style-name="T3"> </text:span><text:span text:style-name="T1">architecture? </text:span><text:span text:style-name="T3">Answer:</text:span></text:p>
        </text:list-item>
      </text:list>
      <text:p text:style-name="P58">Layers in software architecture help separate concerns and responsibilities. By dividing the system into layers (e.g., presentation, business logic, and data access), it becomes easier<text:span text:style-name="T12"> </text:span>to<text:span text:style-name="T23"> </text:span>manage,<text:span text:style-name="T12"> </text:span>update,<text:span text:style-name="T9"> </text:span>and<text:span text:style-name="T22"> </text:span>troubleshoot<text:span text:style-name="T12"> </text:span>the software, as changes to one layer are less likely to affect <text:span text:style-name="T11">others.</text:span></text:p>
      <text:p text:style-name="P56"><draw:g text:anchor-type="char" draw:z-index="13" draw:name="Group 86" draw:style-name="gr15"><draw:custom-shape draw:name="Graphic 87" draw:style-name="gr18" draw:text-style-name="P3" svg:width="5.7669in" svg:height="0.024in" svg:x="1.5in" svg:y="0.198in"><text:p/><draw:enhanced-geometry draw:mirror-horizontal="false" draw:mirror-vertical="false" drawooo:sub-view-size="5273040 21590" draw:text-areas="0 0 ?f0 ?f1" svg:viewBox="0 0 0 0" draw:type="ooxml-non-primitive" draw:enhanced-path="M 5273040 0 L 0 0 0 21577 5273040 21577 5273040 0 Z N"><draw:equation draw:name="f0" draw:formula="logwidth"/><draw:equation draw:name="f1" draw:formula="logheight"/></draw:enhanced-geometry></draw:custom-shape><draw:custom-shape draw:name="Graphic 88" draw:style-name="gr10" draw:text-style-name="P4" svg:width="0.0031in" svg:height="0.0031in" svg:x="7.2665in" svg:y="0.2008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89" draw:style-name="gr16" draw:text-style-name="P3" svg:width="5.7689in" svg:height="0.0205in" svg:x="1.5008in" svg:y="0.2008in"><text:p/><draw:enhanced-geometry draw:mirror-horizontal="false" draw:mirror-vertical="false" drawooo:sub-view-size="5274945 18415 5274945 18415" draw:text-areas="0 0 ?f0 ?f1" svg:viewBox="0 0 0 0" draw:type="ooxml-non-primitive" draw:enhanced-path="M 3035 3060 L 0 3060 0 18288 3035 18288 3035 3060 Z N M 5274818 0 L 5271770 0 5271770 3048 5274818 3048 5274818 0 Z N"><draw:equation draw:name="f0" draw:formula="logwidth"/><draw:equation draw:name="f1" draw:formula="logheight"/></draw:enhanced-geometry></draw:custom-shape><draw:custom-shape draw:name="Graphic 90" draw:style-name="gr17" draw:text-style-name="P4" svg:width="0.0031in" svg:height="0.0169in" svg:x="7.2665in" svg:y="0.2043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91" draw:style-name="gr13" draw:text-style-name="P3" svg:width="0.0031in" svg:height="0.0031in" svg:x="1.5008in" svg:y="0.2217in"><text:p/><draw:enhanced-geometry draw:mirror-horizontal="false" draw:mirror-vertical="false" drawooo:sub-view-size="3175 3175" draw:text-areas="0 0 ?f0 ?f1" svg:viewBox="0 0 0 0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92" draw:style-name="gr14" draw:text-style-name="P4" svg:width="5.7689in" svg:height="0.0031in" svg:x="1.5008in" svg:y="0.2217in"><text:p/><draw:enhanced-geometry draw:mirror-horizontal="false" draw:mirror-vertical="false" drawooo:sub-view-size="5274945 3175 5274945 3175" draw:text-areas="0 0 ?f0 ?f1" svg:viewBox="0 0 0 0" draw:type="ooxml-non-primitive" draw:enhanced-path="M 3035 0 L 0 0 0 3048 3035 3048 3035 0 Z N M 5274818 0 L 5271770 0 3048 0 3048 3048 5271770 3048 5274818 3048 5274818 0 Z N"><draw:equation draw:name="f0" draw:formula="logwidth"/><draw:equation draw:name="f1" draw:formula="logheight"/></draw:enhanced-geometry></draw:custom-shape></draw:g></text:p>
      <text:list text:continue-numbering="true" text:style-name="WWNum1">
        <text:list-item>
          <text:p text:style-name="P59"><text:span text:style-name="T1">Explain</text:span><text:span text:style-name="T3"> </text:span><text:span text:style-name="T1">the</text:span><text:span text:style-name="T30"> </text:span><text:span text:style-name="T1">importance</text:span><text:span text:style-name="T5"> </text:span><text:span text:style-name="T1">of</text:span><text:span text:style-name="T16"> </text:span><text:span text:style-name="T1">a</text:span><text:span text:style-name="T19"> </text:span><text:span text:style-name="T1">development environment in software production.</text:span></text:p>
        </text:list-item>
      </text:list>
      <text:p text:style-name="P60"><text:span text:style-name="T3">Answer:</text:span></text:p>
      <text:p text:style-name="P61">A development environment provides the tools, libraries, and frameworks required to write, test, and debug software.<text:span text:style-name="T9"> </text:span>It<text:span text:style-name="T9"> </text:span>ensures<text:span text:style-name="T18"> </text:span>consistency<text:span text:style-name="T12"> </text:span>and<text:span text:style-name="T13"> </text:span>efficiency<text:span text:style-name="T12"> </text:span>during<text:span text:style-name="T21"> </text:span>the development process, enabling developers to build and test applications in a controlled environment before deploying them.</text:p>
      <text:p text:style-name="P7"><draw:g text:anchor-type="char" draw:z-index="14" draw:name="Group 93" draw:style-name="gr15"><draw:custom-shape draw:name="Graphic 94" draw:style-name="gr9" draw:text-style-name="P3" svg:width="5.7669in" svg:height="0.0232in" svg:x="1.5in" svg:y="0.2in"><text:p/><draw:enhanced-geometry draw:mirror-horizontal="false" draw:mirror-vertical="false" drawooo:sub-view-size="5273040 20955" draw:text-areas="0 0 ?f0 ?f1" svg:viewBox="0 0 0 0" draw:type="ooxml-non-primitive" draw:enhanced-path="M 5273040 0 L 0 0 0 20955 5273040 20955 5273040 0 Z N"><draw:equation draw:name="f0" draw:formula="logwidth"/><draw:equation draw:name="f1" draw:formula="logheight"/></draw:enhanced-geometry></draw:custom-shape><draw:custom-shape draw:name="Graphic 95" draw:style-name="gr10" draw:text-style-name="P4" svg:width="0.0031in" svg:height="0.0031in" svg:x="7.2665in" svg:y="0.2008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96" draw:style-name="gr16" draw:text-style-name="P3" svg:width="5.7689in" svg:height="0.0205in" svg:x="1.5008in" svg:y="0.2008in"><text:p/><draw:enhanced-geometry draw:mirror-horizontal="false" draw:mirror-vertical="false" drawooo:sub-view-size="5274945 18415 5274945 18415" draw:text-areas="0 0 ?f0 ?f1" svg:viewBox="0 0 0 0" draw:type="ooxml-non-primitive" draw:enhanced-path="M 3035 3048 L 0 3048 0 18288 3035 18288 3035 3048 Z N M 5274818 0 L 5271770 0 5271770 3048 5274818 3048 5274818 0 Z N"><draw:equation draw:name="f0" draw:formula="logwidth"/><draw:equation draw:name="f1" draw:formula="logheight"/></draw:enhanced-geometry></draw:custom-shape><draw:custom-shape draw:name="Graphic 97" draw:style-name="gr17" draw:text-style-name="P4" svg:width="0.0031in" svg:height="0.0169in" svg:x="7.2665in" svg:y="0.2043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98" draw:style-name="gr13" draw:text-style-name="P3" svg:width="0.0031in" svg:height="0.0031in" svg:x="1.5008in" svg:y="0.2217in"><text:p/><draw:enhanced-geometry draw:mirror-horizontal="false" draw:mirror-vertical="false" drawooo:sub-view-size="3175 3175" draw:text-areas="0 0 ?f0 ?f1" svg:viewBox="0 0 0 0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99" draw:style-name="gr14" draw:text-style-name="P4" svg:width="5.7689in" svg:height="0.0031in" svg:x="1.5008in" svg:y="0.2217in"><text:p/><draw:enhanced-geometry draw:mirror-horizontal="false" draw:mirror-vertical="false" drawooo:sub-view-size="5274945 3175 5274945 3175" draw:text-areas="0 0 ?f0 ?f1" svg:viewBox="0 0 0 0" draw:type="ooxml-non-primitive" draw:enhanced-path="M 3035 0 L 0 0 0 3048 3035 3048 3035 0 Z N M 5274818 0 L 5271770 0 3048 0 3048 3048 5271770 3048 5274818 3048 5274818 0 Z N"><draw:equation draw:name="f0" draw:formula="logwidth"/><draw:equation draw:name="f1" draw:formula="logheight"/></draw:enhanced-geometry></draw:custom-shape></draw:g></text:p>
      <text:list xml:id="list101654402418319" text:continue-numbering="true" text:style-name="WWNum1">
        <text:list-item>
          <text:p text:style-name="P62"><text:span text:style-name="T1">What</text:span><text:span text:style-name="T30"> </text:span><text:span text:style-name="T1">is</text:span><text:span text:style-name="T4"> </text:span><text:span text:style-name="T1">the</text:span><text:span text:style-name="T2"> </text:span><text:span text:style-name="T1">difference</text:span><text:span text:style-name="T16"> </text:span><text:span text:style-name="T1">between</text:span><text:span text:style-name="T6"> </text:span><text:span text:style-name="T1">source</text:span><text:span text:style-name="T25"> </text:span><text:span text:style-name="T1">code</text:span><text:span text:style-name="T3"> </text:span><text:span text:style-name="T1">and machine code?</text:span></text:p>
        </text:list-item>
      </text:list>
      <text:p text:style-name="P18"><text:span text:style-name="T3">Answer:</text:span></text:p>
      <text:list xml:id="list101655440112102" text:continue-list="list101654181721399" text:style-name="WWNum2">
        <text:list-item>
          <text:p text:style-name="P63"><text:span text:style-name="T1">Source</text:span><text:span text:style-name="T30"> </text:span><text:span text:style-name="T1">code</text:span><text:span text:style-name="T16"> </text:span>is<text:span text:style-name="T11"> </text:span>the<text:span text:style-name="T22"> </text:span>human-readable<text:span text:style-name="T9"> </text:span>code<text:span text:style-name="T11"> </text:span>written<text:span text:style-name="T22"> </text:span>by developers in high-level programming languages.</text:p>
        </text:list-item>
        <text:list-item>
          <text:p text:style-name="P64"><text:span text:style-name="T1">Machine</text:span><text:span text:style-name="T30"> </text:span><text:span text:style-name="T1">code</text:span><text:span text:style-name="T14"> </text:span>is<text:span text:style-name="T12"> </text:span>the<text:span text:style-name="T13"> </text:span>low-level, binary<text:span text:style-name="T12"> </text:span>code<text:span text:style-name="T13"> </text:span>that<text:span text:style-name="T12"> </text:span>the computer's processor can directly execute.</text:p>
        </text:list-item>
      </text:list>
      <text:p text:style-name="P65"><draw:g text:anchor-type="char" draw:z-index="15" draw:name="Group 100" draw:style-name="gr8"><draw:custom-shape draw:name="Graphic 101" draw:style-name="gr9" draw:text-style-name="P3" svg:width="5.7669in" svg:height="0.0232in" svg:x="1.5in" svg:y="0.1862in"><text:p/><draw:enhanced-geometry draw:mirror-horizontal="false" draw:mirror-vertical="false" drawooo:sub-view-size="5273040 20955" draw:text-areas="0 0 ?f0 ?f1" svg:viewBox="0 0 0 0" draw:type="ooxml-non-primitive" draw:enhanced-path="M 5273040 0 L 0 0 0 20955 5273040 20955 5273040 0 Z N"><draw:equation draw:name="f0" draw:formula="logwidth"/><draw:equation draw:name="f1" draw:formula="logheight"/></draw:enhanced-geometry></draw:custom-shape><draw:custom-shape draw:name="Graphic 102" draw:style-name="gr10" draw:text-style-name="P4" svg:width="0.0031in" svg:height="0.0031in" svg:x="7.2665in" svg:y="0.1878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103" draw:style-name="gr16" draw:text-style-name="P3" svg:width="5.7689in" svg:height="0.0205in" svg:x="1.5008in" svg:y="0.1878in"><text:p/><draw:enhanced-geometry draw:mirror-horizontal="false" draw:mirror-vertical="false" drawooo:sub-view-size="5274945 18415 5274945 18415" draw:text-areas="0 0 ?f0 ?f1" svg:viewBox="0 0 0 0" draw:type="ooxml-non-primitive" draw:enhanced-path="M 3035 3048 L 0 3048 0 18275 3035 18275 3035 3048 Z N M 5274818 0 L 5271770 0 5271770 3035 5274818 3035 5274818 0 Z N"><draw:equation draw:name="f0" draw:formula="logwidth"/><draw:equation draw:name="f1" draw:formula="logheight"/></draw:enhanced-geometry></draw:custom-shape><draw:custom-shape draw:name="Graphic 104" draw:style-name="gr17" draw:text-style-name="P4" svg:width="0.0031in" svg:height="0.0169in" svg:x="7.2665in" svg:y="0.1909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105" draw:style-name="gr13" draw:text-style-name="P3" svg:width="0.0031in" svg:height="0.0031in" svg:x="1.5008in" svg:y="0.2083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06" draw:style-name="gr14" draw:text-style-name="P4" svg:width="5.7689in" svg:height="0.0031in" svg:x="1.5008in" svg:y="0.2083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text:continue-list="list101654402418319" text:style-name="WWNum1">
        <text:list-item>
          <text:p text:style-name="P66"><text:span text:style-name="T1">Why</text:span><text:span text:style-name="T15"> </text:span><text:span text:style-name="T1">is</text:span><text:span text:style-name="T3"> </text:span><text:span text:style-name="T1">version</text:span><text:span text:style-name="T5"> </text:span><text:span text:style-name="T1">control</text:span><text:span text:style-name="T4"> </text:span><text:span text:style-name="T1">important</text:span><text:span text:style-name="T3"> </text:span><text:span text:style-name="T1">in</text:span><text:span text:style-name="T5"> </text:span><text:span text:style-name="T1">software </text:span><text:span text:style-name="T3">development?</text:span></text:p>
        </text:list-item>
      </text:list>
      <text:p text:style-name="P9"><text:span text:style-name="T3">Answer:</text:span></text:p>
      <text:p text:style-name="P55">Version<text:span text:style-name="T10"> </text:span>control<text:span text:style-name="T21"> </text:span>allows<text:span text:style-name="T9"> </text:span>developers<text:span text:style-name="T17"> </text:span>to<text:span text:style-name="T12"> </text:span>track<text:span text:style-name="T8"> </text:span>changes<text:span text:style-name="T17"> </text:span>to<text:span text:style-name="T18"> </text:span>the source code over time, collaborate with others, and manage<text:span text:style-name="T21"> </text:span>different versions<text:span text:style-name="T13"> </text:span>of<text:span text:style-name="T13"> </text:span>the<text:span text:style-name="T22"> </text:span>software. It<text:span text:style-name="T13"> </text:span>ensures<text:span text:style-name="T13"> </text:span>that changes can be reversed if necessary and provides a clear history of modifications.</text:p>
      <text:p text:style-name="P56"><draw:g text:anchor-type="char" draw:z-index="16" draw:name="Group 107" draw:style-name="gr15"><draw:custom-shape draw:name="Graphic 108" draw:style-name="gr9" draw:text-style-name="P3" svg:width="5.7669in" svg:height="0.0232in" svg:x="1.5in" svg:y="0.198in"><text:p/><draw:enhanced-geometry draw:mirror-horizontal="false" draw:mirror-vertical="false" drawooo:sub-view-size="5273040 20955" draw:text-areas="0 0 ?f0 ?f1" svg:viewBox="0 0 0 0" draw:type="ooxml-non-primitive" draw:enhanced-path="M 5273040 0 L 0 0 0 20955 5273040 20955 5273040 0 Z N"><draw:equation draw:name="f0" draw:formula="logwidth"/><draw:equation draw:name="f1" draw:formula="logheight"/></draw:enhanced-geometry></draw:custom-shape><draw:custom-shape draw:name="Graphic 109" draw:style-name="gr10" draw:text-style-name="P4" svg:width="0.0031in" svg:height="0.0031in" svg:x="7.2665in" svg:y="0.2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110" draw:style-name="gr16" draw:text-style-name="P3" svg:width="5.7689in" svg:height="0.0205in" svg:x="1.5008in" svg:y="0.2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111" draw:style-name="gr17" draw:text-style-name="P4" svg:width="0.0031in" svg:height="0.0169in" svg:x="7.2665in" svg:y="0.2035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112" draw:style-name="gr13" draw:text-style-name="P3" svg:width="0.0031in" svg:height="0.0031in" svg:x="1.5008in" svg:y="0.2209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13" draw:style-name="gr14" draw:text-style-name="P4" svg:width="5.7689in" svg:height="0.0031in" svg:x="1.5008in" svg:y="0.2209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xml:id="list101654863161466" text:continue-numbering="true" text:style-name="WWNum1">
        <text:list-item>
          <text:p text:style-name="P67"><text:span text:style-name="T1">What</text:span><text:span text:style-name="T4"> </text:span><text:span text:style-name="T1">are</text:span><text:span text:style-name="T2"> </text:span><text:span text:style-name="T1">the</text:span><text:span text:style-name="T14"> </text:span><text:span text:style-name="T1">benefits</text:span><text:span text:style-name="T14"> </text:span><text:span text:style-name="T1">of</text:span><text:span text:style-name="T3"> </text:span><text:span text:style-name="T1">using Github</text:span><text:span text:style-name="T5"> </text:span><text:span text:style-name="T1">for </text:span><text:span text:style-name="T3">students?</text:span></text:p>
        </text:list-item>
      </text:list>
      <text:p text:style-name="P18"><text:span text:style-name="T3">Answer:</text:span></text:p>
      <text:list xml:id="list101654626381398" text:continue-list="list101655440112102" text:style-name="WWNum2">
        <text:list-item>
          <text:p text:style-name="P68"><text:span text:style-name="T1">Collaboration</text:span>:<text:span text:style-name="T22"> </text:span>GitHub<text:span text:style-name="T17"> </text:span>allows<text:span text:style-name="T8"> </text:span>students<text:span text:style-name="T22"> </text:span>to<text:span text:style-name="T17"> </text:span>work<text:span text:style-name="T8"> </text:span>on<text:span text:style-name="T17"> </text:span>projects together, sharing code and version control.</text:p>
        </text:list-item>
        <text:list-item>
          <text:p text:style-name="P69"><text:span text:style-name="T1">Portfolio</text:span>:<text:span text:style-name="T12"> </text:span>Students<text:span text:style-name="T12"> </text:span>can<text:span text:style-name="T21"> </text:span>showcase<text:span text:style-name="T18"> </text:span>their<text:span text:style-name="T13"> </text:span>projects<text:span text:style-name="T9"> </text:span>and demonstrate their coding skills.</text:p>
          <text:p text:style-name="P70"><text:span text:style-name="T1">Version</text:span><text:span text:style-name="T2"> </text:span><text:span text:style-name="T1">control</text:span>:<text:span text:style-name="T12"> </text:span>GitHub<text:span text:style-name="T21"> </text:span>makes<text:span text:style-name="T12"> </text:span>it<text:span text:style-name="T12"> </text:span>easier<text:span text:style-name="T12"> </text:span>to<text:span text:style-name="T18"> </text:span>track<text:span text:style-name="T13"> </text:span>changes and manage different versions of projects.</text:p>
        </text:list-item>
      </text:list>
      <text:p text:style-name="P7"><draw:g text:anchor-type="char" draw:z-index="17" draw:name="Group 114" draw:style-name="gr15"><draw:custom-shape draw:name="Graphic 115" draw:style-name="gr18" draw:text-style-name="P3" svg:width="5.7669in" svg:height="0.024in" svg:x="1.5in" svg:y="0.2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116" draw:style-name="gr10" draw:text-style-name="P4" svg:width="0.0031in" svg:height="0.0031in" svg:x="7.2665in" svg:y="0.2008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117" draw:style-name="gr16" draw:text-style-name="P3" svg:width="5.7689in" svg:height="0.0205in" svg:x="1.5008in" svg:y="0.2008in"><text:p/><draw:enhanced-geometry draw:mirror-horizontal="false" draw:mirror-vertical="false" drawooo:sub-view-size="5274945 18415 5274945 18415" draw:text-areas="0 0 ?f0 ?f1" svg:viewBox="0 0 0 0" draw:type="ooxml-non-primitive" draw:enhanced-path="M 3035 3048 L 0 3048 0 18288 3035 18288 3035 3048 Z N M 5274818 0 L 5271770 0 5271770 3048 5274818 3048 5274818 0 Z N"><draw:equation draw:name="f0" draw:formula="logwidth"/><draw:equation draw:name="f1" draw:formula="logheight"/></draw:enhanced-geometry></draw:custom-shape><draw:custom-shape draw:name="Graphic 118" draw:style-name="gr17" draw:text-style-name="P4" svg:width="0.0031in" svg:height="0.0169in" svg:x="7.2665in" svg:y="0.2043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119" draw:style-name="gr13" draw:text-style-name="P3" svg:width="0.0031in" svg:height="0.0031in" svg:x="1.5008in" svg:y="0.2217in"><text:p/><draw:enhanced-geometry draw:mirror-horizontal="false" draw:mirror-vertical="false" drawooo:sub-view-size="3175 3175" draw:text-areas="0 0 ?f0 ?f1" svg:viewBox="0 0 0 0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120" draw:style-name="gr14" draw:text-style-name="P4" svg:width="5.7689in" svg:height="0.0031in" svg:x="1.5008in" svg:y="0.2217in"><text:p/><draw:enhanced-geometry draw:mirror-horizontal="false" draw:mirror-vertical="false" drawooo:sub-view-size="5274945 3175 5274945 3175" draw:text-areas="0 0 ?f0 ?f1" svg:viewBox="0 0 0 0" draw:type="ooxml-non-primitive" draw:enhanced-path="M 3035 0 L 0 0 0 3048 3035 3048 3035 0 Z N M 5274818 0 L 5271770 0 3048 0 3048 3048 5271770 3048 5274818 3048 5274818 0 Z N"><draw:equation draw:name="f0" draw:formula="logwidth"/><draw:equation draw:name="f1" draw:formula="logheight"/></draw:enhanced-geometry></draw:custom-shape></draw:g></text:p>
      <text:list xml:id="list101655045394032" text:continue-list="list101654863161466" text:style-name="WWNum1">
        <text:list-item>
          <text:p text:style-name="P71"><text:span text:style-name="T1">What</text:span><text:span text:style-name="T4"> </text:span><text:span text:style-name="T1">are</text:span><text:span text:style-name="T2"> </text:span><text:span text:style-name="T1">the</text:span><text:span text:style-name="T14"> </text:span><text:span text:style-name="T1">differences</text:span><text:span text:style-name="T3"> </text:span><text:span text:style-name="T1">between</text:span><text:span text:style-name="T5"> </text:span><text:span text:style-name="T1">open-source</text:span><text:span text:style-name="T4"> </text:span><text:span text:style-name="T1">and proprietary software?</text:span></text:p>
        </text:list-item>
      </text:list>
      <text:p text:style-name="P18"><text:soft-page-break/><text:span text:style-name="T3">Answer:</text:span></text:p>
      <text:list text:continue-list="list101654626381398" text:style-name="WWNum2">
        <text:list-item>
          <text:p text:style-name="P12"><text:span text:style-name="T1">Open-source</text:span><text:span text:style-name="T25"> </text:span><text:span text:style-name="T1">software</text:span><text:span text:style-name="T26"> </text:span>is<text:span text:style-name="T18"> </text:span>freely<text:span text:style-name="T21"> </text:span>available<text:span text:style-name="T22"> </text:span>for<text:span text:style-name="T22"> </text:span><text:span text:style-name="T13">use,</text:span></text:p>
        </text:list-item>
      </text:list>
      <text:p text:style-name="P72">modification,<text:span text:style-name="T20"> </text:span>and<text:span text:style-name="T32"> </text:span>distribution<text:span text:style-name="T32"> </text:span>(e.g.,<text:span text:style-name="T23"> </text:span>Linux,<text:span text:style-name="T21"> </text:span>Mozilla<text:span text:style-name="T18"> </text:span><text:span text:style-name="T11">Firefox).</text:span></text:p>
      <text:list text:continue-numbering="true" text:style-name="WWNum2">
        <text:list-item>
          <text:p text:style-name="P73"><text:span text:style-name="T1">Proprietary software </text:span>is owned by an individual or organization and typically requires a license for use, with restrictions<text:span text:style-name="T9"> </text:span>on<text:span text:style-name="T24"> </text:span>modification<text:span text:style-name="T12"> </text:span>and<text:span text:style-name="T10"> </text:span>distribution<text:span text:style-name="T12"> </text:span>(e.g.,<text:span text:style-name="T17"> </text:span>Microsoft Windows, Adobe Photoshop).</text:p>
        </text:list-item>
      </text:list>
      <text:p text:style-name="P53"><draw:g text:anchor-type="char" draw:z-index="18" draw:name="Group 121" draw:style-name="gr8"><draw:custom-shape draw:name="Graphic 122" draw:style-name="gr9" draw:text-style-name="P3" svg:width="5.7669in" svg:height="0.0232in" svg:x="1.5in" svg:y="0.1953in"><text:p/><draw:enhanced-geometry draw:mirror-horizontal="false" draw:mirror-vertical="false" drawooo:sub-view-size="5273040 20955" draw:text-areas="0 0 ?f0 ?f1" svg:viewBox="0 0 0 0" draw:type="ooxml-non-primitive" draw:enhanced-path="M 5273040 0 L 0 0 0 20942 5273040 20942 5273040 0 Z N"><draw:equation draw:name="f0" draw:formula="logwidth"/><draw:equation draw:name="f1" draw:formula="logheight"/></draw:enhanced-geometry></draw:custom-shape><draw:custom-shape draw:name="Graphic 123" draw:style-name="gr10" draw:text-style-name="P4" svg:width="0.0031in" svg:height="0.0031in" svg:x="7.2665in" svg:y="0.1969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124" draw:style-name="gr16" draw:text-style-name="P3" svg:width="5.7689in" svg:height="0.0205in" svg:x="1.5008in" svg:y="0.1969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125" draw:style-name="gr17" draw:text-style-name="P4" svg:width="0.0031in" svg:height="0.0169in" svg:x="7.2665in" svg:y="0.2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126" draw:style-name="gr13" draw:text-style-name="P3" svg:width="0.0031in" svg:height="0.0031in" svg:x="1.5008in" svg:y="0.2173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27" draw:style-name="gr14" draw:text-style-name="P4" svg:width="5.7689in" svg:height="0.0031in" svg:x="1.5008in" svg:y="0.2173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text:continue-list="list101655045394032" text:style-name="WWNum1">
        <text:list-item>
          <text:p text:style-name="P74"><text:span text:style-name="T1">How</text:span><text:span text:style-name="T3"> </text:span><text:span text:style-name="T1">does</text:span><text:span text:style-name="T30"> </text:span><text:span text:style-name="T1">GIT</text:span><text:span text:style-name="T14"> </text:span><text:span text:style-name="T1">improve</text:span><text:span text:style-name="T16"> </text:span><text:span text:style-name="T1">collaboration</text:span><text:span text:style-name="T14"> </text:span><text:span text:style-name="T1">in</text:span><text:span text:style-name="T6"> </text:span><text:span text:style-name="T1">a</text:span><text:span text:style-name="T30"> </text:span><text:span text:style-name="T1">software development team?</text:span></text:p>
        </text:list-item>
      </text:list>
      <text:p text:style-name="P18"><text:span text:style-name="T3">Answer:</text:span></text:p>
      <text:p text:style-name="P61">GIT allows multiple developers to work on the same project<text:span text:style-name="T22"> </text:span>simultaneously<text:span text:style-name="T17"> </text:span>by<text:span text:style-name="T20"> </text:span>managing<text:span text:style-name="T17"> </text:span>different<text:span text:style-name="T8"> </text:span>versions<text:span text:style-name="T22"> </text:span>of code through branches. It tracks changes, helps merge contributions from different developers, and provides a clear history of changes made to the code.</text:p>
      <text:p text:style-name="P56"><draw:g text:anchor-type="char" draw:z-index="19" draw:name="Group 128" draw:style-name="gr15"><draw:custom-shape draw:name="Graphic 129" draw:style-name="gr19" draw:text-style-name="P3" svg:width="5.7669in" svg:height="0.0248in" svg:x="1.5in" svg:y="0.1984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130" draw:style-name="gr10" draw:text-style-name="P4" svg:width="0.0031in" svg:height="0.0031in" svg:x="7.2665in" svg:y="0.2004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131" draw:style-name="gr20" draw:text-style-name="P3" svg:width="5.7689in" svg:height="0.0213in" svg:x="1.5008in" svg:y="0.2004in"><text:p/><draw:enhanced-geometry draw:mirror-horizontal="false" draw:mirror-vertical="false" drawooo:sub-view-size="5274945 18415 5274945 18415" draw:text-areas="0 0 ?f0 ?f1" svg:viewBox="0 0 0 0" draw:type="ooxml-non-primitive" draw:enhanced-path="M 3035 3060 L 0 3060 0 18288 3035 18288 3035 3060 Z N M 5274818 0 L 5271770 0 5271770 3048 5274818 3048 5274818 0 Z N"><draw:equation draw:name="f0" draw:formula="logwidth"/><draw:equation draw:name="f1" draw:formula="logheight"/></draw:enhanced-geometry></draw:custom-shape><draw:custom-shape draw:name="Graphic 132" draw:style-name="gr21" draw:text-style-name="P4" svg:width="0.0031in" svg:height="0.0177in" svg:x="7.2665in" svg:y="0.2031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133" draw:style-name="gr13" draw:text-style-name="P3" svg:width="0.0031in" svg:height="0.0031in" svg:x="1.5008in" svg:y="0.2213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34" draw:style-name="gr14" draw:text-style-name="P4" svg:width="5.7689in" svg:height="0.0031in" svg:x="1.5008in" svg:y="0.2213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text:continue-numbering="true" text:style-name="WWNum1">
        <text:list-item>
          <text:p text:style-name="P75">What<text:span text:style-name="T22"> </text:span>is<text:span text:style-name="T11"> </text:span>the<text:span text:style-name="T17"> </text:span>role<text:span text:style-name="T11"> </text:span>of<text:span text:style-name="T17"> </text:span>application software<text:span text:style-name="T22"> </text:span>in <text:span text:style-name="T11">businesses?</text:span></text:p>
        </text:list-item>
      </text:list>
      <text:p text:style-name="P76"><text:span text:style-name="T3">Answer:</text:span></text:p>
      <text:p text:style-name="P77">Application software in businesses helps automate tasks, improve<text:span text:style-name="T20"> </text:span>productivity,<text:span text:style-name="T21"> </text:span>and<text:span text:style-name="T32"> </text:span>streamline<text:span text:style-name="T20"> </text:span>operations.<text:span text:style-name="T23"> </text:span>Examples include accounting software, customer relationship management (CRM) systems, and<text:span text:style-name="T9"> </text:span>inventory<text:span text:style-name="T9"> </text:span>management <text:span text:style-name="T11">tools.</text:span></text:p>
      <text:p text:style-name="P78"><draw:g text:anchor-type="char" draw:z-index="20" draw:name="Group 135" draw:style-name="gr15"><draw:custom-shape draw:name="Graphic 136" draw:style-name="gr19" draw:text-style-name="P3" svg:width="5.7669in" svg:height="0.0248in" svg:x="1.5in" svg:y="0.1972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137" draw:style-name="gr10" draw:text-style-name="P4" svg:width="0.0031in" svg:height="0.0031in" svg:x="7.2665in" svg:y="0.2008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138" draw:style-name="gr20" draw:text-style-name="P3" svg:width="5.7689in" svg:height="0.0213in" svg:x="1.5008in" svg:y="0.2008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139" draw:style-name="gr21" draw:text-style-name="P4" svg:width="0.0031in" svg:height="0.0177in" svg:x="7.2665in" svg:y="0.2035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140" draw:style-name="gr13" draw:text-style-name="P3" svg:width="0.0031in" svg:height="0.0031in" svg:x="1.5008in" svg:y="0.2217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41" draw:style-name="gr14" draw:text-style-name="P4" svg:width="5.7689in" svg:height="0.0031in" svg:x="1.5008in" svg:y="0.2217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xml:id="list101655215043378" text:continue-numbering="true" text:style-name="WWNum1">
        <text:list-item>
          <text:p text:style-name="P79"><text:span text:style-name="T1">What</text:span><text:span text:style-name="T3"> </text:span><text:span text:style-name="T1">are</text:span><text:span text:style-name="T14"> </text:span><text:span text:style-name="T1">the</text:span><text:span text:style-name="T5"> </text:span><text:span text:style-name="T1">main stages</text:span><text:span text:style-name="T14"> </text:span><text:span text:style-name="T1">of</text:span><text:span text:style-name="T5"> </text:span><text:span text:style-name="T1">the</text:span><text:span text:style-name="T6"> </text:span><text:span text:style-name="T1">software development process?</text:span></text:p>
        </text:list-item>
      </text:list>
      <text:p text:style-name="P18"><text:span text:style-name="T3">Answer:</text:span></text:p>
      <text:p text:style-name="P37">The<text:span text:style-name="T29"> </text:span>main<text:span text:style-name="T20"> </text:span>stages<text:span text:style-name="T21"> </text:span>of<text:span text:style-name="T21"> </text:span>software<text:span text:style-name="T22"> </text:span>development<text:span text:style-name="T13"> are:</text:span></text:p>
      <text:list text:style-name="WWNum3">
        <text:list-item>
          <text:p text:style-name="P80"><text:span text:style-name="T1">Requirement</text:span><text:span text:style-name="T31"> </text:span><text:span text:style-name="T3">analysis</text:span></text:p>
        </text:list-item>
        <text:list-item>
          <text:p text:style-name="P81"><text:span text:style-name="T1">System</text:span><text:span text:style-name="T30"> </text:span><text:span text:style-name="T3">design</text:span></text:p>
        </text:list-item>
        <text:list-item>
          <text:p text:style-name="P82"><text:span text:style-name="T1">Implementation</text:span><text:span text:style-name="T34"> </text:span><text:span text:style-name="T3">(coding)</text:span></text:p>
        </text:list-item>
        <text:list-item>
          <text:p text:style-name="P81"><text:span text:style-name="T3">Testing</text:span></text:p>
        </text:list-item>
        <text:list-item>
          <text:p text:style-name="P83"><text:span text:style-name="T3">Deployment</text:span></text:p>
        </text:list-item>
        <text:list-item>
          <text:p text:style-name="P81"><text:span text:style-name="T3">Maintenance</text:span></text:p>
        </text:list-item>
      </text:list>
      <text:p text:style-name="P84"><draw:g text:anchor-type="char" draw:z-index="21" draw:name="Group 142" draw:style-name="gr15"><draw:custom-shape draw:name="Graphic 143" draw:style-name="gr18" draw:text-style-name="P3" svg:width="5.7669in" svg:height="0.024in" svg:x="1.5in" svg:y="0.2457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144" draw:style-name="gr10" draw:text-style-name="P4" svg:width="0.0031in" svg:height="0.0031in" svg:x="7.2665in" svg:y="0.2472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145" draw:style-name="gr16" draw:text-style-name="P3" svg:width="5.7689in" svg:height="0.0205in" svg:x="1.5008in" svg:y="0.2472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146" draw:style-name="gr17" draw:text-style-name="P4" svg:width="0.0031in" svg:height="0.0169in" svg:x="7.2665in" svg:y="0.2504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147" draw:style-name="gr13" draw:text-style-name="P3" svg:width="0.0031in" svg:height="0.0031in" svg:x="1.5008in" svg:y="0.2677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48" draw:style-name="gr14" draw:text-style-name="P4" svg:width="5.7689in" svg:height="0.0031in" svg:x="1.5008in" svg:y="0.2677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text:continue-list="list101655215043378" text:style-name="WWNum1">
        <text:list-item>
          <text:p text:style-name="P85"><text:span text:style-name="T1">Why</text:span><text:span text:style-name="T33"> </text:span><text:span text:style-name="T1">is</text:span><text:span text:style-name="T4"> </text:span><text:span text:style-name="T1">the</text:span><text:span text:style-name="T4"> </text:span><text:span text:style-name="T1">requirement</text:span><text:span text:style-name="T4"> </text:span><text:span text:style-name="T1">analysis</text:span><text:span text:style-name="T4"> </text:span><text:span text:style-name="T1">phase</text:span><text:span text:style-name="T4"> </text:span><text:span text:style-name="T1">critical</text:span><text:span text:style-name="T16"> </text:span><text:span text:style-name="T1">in software development?</text:span></text:p>
        </text:list-item>
      </text:list>
      <text:p text:style-name="P9"><text:span text:style-name="T3">Answer:</text:span></text:p>
      <text:p text:style-name="P61">Requirement<text:span text:style-name="T13"> </text:span>analysis<text:span text:style-name="T13"> </text:span>helps<text:span text:style-name="T13"> </text:span>to<text:span text:style-name="T21"> </text:span>clearly<text:span text:style-name="T8"> </text:span>define<text:span text:style-name="T8"> </text:span>the<text:span text:style-name="T21"> </text:span>problem, objectives, and user needs. It sets the foundation for the entire development process by ensuring that the final product<text:span text:style-name="T9"> </text:span>meets user expectations and solves<text:span text:style-name="T9"> </text:span>the<text:span text:style-name="T12"> </text:span>intended <text:span text:style-name="T11">problem.</text:span></text:p>
      <text:p text:style-name="P86"><draw:g text:anchor-type="char" draw:z-index="22" draw:name="Group 149" draw:style-name="gr8"><draw:custom-shape draw:name="Graphic 150" draw:style-name="gr22" draw:text-style-name="P3" svg:width="5.7669in" svg:height="0.0224in" svg:x="1.5in" svg:y="0.1984in"><text:p/><draw:enhanced-geometry draw:mirror-horizontal="false" draw:mirror-vertical="false" drawooo:sub-view-size="5273040 20955" draw:text-areas="0 0 ?f0 ?f1" svg:viewBox="0 0 0 0" draw:type="ooxml-non-primitive" draw:enhanced-path="M 5273040 0 L 0 0 0 20955 5273040 20955 5273040 0 Z N"><draw:equation draw:name="f0" draw:formula="logwidth"/><draw:equation draw:name="f1" draw:formula="logheight"/></draw:enhanced-geometry></draw:custom-shape><draw:custom-shape draw:name="Graphic 151" draw:style-name="gr10" draw:text-style-name="P4" svg:width="0.0031in" svg:height="0.0031in" svg:x="7.2665in" svg:y="0.2004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152" draw:style-name="gr11" draw:text-style-name="P3" svg:width="5.7689in" svg:height="0.0197in" svg:x="1.5008in" svg:y="0.2004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153" draw:style-name="gr12" draw:text-style-name="P4" svg:width="0.0031in" svg:height="0.0161in" svg:x="7.2665in" svg:y="0.2039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154" draw:style-name="gr13" draw:text-style-name="P3" svg:width="0.0031in" svg:height="0.0031in" svg:x="1.5008in" svg:y="0.2205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55" draw:style-name="gr14" draw:text-style-name="P4" svg:width="5.7689in" svg:height="0.0031in" svg:x="1.5008in" svg:y="0.2205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text:continue-numbering="true" text:style-name="WWNum1">
        <text:list-item>
          <text:p text:style-name="P87"><text:span text:style-name="T1">What</text:span><text:span text:style-name="T14"> </text:span><text:span text:style-name="T1">is</text:span><text:span text:style-name="T6"> </text:span><text:span text:style-name="T1">the</text:span><text:span text:style-name="T5"> </text:span><text:span text:style-name="T1">role</text:span><text:span text:style-name="T6"> </text:span><text:span text:style-name="T1">of</text:span><text:span text:style-name="T5"> </text:span><text:span text:style-name="T1">software</text:span><text:span text:style-name="T14"> </text:span><text:span text:style-name="T1">analysis</text:span><text:span text:style-name="T6"> </text:span><text:span text:style-name="T1">in</text:span><text:span text:style-name="T16"> </text:span><text:span text:style-name="T1">the development process?</text:span></text:p>
        </text:list-item>
      </text:list>
      <text:p text:style-name="P18"><text:span text:style-name="T3">Answer:</text:span></text:p>
      <text:p text:style-name="P88">Software analysis involves understanding and breaking down<text:span text:style-name="T13"> </text:span>the<text:span text:style-name="T13"> </text:span>requirements and<text:span text:style-name="T18"> </text:span>functionalities of<text:span text:style-name="T12"> </text:span>the<text:span text:style-name="T18"> </text:span>system.<text:span text:style-name="T12"> </text:span>It helps in designing the architecture, identifying potential problems, and ensuring the software aligns with business goals and user needs.</text:p>
      <text:p text:style-name="P56"><draw:g text:anchor-type="char" draw:z-index="23" draw:name="Group 156" draw:style-name="gr15"><draw:custom-shape draw:name="Graphic 157" draw:style-name="gr9" draw:text-style-name="P3" svg:width="5.7669in" svg:height="0.0232in" svg:x="1.5in" svg:y="0.198in"><text:p/><draw:enhanced-geometry draw:mirror-horizontal="false" draw:mirror-vertical="false" drawooo:sub-view-size="5273040 20955" draw:text-areas="0 0 ?f0 ?f1" svg:viewBox="0 0 0 0" draw:type="ooxml-non-primitive" draw:enhanced-path="M 5273040 0 L 0 0 0 20955 5273040 20955 5273040 0 Z N"><draw:equation draw:name="f0" draw:formula="logwidth"/><draw:equation draw:name="f1" draw:formula="logheight"/></draw:enhanced-geometry></draw:custom-shape><draw:custom-shape draw:name="Graphic 158" draw:style-name="gr10" draw:text-style-name="P4" svg:width="0.0031in" svg:height="0.0031in" svg:x="7.2665in" svg:y="0.2008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159" draw:style-name="gr16" draw:text-style-name="P3" svg:width="5.7689in" svg:height="0.0205in" svg:x="1.5008in" svg:y="0.2008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160" draw:style-name="gr17" draw:text-style-name="P4" svg:width="0.0031in" svg:height="0.0169in" svg:x="7.2665in" svg:y="0.2043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161" draw:style-name="gr13" draw:text-style-name="P3" svg:width="0.0031in" svg:height="0.0031in" svg:x="1.5008in" svg:y="0.2217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62" draw:style-name="gr14" draw:text-style-name="P4" svg:width="5.7689in" svg:height="0.0031in" svg:x="1.5008in" svg:y="0.2217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xml:id="list101656072329261" text:continue-numbering="true" text:style-name="WWNum1">
        <text:list-item>
          <text:p text:style-name="P89"><text:span text:style-name="T1">What</text:span><text:span text:style-name="T4"> </text:span><text:span text:style-name="T1">are</text:span><text:span text:style-name="T2"> </text:span><text:span text:style-name="T1">the</text:span><text:span text:style-name="T3"> </text:span><text:span text:style-name="T1">key</text:span><text:span text:style-name="T15"> </text:span><text:span text:style-name="T1">elements</text:span><text:span text:style-name="T3"> </text:span><text:span text:style-name="T1">of</text:span><text:span text:style-name="T3"> </text:span><text:span text:style-name="T1">system design? </text:span><text:span text:style-name="T3">Answer:</text:span></text:p>
        </text:list-item>
      </text:list>
      <text:p text:style-name="P36">The<text:span text:style-name="T20"> </text:span>key<text:span text:style-name="T18"> </text:span>elements<text:span text:style-name="T13"> </text:span>of<text:span text:style-name="T21"> </text:span>system<text:span text:style-name="T17"> </text:span>design<text:span text:style-name="T11"> include:</text:span></text:p>
      <text:list xml:id="list3502980528" text:style-name="WWNum4">
        <text:list-item>
          <text:p text:style-name="P90"><text:span text:style-name="T1">Architecture</text:span><text:span text:style-name="T14"> </text:span><text:span text:style-name="T1">design</text:span>:<text:span text:style-name="T8"> </text:span>Defines<text:span text:style-name="T22"> </text:span>the<text:span text:style-name="T18"> </text:span>structure<text:span text:style-name="T17"> </text:span>and components of the system.</text:p>
        </text:list-item>
        <text:list-item>
          <text:p text:style-name="P91"><text:span text:style-name="T1">Database</text:span><text:span text:style-name="T31"> </text:span><text:span text:style-name="T1">design</text:span>:<text:span text:style-name="T10"> </text:span>Specifies<text:span text:style-name="T10"> </text:span>the<text:span text:style-name="T18"> </text:span>organization<text:span text:style-name="T18"> </text:span>of<text:span text:style-name="T17"> </text:span><text:span text:style-name="T11">data.</text:span></text:p>
        </text:list-item>
        <text:list-item>
          <text:p text:style-name="P92"><text:span text:style-name="T1">User</text:span><text:span text:style-name="T4"> </text:span><text:span text:style-name="T1">interface</text:span><text:span text:style-name="T16"> </text:span><text:span text:style-name="T1">(UI)</text:span><text:span text:style-name="T30"> </text:span><text:span text:style-name="T1">design</text:span>:<text:span text:style-name="T9"> </text:span>Determines<text:span text:style-name="T12"> </text:span>how<text:span text:style-name="T18"> </text:span>the<text:span text:style-name="T13"> </text:span>system interacts with users.</text:p>
        </text:list-item>
        <text:list-item>
          <text:p text:style-name="P93"><text:span text:style-name="T1">Component</text:span><text:span text:style-name="T30"> </text:span><text:span text:style-name="T1">design</text:span>: Describes<text:span text:style-name="T13"> </text:span>how<text:span text:style-name="T21"> </text:span>each<text:span text:style-name="T8"> </text:span>part of the system will function.</text:p>
        </text:list-item>
      </text:list>
      <text:p text:style-name="P16"><draw:g text:anchor-type="char" draw:z-index="24" draw:name="Group 163" draw:style-name="gr15"><draw:custom-shape draw:name="Graphic 164" draw:style-name="gr9" draw:text-style-name="P3" svg:width="5.7669in" svg:height="0.0232in" svg:x="1.5in" svg:y="0.1902in"><text:p/><draw:enhanced-geometry draw:mirror-horizontal="false" draw:mirror-vertical="false" drawooo:sub-view-size="5273040 20955" draw:text-areas="0 0 ?f0 ?f1" svg:viewBox="0 0 0 0" draw:type="ooxml-non-primitive" draw:enhanced-path="M 5273040 0 L 0 0 0 20955 5273040 20955 5273040 0 Z N"><draw:equation draw:name="f0" draw:formula="logwidth"/><draw:equation draw:name="f1" draw:formula="logheight"/></draw:enhanced-geometry></draw:custom-shape><draw:custom-shape draw:name="Graphic 165" draw:style-name="gr10" draw:text-style-name="P4" svg:width="0.0031in" svg:height="0.0031in" svg:x="7.2665in" svg:y="0.1909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166" draw:style-name="gr16" draw:text-style-name="P3" svg:width="5.7689in" svg:height="0.0205in" svg:x="1.5008in" svg:y="0.1909in"><text:p/><draw:enhanced-geometry draw:mirror-horizontal="false" draw:mirror-vertical="false" drawooo:sub-view-size="5274945 18415 5274945 18415" draw:text-areas="0 0 ?f0 ?f1" svg:viewBox="0 0 0 0" draw:type="ooxml-non-primitive" draw:enhanced-path="M 3035 3048 L 0 3048 0 18288 3035 18288 3035 3048 Z N M 5274818 0 L 5271770 0 5271770 3048 5274818 3048 5274818 0 Z N"><draw:equation draw:name="f0" draw:formula="logwidth"/><draw:equation draw:name="f1" draw:formula="logheight"/></draw:enhanced-geometry></draw:custom-shape><draw:custom-shape draw:name="Graphic 167" draw:style-name="gr17" draw:text-style-name="P4" svg:width="0.0031in" svg:height="0.0169in" svg:x="7.2665in" svg:y="0.1945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168" draw:style-name="gr13" draw:text-style-name="P3" svg:width="0.0031in" svg:height="0.0031in" svg:x="1.5008in" svg:y="0.2118in"><text:p/><draw:enhanced-geometry draw:mirror-horizontal="false" draw:mirror-vertical="false" drawooo:sub-view-size="3175 3175" draw:text-areas="0 0 ?f0 ?f1" svg:viewBox="0 0 0 0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169" draw:style-name="gr14" draw:text-style-name="P4" svg:width="5.7689in" svg:height="0.0031in" svg:x="1.5008in" svg:y="0.2118in"><text:p/><draw:enhanced-geometry draw:mirror-horizontal="false" draw:mirror-vertical="false" drawooo:sub-view-size="5274945 3175 5274945 3175" draw:text-areas="0 0 ?f0 ?f1" svg:viewBox="0 0 0 0" draw:type="ooxml-non-primitive" draw:enhanced-path="M 3035 0 L 0 0 0 3048 3035 3048 3035 0 Z N M 5274818 0 L 5271770 0 3048 0 3048 3048 5271770 3048 5274818 3048 5274818 0 Z N"><draw:equation draw:name="f0" draw:formula="logwidth"/><draw:equation draw:name="f1" draw:formula="logheight"/></draw:enhanced-geometry></draw:custom-shape></draw:g></text:p>
      <text:list text:continue-list="list101656072329261" text:style-name="WWNum1">
        <text:list-item>
          <text:p text:style-name="P94"><text:span text:style-name="T1">Why</text:span><text:span text:style-name="T33"> </text:span><text:span text:style-name="T1">is</text:span><text:span text:style-name="T3"> </text:span><text:span text:style-name="T1">software</text:span><text:span text:style-name="T2"> </text:span><text:span text:style-name="T1">testing</text:span><text:span text:style-name="T5"> </text:span><text:span text:style-name="T1">important? </text:span><text:span text:style-name="T3">Answer:</text:span></text:p>
        </text:list-item>
      </text:list>
      <text:p text:style-name="P36">Software<text:span text:style-name="T18"> </text:span>testing<text:span text:style-name="T23"> </text:span>ensures<text:span text:style-name="T18"> </text:span>that<text:span text:style-name="T18"> </text:span>the<text:span text:style-name="T23"> </text:span>program<text:span text:style-name="T11"> </text:span>works<text:span text:style-name="T21"> </text:span><text:span text:style-name="T12">as</text:span></text:p>
      <text:p text:style-name="P95">intended,<text:span text:style-name="T9"> </text:span>is<text:span text:style-name="T12"> </text:span>free<text:span text:style-name="T13"> </text:span>of<text:span text:style-name="T9"> </text:span>bugs,<text:span text:style-name="T9"> </text:span>and<text:span text:style-name="T23"> </text:span>meets<text:span text:style-name="T12"> </text:span>user<text:span text:style-name="T13"> </text:span>requirements.<text:span text:style-name="T12"> </text:span>It helps identify issues before deployment, improving the quality, reliability, and user experience of the software.</text:p>
      <text:p text:style-name="P96"><draw:g text:anchor-type="char" draw:z-index="25" draw:name="Group 170" draw:style-name="gr15"><draw:custom-shape draw:name="Graphic 171" draw:style-name="gr19" draw:text-style-name="P3" svg:width="5.7669in" svg:height="0.0248in" svg:x="1.5in" svg:y="0.2063in"><text:p/><draw:enhanced-geometry draw:mirror-horizontal="false" draw:mirror-vertical="false" drawooo:sub-view-size="5273040 21590" draw:text-areas="0 0 ?f0 ?f1" svg:viewBox="0 0 0 0" draw:type="ooxml-non-primitive" draw:enhanced-path="M 5273040 0 L 0 0 0 21577 5273040 21577 5273040 0 Z N"><draw:equation draw:name="f0" draw:formula="logwidth"/><draw:equation draw:name="f1" draw:formula="logheight"/></draw:enhanced-geometry></draw:custom-shape><draw:custom-shape draw:name="Graphic 172" draw:style-name="gr10" draw:text-style-name="P4" svg:width="0.0031in" svg:height="0.0031in" svg:x="7.2665in" svg:y="0.2079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173" draw:style-name="gr20" draw:text-style-name="P3" svg:width="5.7689in" svg:height="0.0213in" svg:x="1.5008in" svg:y="0.2079in"><text:p/><draw:enhanced-geometry draw:mirror-horizontal="false" draw:mirror-vertical="false" drawooo:sub-view-size="5274945 18415 5274945 18415" draw:text-areas="0 0 ?f0 ?f1" svg:viewBox="0 0 0 0" draw:type="ooxml-non-primitive" draw:enhanced-path="M 3035 3048 L 0 3048 0 18288 3035 18288 3035 3048 Z N M 5274818 0 L 5271770 0 5271770 3048 5274818 3048 5274818 0 Z N"><draw:equation draw:name="f0" draw:formula="logwidth"/><draw:equation draw:name="f1" draw:formula="logheight"/></draw:enhanced-geometry></draw:custom-shape><draw:custom-shape draw:name="Graphic 174" draw:style-name="gr21" draw:text-style-name="P4" svg:width="0.0031in" svg:height="0.0177in" svg:x="7.2665in" svg:y="0.211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175" draw:style-name="gr13" draw:text-style-name="P3" svg:width="0.0031in" svg:height="0.0031in" svg:x="1.5008in" svg:y="0.2291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76" draw:style-name="gr14" draw:text-style-name="P4" svg:width="5.7689in" svg:height="0.0031in" svg:x="1.5008in" svg:y="0.2291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xml:id="list101655934506603" text:continue-numbering="true" text:style-name="WWNum1">
        <text:list-item>
          <text:p text:style-name="P97"><text:span text:style-name="T1">What</text:span><text:span text:style-name="T5"> </text:span><text:span text:style-name="T1">types</text:span><text:span text:style-name="T5"> </text:span><text:span text:style-name="T1">of</text:span><text:span text:style-name="T16"> </text:span><text:span text:style-name="T1">software</text:span><text:span text:style-name="T25"> </text:span><text:span text:style-name="T1">maintenance</text:span><text:span text:style-name="T16"> </text:span><text:span text:style-name="T1">are</text:span><text:span text:style-name="T16"> </text:span><text:span text:style-name="T1">there? </text:span><text:span text:style-name="T3">Answer:</text:span></text:p>
        </text:list-item>
      </text:list>
      <text:list xml:id="list101655895922168" text:continue-list="list3502980528" text:style-name="WWNum4">
        <text:list-item>
          <text:p text:style-name="P98"><text:span text:style-name="T1">Corrective</text:span><text:span text:style-name="T35"> </text:span><text:span text:style-name="T1">maintenance</text:span>:<text:span text:style-name="T20"> </text:span>Fixes<text:span text:style-name="T22"> </text:span>errors<text:span text:style-name="T17"> </text:span>and<text:span text:style-name="T10"> </text:span><text:span text:style-name="T11">bugs.</text:span></text:p>
        </text:list-item>
        <text:list-item>
          <text:p text:style-name="P99"><text:span text:style-name="T1">Adaptive</text:span><text:span text:style-name="T2"> </text:span><text:span text:style-name="T1">maintenance</text:span>:<text:span text:style-name="T13"> </text:span>Updates<text:span text:style-name="T23"> </text:span>software<text:span text:style-name="T22"> </text:span>to<text:span text:style-name="T22"> </text:span>work<text:span text:style-name="T8"> </text:span>with new environments or technologies.</text:p>
        </text:list-item>
        <text:list-item>
          <text:p text:style-name="P100"><text:span text:style-name="T1">Perfective</text:span><text:span text:style-name="T26"> </text:span><text:span text:style-name="T1">maintenance</text:span>:<text:span text:style-name="T22"> </text:span>Improves<text:span text:style-name="T11"> </text:span>performance<text:span text:style-name="T17"> </text:span>or<text:span text:style-name="T20"> </text:span>adds new features.</text:p>
        </text:list-item>
        <text:list-item>
          <text:p text:style-name="P101"><text:span text:style-name="T1">Preventive</text:span><text:span text:style-name="T26"> </text:span><text:span text:style-name="T1">maintenance</text:span>:<text:span text:style-name="T22"> </text:span>Prevents<text:span text:style-name="T22"> </text:span>future<text:span text:style-name="T17"> </text:span>issues<text:span text:style-name="T11"> </text:span>by improving the software's quality and reliability.</text:p>
        </text:list-item>
      </text:list>
      <text:p text:style-name="P102"><draw:g text:anchor-type="char" draw:z-index="26" draw:name="Group 177" draw:style-name="gr15"><draw:custom-shape draw:name="Graphic 178" draw:style-name="gr9" draw:text-style-name="P3" svg:width="5.7669in" svg:height="0.0232in" svg:x="1.5in" svg:y="0.1917in"><text:p/><draw:enhanced-geometry draw:mirror-horizontal="false" draw:mirror-vertical="false" drawooo:sub-view-size="5273040 20955" draw:text-areas="0 0 ?f0 ?f1" svg:viewBox="0 0 0 0" draw:type="ooxml-non-primitive" draw:enhanced-path="M 5273040 0 L 0 0 0 20955 5273040 20955 5273040 0 Z N"><draw:equation draw:name="f0" draw:formula="logwidth"/><draw:equation draw:name="f1" draw:formula="logheight"/></draw:enhanced-geometry></draw:custom-shape><draw:custom-shape draw:name="Graphic 179" draw:style-name="gr10" draw:text-style-name="P4" svg:width="0.0031in" svg:height="0.0031in" svg:x="7.2665in" svg:y="0.1937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180" draw:style-name="gr16" draw:text-style-name="P3" svg:width="5.7689in" svg:height="0.0205in" svg:x="1.5008in" svg:y="0.1937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181" draw:style-name="gr17" draw:text-style-name="P4" svg:width="0.0031in" svg:height="0.0169in" svg:x="7.2665in" svg:y="0.1972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182" draw:style-name="gr13" draw:text-style-name="P3" svg:width="0.0031in" svg:height="0.0031in" svg:x="1.5008in" svg:y="0.2146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83" draw:style-name="gr14" draw:text-style-name="P4" svg:width="5.7689in" svg:height="0.0031in" svg:x="1.5008in" svg:y="0.2146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xml:id="list101656211251960" text:continue-list="list101655934506603" text:style-name="WWNum1">
        <text:list-item>
          <text:p text:style-name="P103"><text:span text:style-name="T1">What</text:span><text:span text:style-name="T4"> </text:span><text:span text:style-name="T1">are</text:span><text:span text:style-name="T2"> </text:span><text:span text:style-name="T1">the</text:span><text:span text:style-name="T3"> </text:span><text:span text:style-name="T1">key</text:span><text:span text:style-name="T33"> </text:span><text:span text:style-name="T1">differences</text:span><text:span text:style-name="T3"> </text:span><text:span text:style-name="T1">between</text:span><text:span text:style-name="T5"> </text:span><text:span text:style-name="T1">web and desktop applications?</text:span></text:p>
        </text:list-item>
      </text:list>
      <text:p text:style-name="P18"><text:span text:style-name="T3">Answer:</text:span></text:p>
      <text:list text:continue-list="list101655895922168" text:style-name="WWNum4">
        <text:list-item>
          <text:p text:style-name="P104"><text:span text:style-name="T1">Web</text:span><text:span text:style-name="T30"> </text:span><text:span text:style-name="T1">applications</text:span><text:span text:style-name="T25"> </text:span>run<text:span text:style-name="T17"> </text:span>in<text:span text:style-name="T22"> </text:span>a<text:span text:style-name="T23"> </text:span>web<text:span text:style-name="T21"> </text:span>browser<text:span text:style-name="T22"> </text:span>and<text:span text:style-name="T21"> </text:span>require<text:span text:style-name="T21"> </text:span><text:span text:style-name="T12">an</text:span></text:p>
        </text:list-item>
      </text:list>
      <text:p text:style-name="P72">internet<text:span text:style-name="T23"> </text:span>connection,<text:span text:style-name="T23"> </text:span>offering<text:span text:style-name="T20"> </text:span>easy<text:span text:style-name="T36"> </text:span>access<text:span text:style-name="T22"> </text:span>across<text:span text:style-name="T22"> </text:span><text:span text:style-name="T11">devices.</text:span></text:p>
      <text:list xml:id="list101656225323849" text:continue-numbering="true" text:style-name="WWNum4">
        <text:list-item>
          <text:p text:style-name="P105"><text:span text:style-name="T1">Desktop applications </text:span>are installed on local machines, offering<text:span text:style-name="T22"> </text:span>offline<text:span text:style-name="T20"> </text:span>functionality<text:span text:style-name="T21"> </text:span>but<text:span text:style-name="T13"> </text:span>requiring<text:span text:style-name="T22"> </text:span>installation<text:span text:style-name="T22"> </text:span>and limited cross-device compatibility.</text:p>
        </text:list-item>
      </text:list>
      <text:p text:style-name="P42"><draw:g text:anchor-type="char" draw:z-index="27" draw:name="Group 184" draw:style-name="gr23"><draw:custom-shape draw:name="Graphic 185" draw:style-name="gr18" draw:text-style-name="P3" svg:width="5.7669in" svg:height="0.024in" svg:x="1.5in" svg:y="0.1953in"><text:p/><draw:enhanced-geometry draw:mirror-horizontal="false" draw:mirror-vertical="false" drawooo:sub-view-size="5273040 20955" draw:text-areas="0 0 ?f0 ?f1" svg:viewBox="0 0 0 0" draw:type="ooxml-non-primitive" draw:enhanced-path="M 5273040 0 L 0 0 0 20955 5273040 20955 5273040 0 Z N"><draw:equation draw:name="f0" draw:formula="logwidth"/><draw:equation draw:name="f1" draw:formula="logheight"/></draw:enhanced-geometry></draw:custom-shape><draw:custom-shape draw:name="Graphic 186" draw:style-name="gr10" draw:text-style-name="P4" svg:width="0.0031in" svg:height="0.0031in" svg:x="7.2665in" svg:y="0.1953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187" draw:style-name="gr20" draw:text-style-name="P3" svg:width="5.7689in" svg:height="0.0213in" svg:x="1.5008in" svg:y="0.1953in"><text:p/><draw:enhanced-geometry draw:mirror-horizontal="false" draw:mirror-vertical="false" drawooo:sub-view-size="5274945 18415 5274945 18415" draw:text-areas="0 0 ?f0 ?f1" svg:viewBox="0 0 0 0" draw:type="ooxml-non-primitive" draw:enhanced-path="M 3035 3048 L 0 3048 0 18288 3035 18288 3035 3048 Z N M 5274818 0 L 5271770 0 5271770 3048 5274818 3048 5274818 0 Z N"><draw:equation draw:name="f0" draw:formula="logwidth"/><draw:equation draw:name="f1" draw:formula="logheight"/></draw:enhanced-geometry></draw:custom-shape><draw:custom-shape draw:name="Graphic 188" draw:style-name="gr21" draw:text-style-name="P4" svg:width="0.0031in" svg:height="0.0177in" svg:x="7.2665in" svg:y="0.1988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189" draw:style-name="gr13" draw:text-style-name="P3" svg:width="0.0031in" svg:height="0.0031in" svg:x="1.5008in" svg:y="0.2169in"><text:p/><draw:enhanced-geometry draw:mirror-horizontal="false" draw:mirror-vertical="false" drawooo:sub-view-size="3175 3175" draw:text-areas="0 0 ?f0 ?f1" svg:viewBox="0 0 0 0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190" draw:style-name="gr14" draw:text-style-name="P4" svg:width="5.7689in" svg:height="0.0031in" svg:x="1.5008in" svg:y="0.2169in"><text:p/><draw:enhanced-geometry draw:mirror-horizontal="false" draw:mirror-vertical="false" drawooo:sub-view-size="5274945 3175 5274945 3175" draw:text-areas="0 0 ?f0 ?f1" svg:viewBox="0 0 0 0" draw:type="ooxml-non-primitive" draw:enhanced-path="M 3035 0 L 0 0 0 3048 3035 3048 3035 0 Z N M 5274818 0 L 5271770 0 3048 0 3048 3048 5271770 3048 5274818 3048 5274818 0 Z N"><draw:equation draw:name="f0" draw:formula="logwidth"/><draw:equation draw:name="f1" draw:formula="logheight"/></draw:enhanced-geometry></draw:custom-shape></draw:g></text:p>
      <text:list xml:id="list101655553466013" text:continue-list="list101656211251960" text:style-name="WWNum1">
        <text:list-item>
          <text:p text:style-name="P106"><text:span text:style-name="T1">What</text:span><text:span text:style-name="T3"> </text:span><text:span text:style-name="T1">are</text:span><text:span text:style-name="T16"> </text:span><text:span text:style-name="T1">the</text:span><text:span text:style-name="T6"> </text:span><text:span text:style-name="T1">advantages</text:span><text:span text:style-name="T3"> </text:span><text:span text:style-name="T1">of</text:span><text:span text:style-name="T26"> </text:span><text:span text:style-name="T1">using</text:span><text:span text:style-name="T30"> </text:span><text:span text:style-name="T1">web</text:span><text:span text:style-name="T16"> </text:span><text:span text:style-name="T1">applications over desktop applications?</text:span></text:p>
        </text:list-item>
      </text:list>
      <text:p text:style-name="P18"><text:span text:style-name="T3">Answer:</text:span></text:p>
      <text:list xml:id="list101655353919164" text:continue-list="list101656225323849" text:style-name="WWNum4">
        <text:list-item>
          <text:p text:style-name="P107"><text:span text:style-name="T1">Accessibility</text:span>:<text:span text:style-name="T22"> </text:span>Web<text:span text:style-name="T17"> </text:span>applications<text:span text:style-name="T22"> </text:span>can<text:span text:style-name="T17"> </text:span>be<text:span text:style-name="T17"> </text:span>accessed<text:span text:style-name="T20"> </text:span>from any device with a browser.</text:p>
        </text:list-item>
        <text:list-item>
          <text:p text:style-name="P108"><text:span text:style-name="T1">No</text:span><text:span text:style-name="T4"> </text:span><text:span text:style-name="T1">installation</text:span><text:span text:style-name="T4"> </text:span><text:span text:style-name="T1">required</text:span>:<text:span text:style-name="T17"> </text:span>Users<text:span text:style-name="T17"> </text:span>don’t<text:span text:style-name="T11"> </text:span>need<text:span text:style-name="T18"> </text:span>to<text:span text:style-name="T12"> </text:span>install <text:span text:style-name="T11">software.</text:span></text:p>
        </text:list-item>
        <text:list-item>
          <text:p text:style-name="P109"><text:span text:style-name="T1">Automatic</text:span><text:span text:style-name="T35"> </text:span><text:span text:style-name="T1">updates</text:span>:<text:span text:style-name="T32"> </text:span>Web<text:span text:style-name="T32"> </text:span>apps<text:span text:style-name="T20"> </text:span>are<text:span text:style-name="T20"> </text:span>updated<text:span text:style-name="T24"> </text:span>centrally,<text:span text:style-name="T20"> </text:span><text:span text:style-name="T12">so</text:span></text:p>
        </text:list-item>
      </text:list>
      <text:p text:style-name="P110">users<text:span text:style-name="T17"> </text:span>always<text:span text:style-name="T17"> </text:span>access<text:span text:style-name="T10"> </text:span>the<text:span text:style-name="T18"> </text:span>latest<text:span text:style-name="T17"> </text:span><text:span text:style-name="T11">version.</text:span></text:p>
      <text:p text:style-name="P111"><draw:g text:anchor-type="char" draw:z-index="28" draw:name="Group 191" draw:style-name="gr15"><draw:custom-shape draw:name="Graphic 192" draw:style-name="gr18" draw:text-style-name="P3" svg:width="5.7669in" svg:height="0.024in" svg:x="1.5in" svg:y="0.239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193" draw:style-name="gr10" draw:text-style-name="P4" svg:width="0.0031in" svg:height="0.0031in" svg:x="7.2665in" svg:y="0.2406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194" draw:style-name="gr16" draw:text-style-name="P3" svg:width="5.7689in" svg:height="0.0205in" svg:x="1.5008in" svg:y="0.2406in"><text:p/><draw:enhanced-geometry draw:mirror-horizontal="false" draw:mirror-vertical="false" drawooo:sub-view-size="5274945 18415 5274945 18415" draw:text-areas="0 0 ?f0 ?f1" svg:viewBox="0 0 0 0" draw:type="ooxml-non-primitive" draw:enhanced-path="M 3035 3060 L 0 3060 0 18288 3035 18288 3035 3060 Z N M 5274818 0 L 5271770 0 5271770 3048 5274818 3048 5274818 0 Z N"><draw:equation draw:name="f0" draw:formula="logwidth"/><draw:equation draw:name="f1" draw:formula="logheight"/></draw:enhanced-geometry></draw:custom-shape><draw:custom-shape draw:name="Graphic 195" draw:style-name="gr17" draw:text-style-name="P4" svg:width="0.0031in" svg:height="0.0169in" svg:x="7.2665in" svg:y="0.2437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196" draw:style-name="gr13" draw:text-style-name="P3" svg:width="0.0031in" svg:height="0.0031in" svg:x="1.5008in" svg:y="0.261in"><text:p/><draw:enhanced-geometry draw:mirror-horizontal="false" draw:mirror-vertical="false" drawooo:sub-view-size="3175 3175" draw:text-areas="0 0 ?f0 ?f1" svg:viewBox="0 0 0 0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197" draw:style-name="gr14" draw:text-style-name="P4" svg:width="5.7689in" svg:height="0.0031in" svg:x="1.5008in" svg:y="0.261in"><text:p/><draw:enhanced-geometry draw:mirror-horizontal="false" draw:mirror-vertical="false" drawooo:sub-view-size="5274945 3175 5274945 3175" draw:text-areas="0 0 ?f0 ?f1" svg:viewBox="0 0 0 0" draw:type="ooxml-non-primitive" draw:enhanced-path="M 3035 0 L 0 0 0 3048 3035 3048 3035 0 Z N M 5274818 0 L 5271770 0 3048 0 3048 3048 5271770 3048 5274818 3048 5274818 0 Z N"><draw:equation draw:name="f0" draw:formula="logwidth"/><draw:equation draw:name="f1" draw:formula="logheight"/></draw:enhanced-geometry></draw:custom-shape></draw:g></text:p>
      <text:list text:continue-list="list101655553466013" text:style-name="WWNum1">
        <text:list-item>
          <text:p text:style-name="P112"><text:span text:style-name="T1">What</text:span><text:span text:style-name="T6"> </text:span><text:span text:style-name="T1">role</text:span><text:span text:style-name="T5"> </text:span><text:span text:style-name="T1">does</text:span><text:span text:style-name="T5"> </text:span><text:span text:style-name="T1">UI/UX</text:span><text:span text:style-name="T3"> </text:span><text:span text:style-name="T1">design</text:span><text:span text:style-name="T4"> </text:span><text:span text:style-name="T1">play</text:span><text:span text:style-name="T27"> </text:span><text:span text:style-name="T1">in application </text:span><text:span text:style-name="T3">development?</text:span></text:p>
        </text:list-item>
      </text:list>
      <text:p text:style-name="P18"><text:span text:style-name="T3">Answer:</text:span></text:p>
      <text:p text:style-name="P28">UI/UX<text:span text:style-name="T18"> </text:span>design<text:span text:style-name="T8"> </text:span>focuses<text:span text:style-name="T13"> </text:span>on<text:span text:style-name="T8"> </text:span>the<text:span text:style-name="T21"> </text:span>user<text:span text:style-name="T23"> </text:span>experience<text:span text:style-name="T8"> </text:span>and interface, ensuring that the application is visually</text:p>
      <text:p text:style-name="P113">appealing,<text:span text:style-name="T9"> </text:span>easy<text:span text:style-name="T18"> </text:span>to<text:span text:style-name="T9"> </text:span>navigate,<text:span text:style-name="T9"> </text:span>and<text:span text:style-name="T18"> </text:span>provides<text:span text:style-name="T9"> </text:span>a<text:span text:style-name="T21"> </text:span>seamless<text:span text:style-name="T12"> </text:span>and engaging experience for users.</text:p>
      <text:p text:style-name="P114"><draw:g text:anchor-type="char" draw:z-index="29" draw:name="Group 198" draw:style-name="gr15"><draw:custom-shape draw:name="Graphic 199" draw:style-name="gr19" draw:text-style-name="P3" svg:width="5.7669in" svg:height="0.0248in" svg:x="1.5in" svg:y="0.2008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200" draw:style-name="gr10" draw:text-style-name="P4" svg:width="0.0031in" svg:height="0.0031in" svg:x="7.2665in" svg:y="0.2024in"><text:p/><draw:enhanced-geometry draw:mirror-horizontal="false" draw:mirror-vertical="false" drawooo:sub-view-size="3175 3175" draw:text-areas="0 0 ?f0 ?f1" svg:viewBox="0 0 0 0" draw:type="ooxml-non-primitive" draw:enhanced-path="M 3048 0 L 0 0 0 3048 3048 3048 3048 0 Z N"><draw:equation draw:name="f0" draw:formula="logwidth"/><draw:equation draw:name="f1" draw:formula="logheight"/></draw:enhanced-geometry></draw:custom-shape><draw:custom-shape draw:name="Graphic 201" draw:style-name="gr20" draw:text-style-name="P3" svg:width="5.7689in" svg:height="0.0213in" svg:x="1.5008in" svg:y="0.2024in"><text:p/><draw:enhanced-geometry draw:mirror-horizontal="false" draw:mirror-vertical="false" drawooo:sub-view-size="5274945 18415 5274945 18415" draw:text-areas="0 0 ?f0 ?f1" svg:viewBox="0 0 0 0" draw:type="ooxml-non-primitive" draw:enhanced-path="M 3035 3060 L 0 3060 0 18288 3035 18288 3035 3060 Z N M 5274818 0 L 5271770 0 5271770 3048 5274818 3048 5274818 0 Z N"><draw:equation draw:name="f0" draw:formula="logwidth"/><draw:equation draw:name="f1" draw:formula="logheight"/></draw:enhanced-geometry></draw:custom-shape><draw:custom-shape draw:name="Graphic 202" draw:style-name="gr21" draw:text-style-name="P4" svg:width="0.0031in" svg:height="0.0177in" svg:x="7.2665in" svg:y="0.2055in"><text:p/><draw:enhanced-geometry draw:mirror-horizontal="false" draw:mirror-vertical="false" drawooo:sub-view-size="3175 15240" draw:text-areas="0 0 ?f0 ?f1" svg:viewBox="0 0 0 0" draw:type="ooxml-non-primitive" draw:enhanced-path="M 3048 0 L 0 0 0 15239 3048 15239 3048 0 Z N"><draw:equation draw:name="f0" draw:formula="logwidth"/><draw:equation draw:name="f1" draw:formula="logheight"/></draw:enhanced-geometry></draw:custom-shape><draw:custom-shape draw:name="Graphic 203" draw:style-name="gr13" draw:text-style-name="P3" svg:width="0.0031in" svg:height="0.0031in" svg:x="1.5008in" svg:y="0.2236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204" draw:style-name="gr14" draw:text-style-name="P4" svg:width="5.7689in" svg:height="0.0031in" svg:x="1.5008in" svg:y="0.2236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list text:continue-numbering="true" text:style-name="WWNum1">
        <text:list-item>
          <text:p text:style-name="P115"><text:span text:style-name="T1">What</text:span><text:span text:style-name="T4"> </text:span><text:span text:style-name="T1">are</text:span><text:span text:style-name="T2"> </text:span><text:span text:style-name="T1">the</text:span><text:span text:style-name="T14"> </text:span><text:span text:style-name="T1">differences</text:span><text:span text:style-name="T3"> </text:span><text:span text:style-name="T1">between</text:span><text:span text:style-name="T5"> </text:span><text:span text:style-name="T1">native</text:span><text:span text:style-name="T2"> </text:span><text:span text:style-name="T1">and hybrid mobile apps?</text:span></text:p>
        </text:list-item>
      </text:list>
      <text:p text:style-name="P76"><text:span text:style-name="T3">Answer:</text:span></text:p>
      <text:list text:continue-list="list101655353919164" text:style-name="WWNum4">
        <text:list-item>
          <text:p text:style-name="P116"><text:span text:style-name="T1">Native</text:span><text:span text:style-name="T3"> </text:span><text:span text:style-name="T1">apps </text:span>are<text:span text:style-name="T11"> </text:span>built<text:span text:style-name="T8"> </text:span>specifically<text:span text:style-name="T8"> </text:span>for<text:span text:style-name="T11"> </text:span>one<text:span text:style-name="T11"> </text:span>platform (iOS or Android)<text:span text:style-name="T22"> </text:span>using<text:span text:style-name="T20"> </text:span>platform-specific<text:span text:style-name="T17"> </text:span>programming<text:span text:style-name="T17"> </text:span>languages.</text:p>
        </text:list-item>
        <text:list-item>
          <text:p text:style-name="P117"><text:span text:style-name="T1">Hybrid</text:span><text:span text:style-name="T30"> </text:span><text:span text:style-name="T1">apps</text:span><text:span text:style-name="T14"> </text:span>are<text:span text:style-name="T24"> </text:span>cross-platform<text:span text:style-name="T22"> </text:span>apps<text:span text:style-name="T17"> </text:span>built<text:span text:style-name="T17"> </text:span>using<text:span text:style-name="T18"> </text:span><text:span text:style-name="T12">web</text:span></text:p>
        </text:list-item>
      </text:list>
      <text:p text:style-name="P118">technologies like HTML, CSS, and JavaScript, and wrapped<text:span text:style-name="T8"> </text:span>in<text:span text:style-name="T11"> </text:span>a<text:span text:style-name="T8"> </text:span>native<text:span text:style-name="T22"> </text:span>container<text:span text:style-name="T8"> </text:span>for<text:span text:style-name="T22"> </text:span>multiple<text:span text:style-name="T21"> </text:span>platforms.</text:p>
      <text:p text:style-name="P7"><draw:g text:anchor-type="char" draw:z-index="30" draw:name="Group 205" draw:style-name="gr8"><draw:custom-shape draw:name="Graphic 206" draw:style-name="gr19" draw:text-style-name="P3" svg:width="5.7669in" svg:height="0.0248in" svg:x="1.5in" svg:y="0.2in"><text:p/><draw:enhanced-geometry draw:mirror-horizontal="false" draw:mirror-vertical="false" drawooo:sub-view-size="5273040 21590" draw:text-areas="0 0 ?f0 ?f1" svg:viewBox="0 0 0 0" draw:type="ooxml-non-primitive" draw:enhanced-path="M 5273040 0 L 0 0 0 21590 5273040 21590 5273040 0 Z N"><draw:equation draw:name="f0" draw:formula="logwidth"/><draw:equation draw:name="f1" draw:formula="logheight"/></draw:enhanced-geometry></draw:custom-shape><draw:custom-shape draw:name="Graphic 207" draw:style-name="gr10" draw:text-style-name="P4" svg:width="0.0031in" svg:height="0.0031in" svg:x="7.2665in" svg:y="0.2035in"><text:p/><draw:enhanced-geometry draw:mirror-horizontal="false" draw:mirror-vertical="false" drawooo:sub-view-size="3175 3175" draw:text-areas="0 0 ?f0 ?f1" svg:viewBox="0 0 0 0" draw:type="ooxml-non-primitive" draw:enhanced-path="M 3048 0 L 0 0 0 3047 3048 3047 3048 0 Z N"><draw:equation draw:name="f0" draw:formula="logwidth"/><draw:equation draw:name="f1" draw:formula="logheight"/></draw:enhanced-geometry></draw:custom-shape><draw:custom-shape draw:name="Graphic 208" draw:style-name="gr20" draw:text-style-name="P3" svg:width="5.7689in" svg:height="0.0213in" svg:x="1.5008in" svg:y="0.2035in"><text:p/><draw:enhanced-geometry draw:mirror-horizontal="false" draw:mirror-vertical="false" drawooo:sub-view-size="5274945 18415 5274945 18415" draw:text-areas="0 0 ?f0 ?f1" svg:viewBox="0 0 0 0" draw:type="ooxml-non-primitive" draw:enhanced-path="M 3035 3035 L 0 3035 0 18275 3035 18275 3035 3035 Z N M 5274818 0 L 5271770 0 5271770 3035 5274818 3035 5274818 0 Z N"><draw:equation draw:name="f0" draw:formula="logwidth"/><draw:equation draw:name="f1" draw:formula="logheight"/></draw:enhanced-geometry></draw:custom-shape><draw:custom-shape draw:name="Graphic 209" draw:style-name="gr21" draw:text-style-name="P4" svg:width="0.0031in" svg:height="0.0177in" svg:x="7.2665in" svg:y="0.2063in"><text:p/><draw:enhanced-geometry draw:mirror-horizontal="false" draw:mirror-vertical="false" drawooo:sub-view-size="3175 15240" draw:text-areas="0 0 ?f0 ?f1" svg:viewBox="0 0 0 0" draw:type="ooxml-non-primitive" draw:enhanced-path="M 3048 0 L 0 0 0 15240 3048 15240 3048 0 Z N"><draw:equation draw:name="f0" draw:formula="logwidth"/><draw:equation draw:name="f1" draw:formula="logheight"/></draw:enhanced-geometry></draw:custom-shape><draw:custom-shape draw:name="Graphic 210" draw:style-name="gr13" draw:text-style-name="P3" svg:width="0.0031in" svg:height="0.0031in" svg:x="1.5008in" svg:y="0.2244in"><text:p/><draw:enhanced-geometry draw:mirror-horizontal="false" draw:mirror-vertical="false" drawooo:sub-view-size="3175 3175" draw:text-areas="0 0 ?f0 ?f1" svg:viewBox="0 0 0 0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211" draw:style-name="gr14" draw:text-style-name="P4" svg:width="5.7689in" svg:height="0.0031in" svg:x="1.5008in" svg:y="0.2244in"><text:p/><draw:enhanced-geometry draw:mirror-horizontal="false" draw:mirror-vertical="false" drawooo:sub-view-size="5274945 3175 5274945 3175" draw:text-areas="0 0 ?f0 ?f1" svg:viewBox="0 0 0 0" draw:type="ooxml-non-primitive" draw:enhanced-path="M 3035 0 L 0 0 0 3035 3035 3035 3035 0 Z N M 5274818 0 L 5271770 0 3048 0 3048 3035 5271770 3035 5274818 3035 5274818 0 Z N"><draw:equation draw:name="f0" draw:formula="logwidth"/><draw:equation draw:name="f1" draw:formula="logheight"/></draw:enhanced-geometry></draw:custom-shape></draw:g></text:p>
      <text:p text:style-name="P119"/>
      <text:p text:style-name="P119"/>
      <text:p text:style-name="P119"/>
      <text:p text:style-name="P119"/>
      <text:p text:style-name="P120"><text:soft-page-break/>Here are the answers to the theory questions 30, 31, and 32 from your assignment:</text:p>
      <text:p text:style-name="P121"/>
      <text:h text:style-name="P122" text:outline-level="3"><text:span text:style-name="Strong_20_Emphasis"><text:span text:style-name="T37">30. What is the significance of DFDs in system analysis?</text:span></text:span></text:h>
      <text:p text:style-name="P123">A Data Flow Diagram (DFD) is a graphical representation of the flow of data within a system. It is significant in system analysis for the following reasons:</text:p>
      <text:list text:style-name="L1">
        <text:list-item>
          <text:p text:style-name="P124"><text:span text:style-name="Strong_20_Emphasis"><text:span text:style-name="T37">Clear Understanding:</text:span></text:span><text:span text:style-name="T37"> Helps in visualizing how data moves through different components of a system. </text:span></text:p>
        </text:list-item>
        <text:list-item>
          <text:p text:style-name="P124"><text:span text:style-name="Strong_20_Emphasis"><text:span text:style-name="T37">Identifying Gaps:</text:span></text:span><text:span text:style-name="T37"> Reveals potential bottlenecks or inefficiencies in the data flow. </text:span></text:p>
        </text:list-item>
        <text:list-item>
          <text:p text:style-name="P124"><text:span text:style-name="Strong_20_Emphasis"><text:span text:style-name="T37">Stakeholder Communication:</text:span></text:span><text:span text:style-name="T37"> Makes it easier for stakeholders, including non-technical ones, to understand the system's functionality. </text:span></text:p>
        </text:list-item>
        <text:list-item>
          <text:p text:style-name="P125"><text:span text:style-name="Strong_20_Emphasis"><text:span text:style-name="T37">System Design Foundation:</text:span></text:span><text:span text:style-name="T37"> Provides a solid blueprint for developing a robust system architecture. </text:span></text:p>
        </text:list-item>
      </text:list>
      <text:p text:style-name="P121"/>
      <text:h text:style-name="P122" text:outline-level="3"><text:span text:style-name="Strong_20_Emphasis"><text:span text:style-name="T37">31. What are the pros and cons of desktop applications compared to web applications?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6"><text:span text:style-name="Strong_20_Emphasis"><text:span text:style-name="T37">Aspect</text:span></text:span></text:p>
            </table:table-cell>
            <table:table-cell table:style-name="Table1.A1" office:value-type="string">
              <text:p text:style-name="P126"><text:span text:style-name="Strong_20_Emphasis"><text:span text:style-name="T37">Desktop Applications</text:span></text:span></text:p>
            </table:table-cell>
            <table:table-cell table:style-name="Table1.A1" office:value-type="string">
              <text:p text:style-name="P126"><text:span text:style-name="Strong_20_Emphasis"><text:span text:style-name="T37">Web Applications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27"><text:span text:style-name="Strong_20_Emphasis"><text:span text:style-name="T37">Pros</text:span></text:span></text:p>
          </table:table-cell>
          <table:table-cell table:style-name="Table1.A1" office:value-type="string">
            <text:p text:style-name="P128">- Work offline</text:p>
          </table:table-cell>
          <table:table-cell table:style-name="Table1.A1" office:value-type="string">
            <text:p text:style-name="P128">- Accessible from anywhere with an internet connection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128">- Better performance for resource-intensive tasks</text:p>
          </table:table-cell>
          <table:table-cell table:style-name="Table1.A1" office:value-type="string">
            <text:p text:style-name="P128">- No installation or updates required for users</text:p>
          </table:table-cell>
        </table:table-row>
        <table:table-row>
          <table:table-cell table:style-name="Table1.A1" office:value-type="string">
            <text:p text:style-name="P127"><text:span text:style-name="Strong_20_Emphasis"><text:span text:style-name="T37">Cons</text:span></text:span></text:p>
          </table:table-cell>
          <table:table-cell table:style-name="Table1.A1" office:value-type="string">
            <text:p text:style-name="P128">- Platform-dependent (e.g., Windows or macOS specific)</text:p>
          </table:table-cell>
          <table:table-cell table:style-name="Table1.A1" office:value-type="string">
            <text:p text:style-name="P128">- Requires internet connection for usage</text:p>
          </table:table-cell>
        </table:table-row>
        <table:table-row table:style-name="Table1.5"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128">- Regular updates may need user intervention</text:p>
          </table:table-cell>
          <table:table-cell table:style-name="Table1.A1" office:value-type="string">
            <text:p text:style-name="P128">- May not perform well for heavy tasks</text:p>
          </table:table-cell>
        </table:table-row>
      </table:table>
      <text:p text:style-name="P121"/>
      <text:h text:style-name="P122" text:outline-level="3"><text:span text:style-name="Strong_20_Emphasis"><text:span text:style-name="T37">32. How do flowcharts help in programming and system design?</text:span></text:span></text:h>
      <text:p text:style-name="P123">Flowcharts are beneficial in programming and system design for the following reasons:</text:p>
      <text:list text:style-name="L2">
        <text:list-item>
          <text:p text:style-name="P129"><text:span text:style-name="Strong_20_Emphasis"><text:span text:style-name="T37">Visual Clarity:</text:span></text:span><text:span text:style-name="T37"> Represent processes and logic visually, making them easier to understand. </text:span></text:p>
        </text:list-item>
        <text:list-item>
          <text:p text:style-name="P129"><text:span text:style-name="Strong_20_Emphasis"><text:span text:style-name="T37">Logical Framework:</text:span></text:span><text:span text:style-name="T37"> Help programmers plan the sequence of operations before coding begins. </text:span></text:p>
        </text:list-item>
        <text:list-item>
          <text:p text:style-name="P129"><text:span text:style-name="Strong_20_Emphasis"><text:span text:style-name="T37">Error Reduction:</text:span></text:span><text:span text:style-name="T37"> Facilitate debugging by pinpointing errors in the design phase. </text:span></text:p>
        </text:list-item>
        <text:list-item>
          <text:p text:style-name="P130"><text:span text:style-name="Strong_20_Emphasis"><text:span text:style-name="T37">Team Collaboration:</text:span></text:span><text:span text:style-name="T37"> Serve as a shared reference for teams </text:span><text:soft-page-break/><text:span text:style-name="T37">working on the same project. </text:span></text:p>
        </text:list-item>
      </text:list>
      <text:p text:style-name="P121"/>
      <text:p text:style-name="P123"/>
      <text:p text:style-name="P123"/>
      <text:p text:style-name="P1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swiss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3193in" fo:margin-top="0.0409in" fo:margin-bottom="0in" style:contextual-spacing="false"/>
      <style:text-properties style:font-name="Arial MT" fo:font-family="'Arial MT'" style:font-family-generic="swiss" style:font-pitch="variable" fo:font-size="16pt" fo:language="en" fo:country="US" style:font-name-asian="Arial MT1" style:font-family-asian="'Arial MT'" style:font-family-generic-asian="system" style:font-pitch-asian="variable" style:font-size-asian="16pt" style:language-asian="en" style:country-asian="US" style:font-name-complex="Arial MT1" style:font-family-complex="'Arial MT'" style:font-family-generic-complex="system" style:font-pitch-complex="variable" style:font-size-complex="16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0.3193in" fo:margin-top="0.0681in" fo:margin-bottom="0in" style:contextual-spacing="false" fo:text-indent="-0.2508in" style:auto-text-indent="false"/>
      <style:text-properties style:font-name="Arial MT" fo:font-family="'Arial MT'" style:font-family-generic="swiss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etter-spacing="normal" fo:language="en" fo:country="US" fo:font-style="normal" fo:font-weight="normal" style:font-name-asian="Symbol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" fo:font-family="'Arial MT'" style:font-family-generic="swiss" style:font-pitch="variable" fo:font-size="16pt" fo:letter-spacing="-0.0016in" fo:language="en" fo:country="US" fo:font-style="normal" fo:font-weight="normal" style:font-name-asian="Arial MT1" style:font-family-asian="'Arial MT'" style:font-family-generic-asian="system" style:font-pitch-asian="variable" style:font-size-asian="16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6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0pt" fo:letter-spacing="normal" fo:language="en" fo:country="US" fo:font-style="normal" fo:font-weight="normal" style:font-name-asian="Symbol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Arial" fo:font-family="Arial" style:font-family-generic="swiss" style:font-pitch="variable" fo:font-size="16pt" fo:letter-spacing="-0.0016in" fo:language="en" fo:country="US" fo:font-style="normal" fo:font-weight="bold" style:font-name-asian="Arial1" style:font-family-asian="Arial" style:font-family-generic-asian="system" style:font-pitch-asian="variable" style:font-size-asian="16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6pt" style:language-complex="ar" style:country-complex="SA" style:font-style-complex="normal" style:font-weight-complex="bold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08in" fo:margin-left="0.320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0.8972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1.4756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2.0543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2.6319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3.210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3.789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4.3665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4.945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08in" fo:margin-left="0.3201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0.8972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1.4756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2.0543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2.6319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3.2102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3.789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4.3665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4.945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08in" fo:margin-left="0.320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0.8972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1.4756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2.0543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2.6319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3.2102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3.789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4.3665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4.945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472in" fo:margin-left="0.3201in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472in" fo:margin-left="0.8972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472in" fo:margin-left="1.4756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472in" fo:margin-left="2.0543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472in" fo:margin-left="2.6319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472in" fo:margin-left="3.2102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472in" fo:margin-left="3.789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472in" fo:margin-left="4.3665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472in" fo:margin-left="4.945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margin-left="0in" fo:margin-right="0in" fo:margin-top="0in" fo:margin-bottom="0in" style:contextual-spacing="false" fo:line-height="6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83in" fo:margin-bottom="0in" style:contextual-spacing="false" fo:text-align="start" style:justify-single-word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font-size="12pt" style:font-size-asian="12pt"/>
    </style:style>
    <style:style style:name="MT3" style:family="text">
      <style:text-properties fo:font-size="12pt" fo:letter-spacing="-0.0008in" style:font-size-asian="12pt"/>
    </style:style>
    <style:style style:name="MT4" style:family="text">
      <style:text-properties fo:font-size="12pt" fo:letter-spacing="-0.0016in" style:font-size-asian="12pt"/>
    </style:style>
    <style:style style:name="MT5" style:family="text">
      <style:text-properties fo:font-size="12pt" fo:letter-spacing="0.0008in" style:font-size-asian="12pt"/>
    </style:style>
    <style:style style:name="MT6" style:family="text">
      <style:text-properties fo:font-size="12pt" fo:letter-spacing="-0.0043in" style:font-size-asian="12pt"/>
    </style:style>
    <style:style style:name="MT7" style:family="text">
      <style:text-properties fo:font-size="12pt" fo:letter-spacing="-0.002in" style:font-size-asian="12pt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2154in" fo:min-width="3.0209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29in" fo:margin-bottom="0.1945in" fo:margin-left="1.1807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74in" fo:margin-left="0in" fo:margin-right="0in" fo:margin-bottom="0.3984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4929in" fo:margin-bottom="0.1945in" fo:margin-left="1.1807in" fo:margin-right="0.9839in" style:writing-mode="lr-tb" style:layout-grid-color="#c0c0c0" style:layout-grid-lines="268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74in" fo:margin-left="0in" fo:margin-right="0in" fo:margin-bottom="0.39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1" draw:name="Textbox 1" draw:style-name="Mgr1" draw:text-style-name="MP3" svg:width="3.0205in" svg:height="0.215in" svg:x="0.9866in" svg:y="0.4783in"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31" draw:name="Textbox 2" draw:style-name="Mgr1" draw:text-style-name="MP3" svg:width="3.0205in" svg:height="0.215in" svg:x="0.9866in" svg:y="0.4783in"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.9866in" svg:y="0.4783in" svg:width="3.0217in" svg:height="0.2161in" draw:z-index="0"><draw:text-box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/draw:text-box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32" draw:name="Textbox 3" draw:style-name="Mgr1" draw:text-style-name="MP3" svg:width="3.0205in" svg:height="0.215in" svg:x="0.9866in" svg:y="0.4783in"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" style:page-layout-name="Mpm2" draw:style-name="Mdp1">
      <style:header>
        <text:p text:style-name="MP1" loext:marker-style-name="MT1"><draw:custom-shape text:anchor-type="char" draw:z-index="33" draw:name="Textbox 4" draw:style-name="Mgr1" draw:text-style-name="MP3" svg:width="3.0205in" svg:height="0.215in" svg:x="0.9866in" svg:y="0.4783in"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4" style:page-layout-name="Mpm2" draw:style-name="Mdp1">
      <style:header>
        <text:p text:style-name="MP1" loext:marker-style-name="MT1"><draw:custom-shape text:anchor-type="char" draw:z-index="35" draw:name="Textbox 5" draw:style-name="Mgr1" draw:text-style-name="MP3" svg:width="3.0205in" svg:height="0.215in" svg:x="0.9866in" svg:y="0.4783in"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5" style:page-layout-name="Mpm2" draw:style-name="Mdp1">
      <style:header>
        <text:p text:style-name="MP1" loext:marker-style-name="MT1"><draw:custom-shape text:anchor-type="char" draw:z-index="36" draw:name="Textbox 6" draw:style-name="Mgr1" draw:text-style-name="MP3" svg:width="3.0205in" svg:height="0.215in" svg:x="0.9866in" svg:y="0.4783in"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6" text:anchor-type="char" svg:x="0.9866in" svg:y="0.4783in" svg:width="3.0217in" svg:height="0.2154in" draw:z-index="0"><draw:text-box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/draw:text-box></draw:frame></text:p>
      </style:header>
    </style:master-page>
    <style:master-page style:name="Converted6" style:page-layout-name="Mpm2" draw:style-name="Mdp1">
      <style:header>
        <text:p text:style-name="MP1" loext:marker-style-name="MT1"><draw:custom-shape text:anchor-type="char" draw:z-index="37" draw:name="Textbox 7" draw:style-name="Mgr1" draw:text-style-name="MP3" svg:width="3.0205in" svg:height="0.215in" svg:x="0.9866in" svg:y="0.4783in"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7" style:page-layout-name="Mpm2" draw:style-name="Mdp1">
      <style:header>
        <text:p text:style-name="MP1" loext:marker-style-name="MT1"><draw:custom-shape text:anchor-type="char" draw:z-index="38" draw:name="Textbox 8" draw:style-name="Mgr1" draw:text-style-name="MP3" svg:width="3.0205in" svg:height="0.215in" svg:x="0.9866in" svg:y="0.4783in"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8" style:page-layout-name="Mpm2" draw:style-name="Mdp1">
      <style:header>
        <text:p text:style-name="MP1" loext:marker-style-name="MT1"><draw:custom-shape text:anchor-type="char" draw:z-index="41" draw:name="Textbox 9" draw:style-name="Mgr1" draw:text-style-name="MP3" svg:width="3.0205in" svg:height="0.215in" svg:x="0.9866in" svg:y="0.4783in"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9" style:page-layout-name="Mpm2" draw:style-name="Mdp1">
      <style:header>
        <text:p text:style-name="MP1" loext:marker-style-name="MT1"><draw:custom-shape text:anchor-type="char" draw:z-index="42" draw:name="Textbox 10" draw:style-name="Mgr1" draw:text-style-name="MP3" svg:width="3.0205in" svg:height="0.215in" svg:x="0.9866in" svg:y="0.4783in"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0" text:anchor-type="char" svg:x="0.9866in" svg:y="0.4783in" svg:width="3.0217in" svg:height="0.2161in" draw:z-index="0"><draw:text-box><text:p text:style-name="MP2" loext:marker-style-name="MT2"><text:span text:style-name="MT2">Module</text:span><text:span text:style-name="MT3"> </text:span><text:span text:style-name="MT2">1</text:span><text:span text:style-name="MT4"> </text:span><text:span text:style-name="MT2">–</text:span><text:span text:style-name="MT5"> </text:span><text:span text:style-name="MT2">SE</text:span><text:span text:style-name="MT4"> </text:span><text:span text:style-name="MT2">– Overview</text:span><text:span text:style-name="MT6"> </text:span><text:span text:style-name="MT2">of IT</text:span><text:span text:style-name="MT7"> </text:span><text:span text:style-name="MT4">Industry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hivam tiwari</meta:initial-creator>
    <meta:creation-date>2025-04-09T04:07:37</meta:creation-date>
    <dc:date>2025-04-09T10:16:53.493583000</dc:date>
    <meta:editing-duration>PT10M59S</meta:editing-duration>
    <meta:generator>LibreOffice/25.2.2.2$Windows_X86_64 LibreOffice_project/7370d4be9e3cf6031a51beef54ff3bda878e3fac</meta:generator>
    <meta:editing-cycles>1</meta:editing-cycles>
    <meta:document-statistic meta:table-count="1" meta:image-count="0" meta:object-count="0" meta:page-count="11" meta:paragraph-count="168" meta:word-count="1814" meta:character-count="11889" meta:non-whitespace-character-count="10296"/>
    <meta:user-defined meta:name="AppVersion">12.0000</meta:user-defined>
    <meta:user-defined meta:name="Created" meta:value-type="date">2025-03-28T00:00:00</meta:user-defined>
    <meta:user-defined meta:name="Creator">Microsoft® Word 2016</meta:user-defined>
    <meta:user-defined meta:name="LastSaved" meta:value-type="date">2025-04-09T00:00:00</meta:user-defined>
    <meta:user-defined meta:name="Producer" meta:value-type="string">www.ilovepdf.com</meta:user-defined>
    <meta:template xlink:type="simple" xlink:actuate="onRequest" xlink:title="Normal" xlink:href=""/>
  </office:meta>
</office:document-meta>
</file>